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5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717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093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666666" fo:border="0.74pt solid #000000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666666" style:text-align-source="fix" style:repeat-content="false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333333" fo:border="0.74pt solid #000000" style:vertical-align="middle"/>
    </style:style>
    <style:style style:name="ce9" style:family="table-cell" style:parent-style-name="Default">
      <style:table-cell-properties fo:border="0.74pt solid #000000" style:vertical-align="middle"/>
    </style:style>
    <style:style style:name="ce10" style:family="table-cell" style:parent-style-name="Default">
      <style:table-cell-properties fo:background-color="#666666" fo:border="0.74pt solid #000000" style:vertical-align="middle"/>
    </style:style>
    <style:style style:name="ce11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in"/>
    </style:style>
    <style:style style:name="ce12" style:family="table-cell" style:parent-style-name="Default" style:data-style-name="N14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 style:data-style-name="N142">
      <style:table-cell-properties fo:background-color="#666666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 style:data-style-name="N1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#666666" style:text-align-source="fix" style:repeat-content="false" fo:border="0.74pt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ackground-color="#333333" style:text-align-source="fix" style:repeat-content="false" fo:wrap-option="wrap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666666"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table table:name="Round_by_Round" table:style-name="ta1">
        <table:table-column table:style-name="co1" table:number-columns-repeated="2" table:default-cell-style-name="ce4"/>
        <table:table-column table:style-name="co2" table:default-cell-style-name="ce6"/>
        <table:table-row table:style-name="ro1">
          <table:table-cell table:style-name="ce1" office:value-type="string" calcext:value-type="string">
            <text:p>Higher Seed</text:p>
          </table:table-cell>
          <table:table-cell table:style-name="ce1" office:value-type="string" calcext:value-type="string">
            <text:p>Lower Seed</text:p>
          </table:table-cell>
          <table:table-cell table:style-name="ce1" office:value-type="string" calcext:value-type="string">
            <text:p>Handicap</text:p>
          </table:table-cell>
        </table:table-row>
        <table:table-row table:style-name="ro2">
          <table:table-cell table:style-name="ce2" table:number-columns-spanned="3" table:number-rows-spanned="1"/>
          <table:covered-table-cell/>
          <table:covered-table-cell table:style-name="ce4"/>
        </table:table-row>
        <table:table-row table:style-name="ro1">
          <table:table-cell table:style-name="ce3" office:value-type="string" calcext:value-type="string" table:number-columns-spanned="3" table:number-rows-spanned="1">
            <text:p>Round 1</text:p>
          </table:table-cell>
          <table:covered-table-cell/>
          <table:covered-table-cell table:style-name="ce4"/>
        </table:table-row>
        <table:table-row table:style-name="ro1">
          <table:table-cell office:value-type="string" calcext:value-type="string">
            <text:p>AngelR</text:p>
          </table:table-cell>
          <table:table-cell office:value-type="string" calcext:value-type="string">
            <text:p>wisenat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chanchilaru</text:p>
          </table:table-cell>
          <table:table-cell table:style-name="ce5" office:value-type="string" calcext:value-type="string">
            <text:p>__oladushe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string" calcext:value-type="string">
            <text:p>PL_Hitor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eonovoo</text:p>
          </table:table-cell>
          <table:table-cell table:style-name="ce5" office:value-type="string" calcext:value-type="string">
            <text:p>kiritastrich 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-FORCE</text:p>
          </table:table-cell>
          <table:table-cell office:value-type="string" calcext:value-type="string">
            <text:p>Hydu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axymczech</text:p>
          </table:table-cell>
          <table:table-cell table:style-name="ce5" office:value-type="string" calcext:value-type="string">
            <text:p>Jskillz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string" calcext:value-type="string">
            <text:p>LoreDe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NDÃO</text:p>
          </table:table-cell>
          <table:table-cell table:style-name="ce5" office:value-type="string" calcext:value-type="string">
            <text:p>xRavyn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string" calcext:value-type="string">
            <text:p>JagWarri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etalmania</text:p>
          </table:table-cell>
          <table:table-cell table:style-name="ce5" office:value-type="string" calcext:value-type="string">
            <text:p>Alexande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Flying Mo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idzumi</text:p>
          </table:table-cell>
          <table:table-cell table:style-name="ce5" office:value-type="string" calcext:value-type="string">
            <text:p>Pl0tterGhost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string" calcext:value-type="string">
            <text:p>benderandchil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Johnny Walrus</text:p>
          </table:table-cell>
          <table:table-cell table:style-name="ce5" office:value-type="string" calcext:value-type="string">
            <text:p>PlushWerewolf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string" calcext:value-type="string">
            <text:p>Banana Philosoph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elkross</text:p>
          </table:table-cell>
          <table:table-cell table:style-name="ce5" office:value-type="string" calcext:value-type="string">
            <text:p>Ezioauditore010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string" calcext:value-type="string">
            <text:p>KorDim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Mokoto</text:p>
          </table:table-cell>
          <table:table-cell table:style-name="ce5" office:value-type="string" calcext:value-type="string">
            <text:p>thenagraj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style-name="ce2" table:number-columns-spanned="3" table:number-rows-spanned="1"/>
          <table:covered-table-cell table:number-columns-repeated="2"/>
        </table:table-row>
        <table:table-row table:style-name="ro1">
          <table:table-cell table:style-name="ce3" office:value-type="string" calcext:value-type="string" table:number-columns-spanned="3" table:number-rows-spanned="1">
            <text:p>Round 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ngelR</text:p>
          </table:table-cell>
          <table:table-cell office:value-type="string" calcext:value-type="string">
            <text:p>chanchilaru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5" office:value-type="string" calcext:value-type="string">
            <text:p>e1sTea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string" calcext:value-type="string">
            <text:p>leonovo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PL_Hitorek</text:p>
          </table:table-cell>
          <table:table-cell table:style-name="ce5" office:value-type="string" calcext:value-type="string">
            <text:p>Bo-FORC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string" calcext:value-type="string">
            <text:p>maxymczech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Hydur</text:p>
          </table:table-cell>
          <table:table-cell table:style-name="ce5" office:value-type="string" calcext:value-type="string">
            <text:p>Qeetsa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string" calcext:value-type="string">
            <text:p>ANDÃ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LoreDek</text:p>
          </table:table-cell>
          <table:table-cell table:style-name="ce5" office:value-type="string" calcext:value-type="string">
            <text:p>The Otter On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string" calcext:value-type="string">
            <text:p>Metalman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JagWarrior</text:p>
          </table:table-cell>
          <table:table-cell table:style-name="ce5" office:value-type="string" calcext:value-type="string">
            <text:p>Empire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string" calcext:value-type="string">
            <text:p>Midzu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5" office:value-type="string" calcext:value-type="string">
            <text:p>Chipmunk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string" calcext:value-type="string">
            <text:p>Johnny Walru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enderandchill</text:p>
          </table:table-cell>
          <table:table-cell table:style-name="ce5" office:value-type="string" calcext:value-type="string">
            <text:p>ajeoma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string" calcext:value-type="string">
            <text:p>Belkro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Banana Philosopher</text:p>
          </table:table-cell>
          <table:table-cell table:style-name="ce5" office:value-type="string" calcext:value-type="string">
            <text:p>forteraiger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string" calcext:value-type="string">
            <text:p>Mokot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KorDimon</text:p>
          </table:table-cell>
          <table:table-cell table:style-name="ce5" office:value-type="string" calcext:value-type="string">
            <text:p>thenagraj</text:p>
          </table:table-cell>
          <table:table-cell table:style-name="ce7" office:value-type="float" office:value="0" calcext:value-type="float">
            <text:p>0</text:p>
          </table:table-cell>
        </table:table-row>
      </table:table>
      <table:table table:name="Seeding_Summary" table:style-name="ta1">
        <table:table-column table:style-name="co1" table:default-cell-style-name="ce9"/>
        <table:table-column table:style-name="co4" table:default-cell-style-name="ce12"/>
        <table:table-column table:style-name="co5" table:default-cell-style-name="ce12"/>
        <table:table-column table:style-name="co6" table:default-cell-style-name="ce14"/>
        <table:table-column table:style-name="co7" table:number-columns-repeated="3" table:default-cell-style-name="ce12"/>
        <table:table-row table:style-name="ro1">
          <table:table-cell table:style-name="ce3" office:value-type="string" calcext:value-type="string" table:number-columns-spanned="1" table:number-rows-spanned="2">
            <text:p>Name</text:p>
          </table:table-cell>
          <table:table-cell table:style-name="ce3" office:value-type="string" calcext:value-type="string" table:number-columns-spanned="2" table:number-rows-spanned="1">
            <text:p>Game Rate</text:p>
          </table:table-cell>
          <table:covered-table-cell table:style-name="ce8"/>
          <table:table-cell table:style-name="ce11" office:value-type="string" calcext:value-type="string">
            <text:p>Behavior Factor</text:p>
          </table:table-cell>
          <table:table-cell table:style-name="ce11" office:value-type="string" calcext:value-type="string">
            <text:p>Tournament Elo</text:p>
          </table:table-cell>
          <table:table-cell table:style-name="ce11" office:value-type="string" calcext:value-type="string">
            <text:p>Ranked Elo</text:p>
          </table:table-cell>
          <table:table-cell table:style-name="ce11" office:value-type="string" calcext:value-type="string">
            <text:p>Final Elo</text:p>
          </table:table-cell>
        </table:table-row>
        <table:table-row table:style-name="ro1">
          <table:covered-table-cell table:style-name="ce8"/>
          <table:table-cell table:style-name="ce11" office:value-type="string" calcext:value-type="string">
            <text:p>League</text:p>
          </table:table-cell>
          <table:table-cell table:style-name="ce11" office:value-type="string" calcext:value-type="string">
            <text:p>Ranked</text:p>
          </table:table-cell>
          <table:table-cell table:style-name="ce11" office:value-type="string" calcext:value-type="string">
            <text:p>Tournament %</text:p>
          </table:table-cell>
          <table:table-cell table:style-name="ce11" office:value-type="string" calcext:value-type="string">
            <text:p>Historical</text:p>
          </table:table-cell>
          <table:table-cell table:style-name="ce11" office:value-type="string" calcext:value-type="string">
            <text:p>Point 3/4</text:p>
          </table:table-cell>
          <table:table-cell table:style-name="ce11" office:value-type="string" calcext:value-type="string">
            <text:p>Complement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4.33333333333333" calcext:value-type="float">
            <text:p>4.3</text:p>
          </table:table-cell>
          <table:table-cell office:value-type="float" office:value="164.5" calcext:value-type="float">
            <text:p>164.5</text:p>
          </table:table-cell>
          <table:table-cell office:value-type="percentage" office:value="0.0000157299102627739" calcext:value-type="percentage">
            <text:p>0.00%</text:p>
          </table:table-cell>
          <table:table-cell office:value-type="float" office:value="2173.0688107609" calcext:value-type="float">
            <text:p>2173.1</text:p>
          </table:table-cell>
          <table:table-cell office:value-type="float" office:value="2392.03479881339" calcext:value-type="float">
            <text:p>2392.0</text:p>
          </table:table-cell>
          <table:table-cell office:value-type="float" office:value="2392.03135449805" calcext:value-type="float">
            <text:p>2392.0</text:p>
          </table:table-cell>
        </table:table-row>
        <table:table-row table:style-name="ro1">
          <table:table-cell table:style-name="ce10" office:value-type="string" calcext:value-type="string">
            <text:p>wisenatic</text:p>
          </table:table-cell>
          <table:table-cell table:style-name="ce13" office:value-type="float" office:value="7.93333333333333" calcext:value-type="float">
            <text:p>7.9</text:p>
          </table:table-cell>
          <table:table-cell table:style-name="ce13" office:value-type="float" office:value="206.555555555556" calcext:value-type="float">
            <text:p>206.6</text:p>
          </table:table-cell>
          <table:table-cell table:style-name="ce15" office:value-type="percentage" office:value="0.000142059374544867" calcext:value-type="percentage">
            <text:p>0.01%</text:p>
          </table:table-cell>
          <table:table-cell table:style-name="ce13" office:value-type="float" office:value="2148.41082731013" calcext:value-type="float">
            <text:p>2148.4</text:p>
          </table:table-cell>
          <table:table-cell table:style-name="ce13" office:value-type="float" office:value="2357.02103849945" calcext:value-type="float">
            <text:p>2357.0</text:p>
          </table:table-cell>
          <table:table-cell table:style-name="ce13" office:value-type="float" office:value="2356.99140346332" calcext:value-type="float">
            <text:p>2357.0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7.8" calcext:value-type="float">
            <text:p>7.8</text:p>
          </table:table-cell>
          <table:table-cell office:value-type="float" office:value="165.444444444444" calcext:value-type="float">
            <text:p>165.4</text:p>
          </table:table-cell>
          <table:table-cell office:value-type="percentage" office:value="0.000419686402241604" calcext:value-type="percentage">
            <text:p>0.04%</text:p>
          </table:table-cell>
          <table:table-cell office:value-type="float" office:value="2173.97557142826" calcext:value-type="float">
            <text:p>2174.0</text:p>
          </table:table-cell>
          <table:table-cell office:value-type="float" office:value="2225.72893793893" calcext:value-type="float">
            <text:p>2225.7</text:p>
          </table:table-cell>
          <table:table-cell office:value-type="float" office:value="2225.70721775473" calcext:value-type="float">
            <text:p>2225.7</text:p>
          </table:table-cell>
        </table:table-row>
        <table:table-row table:style-name="ro1">
          <table:table-cell table:style-name="ce10" office:value-type="string" calcext:value-type="string">
            <text:p>e1sTea</text:p>
          </table:table-cell>
          <table:table-cell table:style-name="ce13" office:value-type="float" office:value="7.7" calcext:value-type="float">
            <text:p>7.7</text:p>
          </table:table-cell>
          <table:table-cell table:style-name="ce13" office:value-type="float" office:value="28.5555555555556" calcext:value-type="float">
            <text:p>28.6</text:p>
          </table:table-cell>
          <table:table-cell table:style-name="ce15" office:value-type="percentage" office:value="0.191262256991466" calcext:value-type="percentage">
            <text:p>19.13%</text:p>
          </table:table-cell>
          <table:table-cell table:style-name="ce13" office:value-type="float" office:value="2140.40016108643" calcext:value-type="float">
            <text:p>2140.4</text:p>
          </table:table-cell>
          <table:table-cell table:style-name="ce13" office:value-type="float" office:value="2101.19709210284" calcext:value-type="float">
            <text:p>2101.2</text:p>
          </table:table-cell>
          <table:table-cell table:style-name="ce13" office:value-type="float" office:value="2108.69515955763" calcext:value-type="float">
            <text:p>2108.7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8.30769230769231" calcext:value-type="float">
            <text:p>8.3</text:p>
          </table:table-cell>
          <table:table-cell office:value-type="float" office:value="17.4444444444444" calcext:value-type="float">
            <text:p>17.4</text:p>
          </table:table-cell>
          <table:table-cell office:value-type="percentage" office:value="0.472550076135951" calcext:value-type="percentage">
            <text:p>47.26%</text:p>
          </table:table-cell>
          <table:table-cell office:value-type="float" office:value="2059.88075610051" calcext:value-type="float">
            <text:p>2059.9</text:p>
          </table:table-cell>
          <table:table-cell office:value-type="float" office:value="2099.3664294562" calcext:value-type="float">
            <text:p>2099.4</text:p>
          </table:table-cell>
          <table:table-cell office:value-type="float" office:value="2080.70747150569" calcext:value-type="float">
            <text:p>2080.7</text:p>
          </table:table-cell>
        </table:table-row>
        <table:table-row table:style-name="ro1">
          <table:table-cell table:style-name="ce10" office:value-type="string" calcext:value-type="string">
            <text:p>PL_Hitorek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163.666666666667" calcext:value-type="float">
            <text:p>163.7</text:p>
          </table:table-cell>
          <table:table-cell table:style-name="ce15" office:value-type="percentage" office:value="0.00116201983388092" calcext:value-type="percentage">
            <text:p>0.12%</text:p>
          </table:table-cell>
          <table:table-cell table:number-columns-repeated="3" table:style-name="ce13" office:value-type="float" office:value="1960.10243681951" calcext:value-type="float">
            <text:p>1960.1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6.6" calcext:value-type="float">
            <text:p>6.6</text:p>
          </table:table-cell>
          <table:table-cell office:value-type="float" office:value="16" calcext:value-type="float">
            <text:p>16.0</text:p>
          </table:table-cell>
          <table:table-cell office:value-type="percentage" office:value="0.392789888068126" calcext:value-type="percentage">
            <text:p>39.28%</text:p>
          </table:table-cell>
          <table:table-cell office:value-type="float" office:value="1808.41921358396" calcext:value-type="float">
            <text:p>1808.4</text:p>
          </table:table-cell>
          <table:table-cell office:value-type="float" office:value="1966.4912996458" calcext:value-type="float">
            <text:p>1966.5</text:p>
          </table:table-cell>
          <table:table-cell office:value-type="float" office:value="1904.40218265487" calcext:value-type="float">
            <text:p>1904.4</text:p>
          </table:table-cell>
        </table:table-row>
        <table:table-row table:style-name="ro1">
          <table:table-cell table:style-name="ce10" office:value-type="string" calcext:value-type="string">
            <text:p>Bo-FORCE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5" office:value-type="percentage" office:value="0" calcext:value-type="percentage">
            <text:p>0.00%</text:p>
          </table:table-cell>
          <table:table-cell table:number-columns-repeated="3" table:style-name="ce13" office:value-type="float" office:value="1887.13722466342" calcext:value-type="float">
            <text:p>1887.1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3" calcext:value-type="float">
            <text:p>3.0</text:p>
          </table:table-cell>
          <table:table-cell office:value-type="float" office:value="586" calcext:value-type="float">
            <text:p>586.0</text:p>
          </table:table-cell>
          <table:table-cell office:value-type="percentage" office:value="0.0000000000460730897877681" calcext:value-type="percentage">
            <text:p>0.00%</text:p>
          </table:table-cell>
          <table:table-cell office:value-type="float" office:value="1763.40648490783" calcext:value-type="float">
            <text:p>1763.4</text:p>
          </table:table-cell>
          <table:table-cell office:value-type="float" office:value="1867.88870084245" calcext:value-type="float">
            <text:p>1867.9</text:p>
          </table:table-cell>
          <table:table-cell office:value-type="float" office:value="1867.88870083764" calcext:value-type="float">
            <text:p>1867.9</text:p>
          </table:table-cell>
        </table:table-row>
        <table:table-row table:style-name="ro1">
          <table:table-cell table:style-name="ce10" office:value-type="string" calcext:value-type="string">
            <text:p>Hydur</text:p>
          </table:table-cell>
          <table:table-cell table:style-name="ce13" office:value-type="float" office:value="7.93333333333333" calcext:value-type="float">
            <text:p>7.9</text:p>
          </table:table-cell>
          <table:table-cell table:style-name="ce13" office:value-type="float" office:value="14.6666666666667" calcext:value-type="float">
            <text:p>14.7</text:p>
          </table:table-cell>
          <table:table-cell table:style-name="ce15" office:value-type="percentage" office:value="0.544278331149522" calcext:value-type="percentage">
            <text:p>54.43%</text:p>
          </table:table-cell>
          <table:table-cell table:style-name="ce13" office:value-type="float" office:value="1869.18823427508" calcext:value-type="float">
            <text:p>1869.2</text:p>
          </table:table-cell>
          <table:table-cell table:style-name="ce13" office:value-type="float" office:value="1787.49100013437" calcext:value-type="float">
            <text:p>1787.5</text:p>
          </table:table-cell>
          <table:table-cell table:style-name="ce13" office:value-type="float" office:value="1831.957034392" calcext:value-type="float">
            <text:p>1832.0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7.375" calcext:value-type="float">
            <text:p>7.4</text:p>
          </table:table-cell>
          <table:table-cell office:value-type="float" office:value="235.777777777778" calcext:value-type="float">
            <text:p>235.8</text:p>
          </table:table-cell>
          <table:table-cell office:value-type="percentage" office:value="0.0000443295761592966" calcext:value-type="percentage">
            <text:p>0.00%</text:p>
          </table:table-cell>
          <table:table-cell office:value-type="float" office:value="1723.85113637681" calcext:value-type="float">
            <text:p>1723.9</text:p>
          </table:table-cell>
          <table:table-cell office:value-type="float" office:value="1815.15824851093" calcext:value-type="float">
            <text:p>1815.2</text:p>
          </table:table-cell>
          <table:table-cell office:value-type="float" office:value="1815.15420090535" calcext:value-type="float">
            <text:p>1815.2</text:p>
          </table:table-cell>
        </table:table-row>
        <table:table-row table:style-name="ro1">
          <table:table-cell table:style-name="ce10" office:value-type="string" calcext:value-type="string">
            <text:p>Qeetsa</text:p>
          </table:table-cell>
          <table:table-cell table:style-name="ce13" office:value-type="float" office:value="7" calcext:value-type="float">
            <text:p>7.0</text:p>
          </table:table-cell>
          <table:table-cell table:style-name="ce13" office:value-type="float" office:value="100.5" calcext:value-type="float">
            <text:p>100.5</text:p>
          </table:table-cell>
          <table:table-cell table:style-name="ce15" office:value-type="percentage" office:value="0.00265535622854718" calcext:value-type="percentage">
            <text:p>0.27%</text:p>
          </table:table-cell>
          <table:table-cell table:style-name="ce13" office:value-type="float" office:value="1656.2802424968" calcext:value-type="float">
            <text:p>1656.3</text:p>
          </table:table-cell>
          <table:table-cell table:style-name="ce13" office:value-type="float" office:value="1808.48682624836" calcext:value-type="float">
            <text:p>1808.5</text:p>
          </table:table-cell>
          <table:table-cell table:style-name="ce13" office:value-type="float" office:value="1808.08266354817" calcext:value-type="float">
            <text:p>1808.1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7" calcext:value-type="float">
            <text:p>7.0</text:p>
          </table:table-cell>
          <table:table-cell office:value-type="float" office:value="45.3333333333333" calcext:value-type="float">
            <text:p>45.3</text:p>
          </table:table-cell>
          <table:table-cell office:value-type="percentage" office:value="0.0482884665481423" calcext:value-type="percentage">
            <text:p>4.83%</text:p>
          </table:table-cell>
          <table:table-cell office:value-type="float" office:value="1658.7772919753" calcext:value-type="float">
            <text:p>1658.8</text:p>
          </table:table-cell>
          <table:table-cell office:value-type="float" office:value="1778.41602415559" calcext:value-type="float">
            <text:p>1778.4</text:p>
          </table:table-cell>
          <table:table-cell office:value-type="float" office:value="1772.63885323884" calcext:value-type="float">
            <text:p>1772.6</text:p>
          </table:table-cell>
        </table:table-row>
        <table:table-row table:style-name="ro1">
          <table:table-cell table:style-name="ce10" office:value-type="string" calcext:value-type="string">
            <text:p>LoreDek</text:p>
          </table:table-cell>
          <table:table-cell table:style-name="ce13" office:value-type="float" office:value="7.25" calcext:value-type="float">
            <text:p>7.3</text:p>
          </table:table-cell>
          <table:table-cell table:style-name="ce13" office:value-type="float" office:value="12.5555555555556" calcext:value-type="float">
            <text:p>12.6</text:p>
          </table:table-cell>
          <table:table-cell table:style-name="ce15" office:value-type="percentage" office:value="0.580677158787632" calcext:value-type="percentage">
            <text:p>58.07%</text:p>
          </table:table-cell>
          <table:table-cell table:style-name="ce13" office:value-type="float" office:value="1760.39949353137" calcext:value-type="float">
            <text:p>1760.4</text:p>
          </table:table-cell>
          <table:table-cell table:style-name="ce13" office:value-type="float" office:value="1748.79587247487" calcext:value-type="float">
            <text:p>1748.8</text:p>
          </table:table-cell>
          <table:table-cell table:style-name="ce13" office:value-type="float" office:value="1755.53383018161" calcext:value-type="float">
            <text:p>1755.5</text:p>
          </table:table-cell>
        </table:table-row>
        <table:table-row table:style-name="ro1">
          <table:table-cell office:value-type="string" calcext:value-type="string">
            <text:p>ANDÃO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1714.78990954952" calcext:value-type="float">
            <text:p>1714.8</text:p>
          </table:table-cell>
        </table:table-row>
        <table:table-row table:style-name="ro1">
          <table:table-cell table:style-name="ce10" office:value-type="string" calcext:value-type="string">
            <text:p>The Otter One</text:p>
          </table:table-cell>
          <table:table-cell table:style-name="ce13" office:value-type="float" office:value="7.84615384615385" calcext:value-type="float">
            <text:p>7.8</text:p>
          </table:table-cell>
          <table:table-cell table:style-name="ce13" office:value-type="float" office:value="28.5" calcext:value-type="float">
            <text:p>28.5</text:p>
          </table:table-cell>
          <table:table-cell table:style-name="ce15" office:value-type="percentage" office:value="0.199360257997406" calcext:value-type="percentage">
            <text:p>19.94%</text:p>
          </table:table-cell>
          <table:table-cell table:style-name="ce13" office:value-type="float" office:value="1699.21195075187" calcext:value-type="float">
            <text:p>1699.2</text:p>
          </table:table-cell>
          <table:table-cell table:style-name="ce13" office:value-type="float" office:value="1688.71125207697" calcext:value-type="float">
            <text:p>1688.7</text:p>
          </table:table-cell>
          <table:table-cell table:style-name="ce13" office:value-type="float" office:value="1690.80467407395" calcext:value-type="float">
            <text:p>1690.8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7.28571428571429" calcext:value-type="float">
            <text:p>7.3</text:p>
          </table:table-cell>
          <table:table-cell office:value-type="float" office:value="99" calcext:value-type="float">
            <text:p>99.0</text:p>
          </table:table-cell>
          <table:table-cell office:value-type="percentage" office:value="0.00336706178484719" calcext:value-type="percentage">
            <text:p>0.34%</text:p>
          </table:table-cell>
          <table:table-cell office:value-type="float" office:value="1676.59869161219" calcext:value-type="float">
            <text:p>1676.6</text:p>
          </table:table-cell>
          <table:table-cell office:value-type="float" office:value="1683.3815518346" calcext:value-type="float">
            <text:p>1683.4</text:p>
          </table:table-cell>
          <table:table-cell office:value-type="float" office:value="1683.35871352515" calcext:value-type="float">
            <text:p>1683.4</text:p>
          </table:table-cell>
        </table:table-row>
        <table:table-row table:style-name="ro1">
          <table:table-cell table:style-name="ce10" office:value-type="string" calcext:value-type="string">
            <text:p>JagWarrior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5" office:value-type="percentage" office:value="0" calcext:value-type="percentage">
            <text:p>0.00%</text:p>
          </table:table-cell>
          <table:table-cell table:number-columns-repeated="3" table:style-name="ce13" office:value-type="float" office:value="1662.58887214309" calcext:value-type="float">
            <text:p>1662.6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7.5" calcext:value-type="float">
            <text:p>7.5</text:p>
          </table:table-cell>
          <table:table-cell office:value-type="float" office:value="5.33333333333333" calcext:value-type="float">
            <text:p>5.3</text:p>
          </table:table-cell>
          <table:table-cell office:value-type="percentage" office:value="0.928184342279149" calcext:value-type="percentage">
            <text:p>92.82%</text:p>
          </table:table-cell>
          <table:table-cell office:value-type="float" office:value="1600.98307398323" calcext:value-type="float">
            <text:p>1601.0</text:p>
          </table:table-cell>
          <table:table-cell office:value-type="float" office:value="1827.66109505086" calcext:value-type="float">
            <text:p>1827.7</text:p>
          </table:table-cell>
          <table:table-cell office:value-type="float" office:value="1617.26210515707" calcext:value-type="float">
            <text:p>1617.3</text:p>
          </table:table-cell>
        </table:table-row>
        <table:table-row table:style-name="ro1">
          <table:table-cell table:style-name="ce10" office:value-type="string" calcext:value-type="string">
            <text:p>Empire</text:p>
          </table:table-cell>
          <table:table-cell table:style-name="ce13" office:value-type="float" office:value="7.5" calcext:value-type="float">
            <text:p>7.5</text:p>
          </table:table-cell>
          <table:table-cell table:style-name="ce13" office:value-type="float" office:value="5.33333333333333" calcext:value-type="float">
            <text:p>5.3</text:p>
          </table:table-cell>
          <table:table-cell table:style-name="ce15" office:value-type="percentage" office:value="0.928184342279149" calcext:value-type="percentage">
            <text:p>92.82%</text:p>
          </table:table-cell>
          <table:table-cell table:style-name="ce13" office:value-type="float" office:value="1600.98307398323" calcext:value-type="float">
            <text:p>1601.0</text:p>
          </table:table-cell>
          <table:table-cell table:style-name="ce13" office:value-type="float" office:value="1827.66109505086" calcext:value-type="float">
            <text:p>1827.7</text:p>
          </table:table-cell>
          <table:table-cell table:style-name="ce13" office:value-type="float" office:value="1617.26210515707" calcext:value-type="float">
            <text:p>1617.3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8.5" calcext:value-type="float">
            <text:p>8.5</text:p>
          </table:table-cell>
          <table:table-cell office:value-type="float" office:value="172.428571428571" calcext:value-type="float">
            <text:p>172.4</text:p>
          </table:table-cell>
          <table:table-cell office:value-type="percentage" office:value="0.000525684341992072" calcext:value-type="percentage">
            <text:p>0.05%</text:p>
          </table:table-cell>
          <table:table-cell office:value-type="float" office:value="1578.86076786992" calcext:value-type="float">
            <text:p>1578.9</text:p>
          </table:table-cell>
          <table:table-cell office:value-type="float" office:value="1600.5756622895" calcext:value-type="float">
            <text:p>1600.6</text:p>
          </table:table-cell>
          <table:table-cell office:value-type="float" office:value="1600.56424710951" calcext:value-type="float">
            <text:p>1600.6</text:p>
          </table:table-cell>
        </table:table-row>
        <table:table-row table:style-name="ro1">
          <table:table-cell table:style-name="ce10" office:value-type="string" calcext:value-type="string">
            <text:p>Flying Mouse</text:p>
          </table:table-cell>
          <table:table-cell table:style-name="ce13" office:value-type="float" office:value="7.4" calcext:value-type="float">
            <text:p>7.4</text:p>
          </table:table-cell>
          <table:table-cell table:style-name="ce13" office:value-type="float" office:value="6.22222222222222" calcext:value-type="float">
            <text:p>6.2</text:p>
          </table:table-cell>
          <table:table-cell table:style-name="ce15" office:value-type="percentage" office:value="0.889790766925964" calcext:value-type="percentage">
            <text:p>88.98%</text:p>
          </table:table-cell>
          <table:table-cell table:style-name="ce13" office:value-type="float" office:value="1519.21589933853" calcext:value-type="float">
            <text:p>1519.2</text:p>
          </table:table-cell>
          <table:table-cell table:style-name="ce13" office:value-type="float" office:value="1587.8651010454" calcext:value-type="float">
            <text:p>1587.9</text:p>
          </table:table-cell>
          <table:table-cell table:style-name="ce13" office:value-type="float" office:value="1526.78167520979" calcext:value-type="float">
            <text:p>1526.8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1522.44764323742" calcext:value-type="float">
            <text:p>1522.4</text:p>
          </table:table-cell>
        </table:table-row>
        <table:table-row table:style-name="ro1">
          <table:table-cell table:style-name="ce10" office:value-type="string" calcext:value-type="string">
            <text:p>Chipmunk</text:p>
          </table:table-cell>
          <table:table-cell table:style-name="ce13" office:value-type="float" office:value="7.6" calcext:value-type="float">
            <text:p>7.6</text:p>
          </table:table-cell>
          <table:table-cell table:style-name="ce13" office:value-type="float" office:value="5.66666666666667" calcext:value-type="float">
            <text:p>5.7</text:p>
          </table:table-cell>
          <table:table-cell table:style-name="ce15" office:value-type="percentage" office:value="0.918551856468191" calcext:value-type="percentage">
            <text:p>91.86%</text:p>
          </table:table-cell>
          <table:table-cell table:style-name="ce13" office:value-type="float" office:value="1522.76916955182" calcext:value-type="float">
            <text:p>1522.8</text:p>
          </table:table-cell>
          <table:table-cell table:style-name="ce13" office:value-type="float" office:value="1490.5020458412" calcext:value-type="float">
            <text:p>1490.5</text:p>
          </table:table-cell>
          <table:table-cell table:style-name="ce13" office:value-type="float" office:value="1520.14107222848" calcext:value-type="float">
            <text:p>1520.1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7.76923076923077" calcext:value-type="float">
            <text:p>7.8</text:p>
          </table:table-cell>
          <table:table-cell office:value-type="float" office:value="7.92857142857143" calcext:value-type="float">
            <text:p>7.9</text:p>
          </table:table-cell>
          <table:table-cell office:value-type="percentage" office:value="0.829336661559027" calcext:value-type="percentage">
            <text:p>82.93%</text:p>
          </table:table-cell>
          <table:table-cell office:value-type="float" office:value="1502.90979395099" calcext:value-type="float">
            <text:p>1502.9</text:p>
          </table:table-cell>
          <table:table-cell office:value-type="float" office:value="1596.90443146707" calcext:value-type="float">
            <text:p>1596.9</text:p>
          </table:table-cell>
          <table:table-cell office:value-type="float" office:value="1518.95123258504" calcext:value-type="float">
            <text:p>1519.0</text:p>
          </table:table-cell>
        </table:table-row>
        <table:table-row table:style-name="ro1">
          <table:table-cell table:style-name="ce10" office:value-type="string" calcext:value-type="string">
            <text:p>benderandchill</text:p>
          </table:table-cell>
          <table:table-cell table:style-name="ce13" office:value-type="float" office:value="8.25" calcext:value-type="float">
            <text:p>8.3</text:p>
          </table:table-cell>
          <table:table-cell table:style-name="ce13" office:value-type="float" office:value="451.8" calcext:value-type="float">
            <text:p>451.8</text:p>
          </table:table-cell>
          <table:table-cell table:style-name="ce15" office:value-type="percentage" office:value="0.00000142825782245559" calcext:value-type="percentage">
            <text:p>0.00%</text:p>
          </table:table-cell>
          <table:table-cell table:style-name="ce13" office:value-type="float" office:value="1516.49848812316" calcext:value-type="float">
            <text:p>1516.5</text:p>
          </table:table-cell>
          <table:table-cell table:style-name="ce13" office:value-type="float" office:value="1501.35189950481" calcext:value-type="float">
            <text:p>1501.4</text:p>
          </table:table-cell>
          <table:table-cell table:style-name="ce13" office:value-type="float" office:value="1501.35192113804" calcext:value-type="float">
            <text:p>1501.4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7" calcext:value-type="float">
            <text:p>7.0</text:p>
          </table:table-cell>
          <table:table-cell office:value-type="float" office:value="0" calcext:value-type="float">
            <text:p>0.0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472.94911885197" calcext:value-type="float">
            <text:p>1472.9</text:p>
          </table:table-cell>
          <table:table-cell office:value-type="float" office:value="1520.25645488107" calcext:value-type="float">
            <text:p>1520.3</text:p>
          </table:table-cell>
          <table:table-cell office:value-type="float" office:value="1472.94911885197" calcext:value-type="float">
            <text:p>1472.9</text:p>
          </table:table-cell>
        </table:table-row>
        <table:table-row table:style-name="ro1">
          <table:table-cell table:style-name="ce10" office:value-type="string" calcext:value-type="string">
            <text:p>ajeomar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5" office:value-type="percentage" office:value="0" calcext:value-type="percentage">
            <text:p>0.00%</text:p>
          </table:table-cell>
          <table:table-cell table:number-columns-repeated="3" table:style-name="ce13" office:value-type="float" office:value="1431.13302669731" calcext:value-type="float">
            <text:p>1431.1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7.66666666666667" calcext:value-type="float">
            <text:p>7.7</text:p>
          </table:table-cell>
          <table:table-cell office:value-type="float" office:value="34.8571428571429" calcext:value-type="float">
            <text:p>34.9</text:p>
          </table:table-cell>
          <table:table-cell office:value-type="percentage" office:value="0.122741027727472" calcext:value-type="percentage">
            <text:p>12.27%</text:p>
          </table:table-cell>
          <table:table-cell office:value-type="float" office:value="1307.09183804207" calcext:value-type="float">
            <text:p>1307.1</text:p>
          </table:table-cell>
          <table:table-cell office:value-type="float" office:value="1359.42760105744" calcext:value-type="float">
            <text:p>1359.4</text:p>
          </table:table-cell>
          <table:table-cell office:value-type="float" office:value="1353.00385571803" calcext:value-type="float">
            <text:p>1353.0</text:p>
          </table:table-cell>
        </table:table-row>
        <table:table-row table:style-name="ro1">
          <table:table-cell table:style-name="ce10" office:value-type="string" calcext:value-type="string">
            <text:p>Banana Philosopher</text:p>
          </table:table-cell>
          <table:table-cell table:number-columns-repeated="2" table:style-name="ce13" office:value-type="float" office:value="0" calcext:value-type="float">
            <text:p>0.0</text:p>
          </table:table-cell>
          <table:table-cell table:style-name="ce15" office:value-type="percentage" office:value="0" calcext:value-type="percentage">
            <text:p>0.00%</text:p>
          </table:table-cell>
          <table:table-cell table:number-columns-repeated="3" table:style-name="ce13" office:value-type="float" office:value="1302.12469734719" calcext:value-type="float">
            <text:p>1302.1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1273.01932493414" calcext:value-type="float">
            <text:p>1273.0</text:p>
          </table:table-cell>
        </table:table-row>
        <table:table-row table:style-name="ro1">
          <table:table-cell table:style-name="ce10" office:value-type="string" calcext:value-type="string">
            <text:p>forteraiger</text:p>
          </table:table-cell>
          <table:table-cell table:style-name="ce13" office:value-type="float" office:value="9.5" calcext:value-type="float">
            <text:p>9.5</text:p>
          </table:table-cell>
          <table:table-cell table:style-name="ce13" office:value-type="float" office:value="60" calcext:value-type="float">
            <text:p>60.0</text:p>
          </table:table-cell>
          <table:table-cell table:style-name="ce15" office:value-type="percentage" office:value="0.0519522745876586" calcext:value-type="percentage">
            <text:p>5.20%</text:p>
          </table:table-cell>
          <table:table-cell table:style-name="ce13" office:value-type="float" office:value="1172.64854966128" calcext:value-type="float">
            <text:p>1172.6</text:p>
          </table:table-cell>
          <table:table-cell table:style-name="ce13" office:value-type="float" office:value="1249.95333864586" calcext:value-type="float">
            <text:p>1250.0</text:p>
          </table:table-cell>
          <table:table-cell table:style-name="ce13" office:value-type="float" office:value="1245.93717902159" calcext:value-type="float">
            <text:p>1245.9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6.5" calcext:value-type="float">
            <text:p>6.5</text:p>
          </table:table-cell>
          <table:table-cell office:value-type="float" office:value="1.66666666666667" calcext:value-type="float">
            <text:p>1.7</text:p>
          </table:table-cell>
          <table:table-cell office:value-type="percentage" office:value="0.998163556393425" calcext:value-type="percentage">
            <text:p>99.82%</text:p>
          </table:table-cell>
          <table:table-cell office:value-type="float" office:value="1212.27109584581" calcext:value-type="float">
            <text:p>1212.3</text:p>
          </table:table-cell>
          <table:table-cell office:value-type="float" office:value="1168.44908022966" calcext:value-type="float">
            <text:p>1168.4</text:p>
          </table:table-cell>
          <table:table-cell office:value-type="float" office:value="1212.19061918541" calcext:value-type="float">
            <text:p>1212.2</text:p>
          </table:table-cell>
        </table:table-row>
        <table:table-row table:style-name="ro1">
          <table:table-cell table:style-name="ce10" office:value-type="string" calcext:value-type="string">
            <text:p>KorDimon</text:p>
          </table:table-cell>
          <table:table-cell table:style-name="ce13" office:value-type="float" office:value="7.9" calcext:value-type="float">
            <text:p>7.9</text:p>
          </table:table-cell>
          <table:table-cell table:style-name="ce13" office:value-type="float" office:value="2.71428571428571" calcext:value-type="float">
            <text:p>2.7</text:p>
          </table:table-cell>
          <table:table-cell table:style-name="ce15" office:value-type="percentage" office:value="0.993632774168802" calcext:value-type="percentage">
            <text:p>99.36%</text:p>
          </table:table-cell>
          <table:table-cell table:style-name="ce13" office:value-type="float" office:value="1208.38512507133" calcext:value-type="float">
            <text:p>1208.4</text:p>
          </table:table-cell>
          <table:table-cell table:style-name="ce13" office:value-type="float" office:value="1159.41678502814" calcext:value-type="float">
            <text:p>1159.4</text:p>
          </table:table-cell>
          <table:table-cell table:style-name="ce13" office:value-type="float" office:value="1208.0733325917" calcext:value-type="float">
            <text:p>1208.1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percentage" office:value="0" calcext:value-type="percentage">
            <text:p>0.00%</text:p>
          </table:table-cell>
          <table:table-cell table:number-columns-repeated="3" office:value-type="float" office:value="1163.56804622053" calcext:value-type="float">
            <text:p>1163.6</text:p>
          </table:table-cell>
        </table:table-row>
        <table:table-row table:style-name="ro1">
          <table:table-cell table:style-name="ce10" office:value-type="string" calcext:value-type="string">
            <text:p>thenagraj</text:p>
          </table:table-cell>
          <table:table-cell table:style-name="ce13" office:value-type="float" office:value="6.5" calcext:value-type="float">
            <text:p>6.5</text:p>
          </table:table-cell>
          <table:table-cell table:style-name="ce13" office:value-type="float" office:value="2" calcext:value-type="float">
            <text:p>2.0</text:p>
          </table:table-cell>
          <table:table-cell table:style-name="ce15" office:value-type="percentage" office:value="0.995941069315706" calcext:value-type="percentage">
            <text:p>99.59%</text:p>
          </table:table-cell>
          <table:table-cell table:style-name="ce13" office:value-type="float" office:value="978.641618504556" calcext:value-type="float">
            <text:p>978.6</text:p>
          </table:table-cell>
          <table:table-cell table:style-name="ce13" office:value-type="float" office:value="1050.65199148342" calcext:value-type="float">
            <text:p>1050.7</text:p>
          </table:table-cell>
          <table:table-cell table:style-name="ce13" office:value-type="float" office:value="978.933903617027" calcext:value-type="float">
            <text:p>978.9</text:p>
          </table:table-cell>
        </table:table-row>
      </table:table>
      <table:table table:name="Player_Summary" table:style-name="ta1">
        <table:table-column table:style-name="co1" table:default-cell-style-name="ce4"/>
        <table:table-column table:style-name="co3" table:number-columns-repeated="4" table:default-cell-style-name="ce17"/>
        <table:table-column table:style-name="co3" table:number-columns-repeated="2" table:default-cell-style-name="ce12"/>
        <table:table-row table:style-name="ro3">
          <table:table-cell table:style-name="ce16" office:value-type="string" calcext:value-type="string">
            <text:p>Discord Name</text:p>
          </table:table-cell>
          <table:table-cell table:style-name="ce16" office:value-type="string" calcext:value-type="string">
            <text:p>Visible Accounts</text:p>
          </table:table-cell>
          <table:table-cell table:style-name="ce16" office:value-type="string" calcext:value-type="string">
            <text:p>Smurf Accounts</text:p>
          </table:table-cell>
          <table:table-cell table:style-name="ce16" office:value-type="string" calcext:value-type="string">
            <text:p>Visible Games</text:p>
          </table:table-cell>
          <table:table-cell table:style-name="ce16" office:value-type="string" calcext:value-type="string">
            <text:p>Full Games</text:p>
          </table:table-cell>
          <table:table-cell table:style-name="ce16" office:value-type="string" calcext:value-type="string">
            <text:p>Elo Concealment</text:p>
          </table:table-cell>
          <table:table-cell table:style-name="ce16" office:value-type="string" calcext:value-type="string">
            <text:p>Tournament Elo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0" calcext:value-type="float">
            <text:p>0.0</text:p>
          </table:table-cell>
          <table:table-cell office:value-type="float" office:value="1359.42760105744" calcext:value-type="float">
            <text:p>1359.4</text:p>
          </table:table-cell>
        </table:table-row>
        <table:table-row table:style-name="ro1">
          <table:table-cell table:style-name="ce5" office:value-type="string" calcext:value-type="string">
            <text:p>maxymczech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925" calcext:value-type="float">
            <text:p>3925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815.15824851093" calcext:value-type="float">
            <text:p>1815.2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719" calcext:value-type="float">
            <text:p>4719</text:p>
          </table:table-cell>
          <table:table-cell office:value-type="float" office:value="5145" calcext:value-type="float">
            <text:p>5145</text:p>
          </table:table-cell>
          <table:table-cell office:value-type="float" office:value="0" calcext:value-type="float">
            <text:p>0.0</text:p>
          </table:table-cell>
          <table:table-cell office:value-type="float" office:value="2225.72893793893" calcext:value-type="float">
            <text:p>2225.7</text:p>
          </table:table-cell>
        </table:table-row>
        <table:table-row table:style-name="ro1">
          <table:table-cell table:style-name="ce5" office:value-type="string" calcext:value-type="string">
            <text:p>forteraige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24" calcext:value-type="float">
            <text:p>324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249.95333864586" calcext:value-type="float">
            <text:p>1250.0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0" calcext:value-type="float">
            <text:p>0.0</text:p>
          </table:table-cell>
          <table:table-cell office:value-type="float" office:value="1748.79587247487" calcext:value-type="float">
            <text:p>1748.8</text:p>
          </table:table-cell>
        </table:table-row>
        <table:table-row table:style-name="ro1">
          <table:table-cell table:style-name="ce5" office:value-type="string" calcext:value-type="string">
            <text:p>kiritastrich 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5296" calcext:value-type="float">
            <text:p>5296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867.88870084245" calcext:value-type="float">
            <text:p>1867.9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0" calcext:value-type="float">
            <text:p>0.0</text:p>
          </table:table-cell>
          <table:table-cell office:value-type="float" office:value="2099.3664294562" calcext:value-type="float">
            <text:p>2099.4</text:p>
          </table:table-cell>
        </table:table-row>
        <table:table-row table:style-name="ro1">
          <table:table-cell table:style-name="ce5" office:value-type="string" calcext:value-type="string">
            <text:p>PL_Hitorek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425" calcext:value-type="float">
            <text:p>425</text:p>
          </table:table-cell>
          <table:table-cell table:style-name="ce18" office:value-type="float" office:value="1236" calcext:value-type="float">
            <text:p>1236</text:p>
          </table:table-cell>
          <table:table-cell table:style-name="ce13" office:value-type="float" office:value="-55.1456107792374" calcext:value-type="float">
            <text:p>-55.1</text:p>
          </table:table-cell>
          <table:table-cell table:style-name="ce13" office:value-type="float" office:value="1960.10243681951" calcext:value-type="float">
            <text:p>1960.1</text:p>
          </table:table-cell>
        </table:table-row>
        <table:table-row table:style-name="ro1">
          <table:table-cell office:value-type="string" calcext:value-type="string">
            <text:p>Bo-FOR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41" calcext:value-type="float">
            <text:p>2741</text:p>
          </table:table-cell>
          <table:table-cell office:value-type="float" office:value="0" calcext:value-type="float">
            <text:p>0.0</text:p>
          </table:table-cell>
          <table:table-cell office:value-type="float" office:value="1887.13722466342" calcext:value-type="float">
            <text:p>1887.1</text:p>
          </table:table-cell>
        </table:table-row>
        <table:table-row table:style-name="ro1">
          <table:table-cell table:style-name="ce5" office:value-type="string" calcext:value-type="string">
            <text:p>ANDÃ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25" calcext:value-type="float">
            <text:p>1025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714.78990954952" calcext:value-type="float">
            <text:p>1714.8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4" calcext:value-type="float">
            <text:p>504</text:p>
          </table:table-cell>
          <table:table-cell office:value-type="float" office:value="0" calcext:value-type="float">
            <text:p>0.0</text:p>
          </table:table-cell>
          <table:table-cell office:value-type="float" office:value="1522.44764323742" calcext:value-type="float">
            <text:p>1522.4</text:p>
          </table:table-cell>
        </table:table-row>
        <table:table-row table:style-name="ro1">
          <table:table-cell table:style-name="ce5" office:value-type="string" calcext:value-type="string">
            <text:p>thenagraj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42" calcext:value-type="float">
            <text:p>42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050.65199148342" calcext:value-type="float">
            <text:p>1050.7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0" calcext:value-type="float">
            <text:p>580</text:p>
          </table:table-cell>
          <table:table-cell office:value-type="float" office:value="0" calcext:value-type="float">
            <text:p>0.0</text:p>
          </table:table-cell>
          <table:table-cell office:value-type="float" office:value="1520.25645488107" calcext:value-type="float">
            <text:p>1520.3</text:p>
          </table:table-cell>
        </table:table-row>
        <table:table-row table:style-name="ro1">
          <table:table-cell table:style-name="ce5" office:value-type="string" calcext:value-type="string">
            <text:p>Ezioauditore0109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7" calcext:value-type="float">
            <text:p>107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168.44908022966" calcext:value-type="float">
            <text:p>1168.4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34" calcext:value-type="float">
            <text:p>1034</text:p>
          </table:table-cell>
          <table:table-cell office:value-type="float" office:value="0" calcext:value-type="float">
            <text:p>0.0</text:p>
          </table:table-cell>
          <table:table-cell office:value-type="float" office:value="1662.58887214309" calcext:value-type="float">
            <text:p>1662.6</text:p>
          </table:table-cell>
        </table:table-row>
        <table:table-row table:style-name="ro1">
          <table:table-cell table:style-name="ce5" office:value-type="string" calcext:value-type="string">
            <text:p>Mokot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490" calcext:value-type="float">
            <text:p>490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163.56804622053" calcext:value-type="float">
            <text:p>1163.6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0" calcext:value-type="float">
            <text:p>0.0</text:p>
          </table:table-cell>
          <table:table-cell office:value-type="float" office:value="1787.49100013437" calcext:value-type="float">
            <text:p>1787.5</text:p>
          </table:table-cell>
        </table:table-row>
        <table:table-row table:style-name="ro1">
          <table:table-cell table:style-name="ce5" office:value-type="string" calcext:value-type="string">
            <text:p>Jskillz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395" calcext:value-type="float">
            <text:p>395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778.41602415559" calcext:value-type="float">
            <text:p>1778.4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85" calcext:value-type="float">
            <text:p>2185</text:p>
          </table:table-cell>
          <table:table-cell office:value-type="float" office:value="2984" calcext:value-type="float">
            <text:p>2984</text:p>
          </table:table-cell>
          <table:table-cell office:value-type="float" office:value="0" calcext:value-type="float">
            <text:p>0.0</text:p>
          </table:table-cell>
          <table:table-cell office:value-type="float" office:value="1827.66109505086" calcext:value-type="float">
            <text:p>1827.7</text:p>
          </table:table-cell>
        </table:table-row>
        <table:table-row table:style-name="ro1">
          <table:table-cell table:style-name="ce5" office:value-type="string" calcext:value-type="string">
            <text:p>Flying Mous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95" calcext:value-type="float">
            <text:p>295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587.8651010454" calcext:value-type="float">
            <text:p>1587.9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0" calcext:value-type="float">
            <text:p>0.0</text:p>
          </table:table-cell>
          <table:table-cell office:value-type="float" office:value="1808.48682624836" calcext:value-type="float">
            <text:p>1808.5</text:p>
          </table:table-cell>
        </table:table-row>
        <table:table-row table:style-name="ro1">
          <table:table-cell table:style-name="ce5" office:value-type="string" calcext:value-type="string">
            <text:p>benderandchill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971" calcext:value-type="float">
            <text:p>2971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501.35189950481" calcext:value-type="float">
            <text:p>1501.4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0" calcext:value-type="float">
            <text:p>0.0</text:p>
          </table:table-cell>
          <table:table-cell office:value-type="float" office:value="1159.41678502814" calcext:value-type="float">
            <text:p>1159.4</text:p>
          </table:table-cell>
        </table:table-row>
        <table:table-row table:style-name="ro1">
          <table:table-cell table:style-name="ce5" office:value-type="string" calcext:value-type="string">
            <text:p>Alexander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845" calcext:value-type="float">
            <text:p>1845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600.5756622895" calcext:value-type="float">
            <text:p>1600.6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office:value-type="float" office:value="1273.01932493414" calcext:value-type="float">
            <text:p>1273.0</text:p>
          </table:table-cell>
        </table:table-row>
        <table:table-row table:style-name="ro1">
          <table:table-cell table:style-name="ce5" office:value-type="string" calcext:value-type="string">
            <text:p>The Otter One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258" calcext:value-type="float">
            <text:p>1258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688.71125207697" calcext:value-type="float">
            <text:p>1688.7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119" calcext:value-type="float">
            <text:p>2119</text:p>
          </table:table-cell>
          <table:table-cell office:value-type="float" office:value="0" calcext:value-type="float">
            <text:p>0.0</text:p>
          </table:table-cell>
          <table:table-cell office:value-type="float" office:value="1683.3815518346" calcext:value-type="float">
            <text:p>1683.4</text:p>
          </table:table-cell>
        </table:table-row>
        <table:table-row table:style-name="ro1">
          <table:table-cell table:style-name="ce5" office:value-type="string" calcext:value-type="string">
            <text:p>e1sTea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965" calcext:value-type="float">
            <text:p>965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101.19709210284" calcext:value-type="float">
            <text:p>2101.2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984" calcext:value-type="float">
            <text:p>2984</text:p>
          </table:table-cell>
          <table:table-cell office:value-type="float" office:value="0" calcext:value-type="float">
            <text:p>0.0</text:p>
          </table:table-cell>
          <table:table-cell office:value-type="float" office:value="1827.66109505086" calcext:value-type="float">
            <text:p>1827.7</text:p>
          </table:table-cell>
        </table:table-row>
        <table:table-row table:style-name="ro1">
          <table:table-cell table:style-name="ce5" office:value-type="string" calcext:value-type="string">
            <text:p>leonovoo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852" calcext:value-type="float">
            <text:p>852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966.4912996458" calcext:value-type="float">
            <text:p>1966.5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837" calcext:value-type="float">
            <text:p>2837</text:p>
          </table:table-cell>
          <table:table-cell office:value-type="float" office:value="0" calcext:value-type="float">
            <text:p>0.0</text:p>
          </table:table-cell>
          <table:table-cell office:value-type="float" office:value="1431.13302669731" calcext:value-type="float">
            <text:p>1431.1</text:p>
          </table:table-cell>
        </table:table-row>
        <table:table-row table:style-name="ro1">
          <table:table-cell table:style-name="ce5" office:value-type="string" calcext:value-type="string">
            <text:p>Chipmunk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086" calcext:value-type="float">
            <text:p>1086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490.5020458412" calcext:value-type="float">
            <text:p>1490.5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64" calcext:value-type="float">
            <text:p>1264</text:p>
          </table:table-cell>
          <table:table-cell office:value-type="float" office:value="0" calcext:value-type="float">
            <text:p>0.0</text:p>
          </table:table-cell>
          <table:table-cell office:value-type="float" office:value="1302.12469734719" calcext:value-type="float">
            <text:p>1302.1</text:p>
          </table:table-cell>
        </table:table-row>
        <table:table-row table:style-name="ro1">
          <table:table-cell table:style-name="ce5" office:value-type="string" calcext:value-type="string">
            <text:p>wisenatic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6486" calcext:value-type="float">
            <text:p>6486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2357.02103849945" calcext:value-type="float">
            <text:p>2357.0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56" calcext:value-type="float">
            <text:p>3256</text:p>
          </table:table-cell>
          <table:table-cell office:value-type="float" office:value="3274" calcext:value-type="float">
            <text:p>3274</text:p>
          </table:table-cell>
          <table:table-cell office:value-type="float" office:value="0" calcext:value-type="float">
            <text:p>0.0</text:p>
          </table:table-cell>
          <table:table-cell office:value-type="float" office:value="2392.03479881339" calcext:value-type="float">
            <text:p>2392.0</text:p>
          </table:table-cell>
        </table:table-row>
        <table:table-row table:style-name="ro1">
          <table:table-cell table:style-name="ce5" office:value-type="string" calcext:value-type="string">
            <text:p>Pl0tterGhos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246" calcext:value-type="float">
            <text:p>246</text:p>
          </table:table-cell>
          <table:table-cell table:style-name="ce13" office:value-type="float" office:value="0" calcext:value-type="float">
            <text:p>0.0</text:p>
          </table:table-cell>
          <table:table-cell table:style-name="ce13" office:value-type="float" office:value="1596.90443146707" calcext:value-type="float">
            <text:p>1596.9</text:p>
          </table:table-cell>
        </table:table-row>
      </table:table>
      <table:table table:name="Ranked_Apparent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4.06" calcext:value-type="float">
            <text:p>-4.06</text:p>
          </table:table-cell>
          <table:table-cell office:value-type="float" office:value="4.06" calcext:value-type="float">
            <text:p>4.06</text:p>
          </table:table-cell>
          <table:table-cell office:value-type="float" office:value="1235.8601980198" calcext:value-type="float">
            <text:p>1235.8601980198</text:p>
          </table:table-cell>
          <table:table-cell office:value-type="float" office:value="1243.9801980198" calcext:value-type="float">
            <text:p>1243.9801980198</text:p>
          </table:table-cell>
          <table:table-cell office:value-type="float" office:value="0.506543617843217" calcext:value-type="float">
            <text:p>0.506543617843217</text:p>
          </table:table-cell>
          <table:table-cell office:value-type="float" office:value="0.506654790072616" calcext:value-type="float">
            <text:p>0.506654790072616</text:p>
          </table:table-cell>
          <table:table-cell office:value-type="float" office:value="0.294433549109786" calcext:value-type="float">
            <text:p>0.294433549109786</text:p>
          </table:table-cell>
          <table:table-cell office:value-type="float" office:value="0.294504153227404" calcext:value-type="float">
            <text:p>0.294504153227404</text:p>
          </table:table-cell>
          <table:table-cell office:value-type="float" office:value="-234.917249168522" calcext:value-type="float">
            <text:p>-234.917249168522</text:p>
          </table:table-cell>
          <table:table-cell office:value-type="float" office:value="234.917249168522" calcext:value-type="float">
            <text:p>234.917249168522</text:p>
          </table:table-cell>
          <table:table-cell office:value-type="float" office:value="1001.0180626648" calcext:value-type="float">
            <text:p>1001.0180626648</text:p>
          </table:table-cell>
          <table:table-cell office:value-type="float" office:value="1478.89744718832" calcext:value-type="float">
            <text:p>1478.89744718832</text:p>
          </table:table-cell>
          <table:table-cell office:value-type="float" office:value="1359.42760105744" calcext:value-type="float">
            <text:p>1359.42760105744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16.11564356436" calcext:value-type="float">
            <text:p>1716.11564356436</text:p>
          </table:table-cell>
          <table:table-cell office:value-type="float" office:value="1722.19564356436" calcext:value-type="float">
            <text:p>1722.19564356436</text:p>
          </table:table-cell>
          <table:table-cell office:value-type="float" office:value="0.512329857591986" calcext:value-type="float">
            <text:p>0.512329857591986</text:p>
          </table:table-cell>
          <table:table-cell office:value-type="float" office:value="0.512437506710657" calcext:value-type="float">
            <text:p>0.512437506710657</text:p>
          </table:table-cell>
          <table:table-cell office:value-type="float" office:value="0.247883250907681" calcext:value-type="float">
            <text:p>0.247883250907681</text:p>
          </table:table-cell>
          <table:table-cell office:value-type="float" office:value="0.247935611816719" calcext:value-type="float">
            <text:p>0.247935611816719</text:p>
          </table:table-cell>
          <table:table-cell office:value-type="float" office:value="-188.941087750673" calcext:value-type="float">
            <text:p>-188.941087750673</text:p>
          </table:table-cell>
          <table:table-cell office:value-type="float" office:value="188.941087750673" calcext:value-type="float">
            <text:p>188.941087750673</text:p>
          </table:table-cell>
          <table:table-cell office:value-type="float" office:value="1527.22280009862" calcext:value-type="float">
            <text:p>1527.22280009862</text:p>
          </table:table-cell>
          <table:table-cell office:value-type="float" office:value="1911.13673131503" calcext:value-type="float">
            <text:p>1911.13673131503</text:p>
          </table:table-cell>
          <table:table-cell office:value-type="float" office:value="1815.15824851093" calcext:value-type="float">
            <text:p>1815.15824851093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4.1" calcext:value-type="float">
            <text:p>-4.1</text:p>
          </table:table-cell>
          <table:table-cell office:value-type="float" office:value="4.1" calcext:value-type="float">
            <text:p>4.1</text:p>
          </table:table-cell>
          <table:table-cell office:value-type="float" office:value="2121.29603960396" calcext:value-type="float">
            <text:p>2121.29603960396</text:p>
          </table:table-cell>
          <table:table-cell office:value-type="float" office:value="2129.49603960396" calcext:value-type="float">
            <text:p>2129.49603960396</text:p>
          </table:table-cell>
          <table:table-cell office:value-type="float" office:value="0.5259094547588" calcext:value-type="float">
            <text:p>0.5259094547588</text:p>
          </table:table-cell>
          <table:table-cell office:value-type="float" office:value="0.526362182861453" calcext:value-type="float">
            <text:p>0.526362182861453</text:p>
          </table:table-cell>
          <table:table-cell office:value-type="float" office:value="0.255816218064609" calcext:value-type="float">
            <text:p>0.255816218064609</text:p>
          </table:table-cell>
          <table:table-cell office:value-type="float" office:value="0.256018754321059" calcext:value-type="float">
            <text:p>0.256018754321059</text:p>
          </table:table-cell>
          <table:table-cell office:value-type="float" office:value="-196.470449886672" calcext:value-type="float">
            <text:p>-196.470449886672</text:p>
          </table:table-cell>
          <table:table-cell office:value-type="float" office:value="196.470449886672" calcext:value-type="float">
            <text:p>196.470449886672</text:p>
          </table:table-cell>
          <table:table-cell office:value-type="float" office:value="1925.01628328382" calcext:value-type="float">
            <text:p>1925.01628328382</text:p>
          </table:table-cell>
          <table:table-cell office:value-type="float" office:value="2325.96648949063" calcext:value-type="float">
            <text:p>2325.96648949063</text:p>
          </table:table-cell>
          <table:table-cell office:value-type="float" office:value="2225.72893793893" calcext:value-type="float">
            <text:p>2225.72893793893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2.78" calcext:value-type="float">
            <text:p>-2.78</text:p>
          </table:table-cell>
          <table:table-cell office:value-type="float" office:value="2.78" calcext:value-type="float">
            <text:p>2.78</text:p>
          </table:table-cell>
          <table:table-cell office:value-type="float" office:value="1165.74772277228" calcext:value-type="float">
            <text:p>1165.74772277228</text:p>
          </table:table-cell>
          <table:table-cell office:value-type="float" office:value="1171.30772277228" calcext:value-type="float">
            <text:p>1171.30772277228</text:p>
          </table:table-cell>
          <table:table-cell office:value-type="float" office:value="0.505469213087149" calcext:value-type="float">
            <text:p>0.505469213087149</text:p>
          </table:table-cell>
          <table:table-cell office:value-type="float" office:value="0.505562730015352" calcext:value-type="float">
            <text:p>0.505562730015352</text:p>
          </table:table-cell>
          <table:table-cell office:value-type="float" office:value="0.215298234073622" calcext:value-type="float">
            <text:p>0.215298234073622</text:p>
          </table:table-cell>
          <table:table-cell office:value-type="float" office:value="0.215323582083109" calcext:value-type="float">
            <text:p>0.215323582083109</text:p>
          </table:table-cell>
          <table:table-cell office:value-type="float" office:value="-160.060420084339" calcext:value-type="float">
            <text:p>-160.060420084339</text:p>
          </table:table-cell>
          <table:table-cell office:value-type="float" office:value="160.060420084339" calcext:value-type="float">
            <text:p>160.060420084339</text:p>
          </table:table-cell>
          <table:table-cell office:value-type="float" office:value="1005.70892601359" calcext:value-type="float">
            <text:p>1005.70892601359</text:p>
          </table:table-cell>
          <table:table-cell office:value-type="float" office:value="1331.36814285662" calcext:value-type="float">
            <text:p>1331.36814285662</text:p>
          </table:table-cell>
          <table:table-cell office:value-type="float" office:value="1249.95333864586" calcext:value-type="float">
            <text:p>1249.95333864586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653.39544554455" calcext:value-type="float">
            <text:p>1653.39544554455</text:p>
          </table:table-cell>
          <table:table-cell office:value-type="float" office:value="1660.11544554455" calcext:value-type="float">
            <text:p>1660.11544554455</text:p>
          </table:table-cell>
          <table:table-cell office:value-type="float" office:value="0.51132649993738" calcext:value-type="float">
            <text:p>0.51132649993738</text:p>
          </table:table-cell>
          <table:table-cell office:value-type="float" office:value="0.511425397626767" calcext:value-type="float">
            <text:p>0.511425397626767</text:p>
          </table:table-cell>
          <table:table-cell office:value-type="float" office:value="0.238824096016213" calcext:value-type="float">
            <text:p>0.238824096016213</text:p>
          </table:table-cell>
          <table:table-cell office:value-type="float" office:value="0.238881612830304" calcext:value-type="float">
            <text:p>0.238881612830304</text:p>
          </table:table-cell>
          <table:table-cell office:value-type="float" office:value="-180.694961843137" calcext:value-type="float">
            <text:p>-180.694961843137</text:p>
          </table:table-cell>
          <table:table-cell office:value-type="float" office:value="180.694961843137" calcext:value-type="float">
            <text:p>180.694961843137</text:p>
          </table:table-cell>
          <table:table-cell office:value-type="float" office:value="1472.7522677364" calcext:value-type="float">
            <text:p>1472.7522677364</text:p>
          </table:table-cell>
          <table:table-cell office:value-type="float" office:value="1840.81040738769" calcext:value-type="float">
            <text:p>1840.81040738769</text:p>
          </table:table-cell>
          <table:table-cell office:value-type="float" office:value="1748.79587247487" calcext:value-type="float">
            <text:p>1748.79587247487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3.4" calcext:value-type="float">
            <text:p>-3.4</text:p>
          </table:table-cell>
          <table:table-cell office:value-type="float" office:value="3.4" calcext:value-type="float">
            <text:p>3.4</text:p>
          </table:table-cell>
          <table:table-cell office:value-type="float" office:value="1768.32079207921" calcext:value-type="float">
            <text:p>1768.32079207921</text:p>
          </table:table-cell>
          <table:table-cell office:value-type="float" office:value="1775.12079207921" calcext:value-type="float">
            <text:p>1775.12079207921</text:p>
          </table:table-cell>
          <table:table-cell office:value-type="float" office:value="0.513322700314175" calcext:value-type="float">
            <text:p>0.513322700314175</text:p>
          </table:table-cell>
          <table:table-cell office:value-type="float" office:value="0.513464112997354" calcext:value-type="float">
            <text:p>0.513464112997354</text:p>
          </table:table-cell>
          <table:table-cell office:value-type="float" office:value="0.247886724976218" calcext:value-type="float">
            <text:p>0.247886724976218</text:p>
          </table:table-cell>
          <table:table-cell office:value-type="float" office:value="0.247915503697707" calcext:value-type="float">
            <text:p>0.247915503697707</text:p>
          </table:table-cell>
          <table:table-cell office:value-type="float" office:value="-188.92255974987" calcext:value-type="float">
            <text:p>-188.92255974987</text:p>
          </table:table-cell>
          <table:table-cell office:value-type="float" office:value="188.92255974987" calcext:value-type="float">
            <text:p>188.92255974987</text:p>
          </table:table-cell>
          <table:table-cell office:value-type="float" office:value="1579.42474788258" calcext:value-type="float">
            <text:p>1579.42474788258</text:p>
          </table:table-cell>
          <table:table-cell office:value-type="float" office:value="1964.04335182908" calcext:value-type="float">
            <text:p>1964.04335182908</text:p>
          </table:table-cell>
          <table:table-cell office:value-type="float" office:value="1867.88870084245" calcext:value-type="float">
            <text:p>1867.88870084245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4.42" calcext:value-type="float">
            <text:p>-4.42</text:p>
          </table:table-cell>
          <table:table-cell office:value-type="float" office:value="4.42" calcext:value-type="float">
            <text:p>4.42</text:p>
          </table:table-cell>
          <table:table-cell office:value-type="float" office:value="1993.70475247525" calcext:value-type="float">
            <text:p>1993.70475247525</text:p>
          </table:table-cell>
          <table:table-cell office:value-type="float" office:value="2002.54475247525" calcext:value-type="float">
            <text:p>2002.54475247525</text:p>
          </table:table-cell>
          <table:table-cell office:value-type="float" office:value="0.519926351853797" calcext:value-type="float">
            <text:p>0.519926351853797</text:p>
          </table:table-cell>
          <table:table-cell office:value-type="float" office:value="0.520280790822826" calcext:value-type="float">
            <text:p>0.520280790822826</text:p>
          </table:table-cell>
          <table:table-cell office:value-type="float" office:value="0.257426117796671" calcext:value-type="float">
            <text:p>0.257426117796671</text:p>
          </table:table-cell>
          <table:table-cell office:value-type="float" office:value="0.257612820078164" calcext:value-type="float">
            <text:p>0.257612820078164</text:p>
          </table:table-cell>
          <table:table-cell office:value-type="float" office:value="-197.97506767026" calcext:value-type="float">
            <text:p>-197.97506767026</text:p>
          </table:table-cell>
          <table:table-cell office:value-type="float" office:value="197.97506767026" calcext:value-type="float">
            <text:p>197.97506767026</text:p>
          </table:table-cell>
          <table:table-cell office:value-type="float" office:value="1795.90625738827" calcext:value-type="float">
            <text:p>1795.90625738827</text:p>
          </table:table-cell>
          <table:table-cell office:value-type="float" office:value="2200.51982014551" calcext:value-type="float">
            <text:p>2200.51982014551</text:p>
          </table:table-cell>
          <table:table-cell office:value-type="float" office:value="2099.3664294562" calcext:value-type="float">
            <text:p>2099.3664294562</text:p>
          </table:table-cell>
        </table:table-row>
        <table:table-row table:style-name="ro1">
          <table:table-cell office:value-type="string" calcext:value-type="string">
            <text:p>PL_Hitorek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912.06297029703" calcext:value-type="float">
            <text:p>1912.06297029703</text:p>
          </table:table-cell>
          <table:table-cell office:value-type="float" office:value="1920.74297029703" calcext:value-type="float">
            <text:p>1920.74297029703</text:p>
          </table:table-cell>
          <table:table-cell office:value-type="float" office:value="0.517026957160208" calcext:value-type="float">
            <text:p>0.517026957160208</text:p>
          </table:table-cell>
          <table:table-cell office:value-type="float" office:value="0.51730478663439" calcext:value-type="float">
            <text:p>0.51730478663439</text:p>
          </table:table-cell>
          <table:table-cell office:value-type="float" office:value="0.252454994512726" calcext:value-type="float">
            <text:p>0.252454994512726</text:p>
          </table:table-cell>
          <table:table-cell office:value-type="float" office:value="0.252611943794632" calcext:value-type="float">
            <text:p>0.252611943794632</text:p>
          </table:table-cell>
          <table:table-cell office:value-type="float" office:value="-193.276951185177" calcext:value-type="float">
            <text:p>-193.276951185177</text:p>
          </table:table-cell>
          <table:table-cell office:value-type="float" office:value="193.276951185177" calcext:value-type="float">
            <text:p>193.276951185177</text:p>
          </table:table-cell>
          <table:table-cell office:value-type="float" office:value="1718.93242594839" calcext:value-type="float">
            <text:p>1718.93242594839</text:p>
          </table:table-cell>
          <table:table-cell office:value-type="float" office:value="2114.01992148221" calcext:value-type="float">
            <text:p>2114.01992148221</text:p>
          </table:table-cell>
          <table:table-cell office:value-type="float" office:value="2015.24804759875" calcext:value-type="float">
            <text:p>2015.24804759875</text:p>
          </table:table-cell>
        </table:table-row>
        <table:table-row table:style-name="ro1">
          <table:table-cell office:value-type="string" calcext:value-type="string">
            <text:p>Bo-FORCE</text:p>
          </table:table-cell>
          <table:table-cell office:value-type="float" office:value="-3.32" calcext:value-type="float">
            <text:p>-3.32</text:p>
          </table:table-cell>
          <table:table-cell office:value-type="float" office:value="3.32" calcext:value-type="float">
            <text:p>3.32</text:p>
          </table:table-cell>
          <table:table-cell office:value-type="float" office:value="1758.4998019802" calcext:value-type="float">
            <text:p>1758.4998019802</text:p>
          </table:table-cell>
          <table:table-cell office:value-type="float" office:value="1765.1398019802" calcext:value-type="float">
            <text:p>1765.1398019802</text:p>
          </table:table-cell>
          <table:table-cell office:value-type="float" office:value="0.513123600223452" calcext:value-type="float">
            <text:p>0.513123600223452</text:p>
          </table:table-cell>
          <table:table-cell office:value-type="float" office:value="0.513257554326652" calcext:value-type="float">
            <text:p>0.513257554326652</text:p>
          </table:table-cell>
          <table:table-cell office:value-type="float" office:value="0.305823308460481" calcext:value-type="float">
            <text:p>0.305823308460481</text:p>
          </table:table-cell>
          <table:table-cell office:value-type="float" office:value="0.30588200150833" calcext:value-type="float">
            <text:p>0.30588200150833</text:p>
          </table:table-cell>
          <table:table-cell office:value-type="float" office:value="-247.282260655317" calcext:value-type="float">
            <text:p>-247.282260655317</text:p>
          </table:table-cell>
          <table:table-cell office:value-type="float" office:value="247.282260655317" calcext:value-type="float">
            <text:p>247.282260655317</text:p>
          </table:table-cell>
          <table:table-cell office:value-type="float" office:value="1511.28271074712" calcext:value-type="float">
            <text:p>1511.28271074712</text:p>
          </table:table-cell>
          <table:table-cell office:value-type="float" office:value="2012.42206263551" calcext:value-type="float">
            <text:p>2012.42206263551</text:p>
          </table:table-cell>
          <table:table-cell office:value-type="float" office:value="1887.13722466342" calcext:value-type="float">
            <text:p>1887.13722466342</text:p>
          </table:table-cell>
        </table:table-row>
        <table:table-row table:style-name="ro1">
          <table:table-cell office:value-type="string" calcext:value-type="string">
            <text:p>ANDÃO</text:p>
          </table:table-cell>
          <table:table-cell office:value-type="float" office:value="-4.12" calcext:value-type="float">
            <text:p>-4.12</text:p>
          </table:table-cell>
          <table:table-cell office:value-type="float" office:value="4.12" calcext:value-type="float">
            <text:p>4.12</text:p>
          </table:table-cell>
          <table:table-cell office:value-type="float" office:value="1622.16336633663" calcext:value-type="float">
            <text:p>1622.16336633663</text:p>
          </table:table-cell>
          <table:table-cell office:value-type="float" office:value="1630.40336633663" calcext:value-type="float">
            <text:p>1630.40336633663</text:p>
          </table:table-cell>
          <table:table-cell office:value-type="float" office:value="0.510890443159683" calcext:value-type="float">
            <text:p>0.510890443159683</text:p>
          </table:table-cell>
          <table:table-cell office:value-type="float" office:value="0.511001897078337" calcext:value-type="float">
            <text:p>0.511001897078337</text:p>
          </table:table-cell>
          <table:table-cell office:value-type="float" office:value="0.230040060659718" calcext:value-type="float">
            <text:p>0.230040060659718</text:p>
          </table:table-cell>
          <table:table-cell office:value-type="float" office:value="0.230096129802128" calcext:value-type="float">
            <text:p>0.230096129802128</text:p>
          </table:table-cell>
          <table:table-cell office:value-type="float" office:value="-172.86837370098" calcext:value-type="float">
            <text:p>-172.86837370098</text:p>
          </table:table-cell>
          <table:table-cell office:value-type="float" office:value="172.86837370098" calcext:value-type="float">
            <text:p>172.86837370098</text:p>
          </table:table-cell>
          <table:table-cell office:value-type="float" office:value="1449.34441808523" calcext:value-type="float">
            <text:p>1449.34441808523</text:p>
          </table:table-cell>
          <table:table-cell office:value-type="float" office:value="1803.27174003761" calcext:value-type="float">
            <text:p>1803.27174003761</text:p>
          </table:table-cell>
          <table:table-cell office:value-type="float" office:value="1714.78990954952" calcext:value-type="float">
            <text:p>1714.78990954952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425.32376237624" calcext:value-type="float">
            <text:p>1425.32376237624</text:p>
          </table:table-cell>
          <table:table-cell office:value-type="float" office:value="1432.04376237624" calcext:value-type="float">
            <text:p>1432.04376237624</text:p>
          </table:table-cell>
          <table:table-cell office:value-type="float" office:value="0.508702312175546" calcext:value-type="float">
            <text:p>0.508702312175546</text:p>
          </table:table-cell>
          <table:table-cell office:value-type="float" office:value="0.508770010658237" calcext:value-type="float">
            <text:p>0.508770010658237</text:p>
          </table:table-cell>
          <table:table-cell office:value-type="float" office:value="0.242673417604743" calcext:value-type="float">
            <text:p>0.242673417604743</text:p>
          </table:table-cell>
          <table:table-cell office:value-type="float" office:value="0.242704564845245" calcext:value-type="float">
            <text:p>0.242704564845245</text:p>
          </table:table-cell>
          <table:table-cell office:value-type="float" office:value="-184.153604810464" calcext:value-type="float">
            <text:p>-184.153604810464</text:p>
          </table:table-cell>
          <table:table-cell office:value-type="float" office:value="184.153604810464" calcext:value-type="float">
            <text:p>184.153604810464</text:p>
          </table:table-cell>
          <table:table-cell office:value-type="float" office:value="1241.19847138959" calcext:value-type="float">
            <text:p>1241.19847138959</text:p>
          </table:table-cell>
          <table:table-cell office:value-type="float" office:value="1616.1973671867" calcext:value-type="float">
            <text:p>1616.1973671867</text:p>
          </table:table-cell>
          <table:table-cell office:value-type="float" office:value="1522.44764323742" calcext:value-type="float">
            <text:p>1522.44764323742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16.8095238095238" calcext:value-type="float">
            <text:p>-16.8095238095238</text:p>
          </table:table-cell>
          <table:table-cell office:value-type="float" office:value="16.8095238095238" calcext:value-type="float">
            <text:p>16.8095238095238</text:p>
          </table:table-cell>
          <table:table-cell office:value-type="float" office:value="957.761904761905" calcext:value-type="float">
            <text:p>957.761904761905</text:p>
          </table:table-cell>
          <table:table-cell office:value-type="float" office:value="991.380952380952" calcext:value-type="float">
            <text:p>991.380952380952</text:p>
          </table:table-cell>
          <table:table-cell office:value-type="float" office:value="0.500551644620733" calcext:value-type="float">
            <text:p>0.500551644620733</text:p>
          </table:table-cell>
          <table:table-cell office:value-type="float" office:value="0.501567186676925" calcext:value-type="float">
            <text:p>0.501567186676925</text:p>
          </table:table-cell>
          <table:table-cell office:value-type="float" office:value="0.185645697996031" calcext:value-type="float">
            <text:p>0.185645697996031</text:p>
          </table:table-cell>
          <table:table-cell office:value-type="float" office:value="0.185944726738039" calcext:value-type="float">
            <text:p>0.185944726738039</text:p>
          </table:table-cell>
          <table:table-cell office:value-type="float" office:value="-135.713212714692" calcext:value-type="float">
            <text:p>-135.713212714692</text:p>
          </table:table-cell>
          <table:table-cell office:value-type="float" office:value="135.713212714692" calcext:value-type="float">
            <text:p>135.713212714692</text:p>
          </table:table-cell>
          <table:table-cell office:value-type="float" office:value="822.048692047212" calcext:value-type="float">
            <text:p>822.048692047212</text:p>
          </table:table-cell>
          <table:table-cell office:value-type="float" office:value="1126.85309129549" calcext:value-type="float">
            <text:p>1126.85309129549</text:p>
          </table:table-cell>
          <table:table-cell office:value-type="float" office:value="1050.65199148342" calcext:value-type="float">
            <text:p>1050.65199148342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422.32693069307" calcext:value-type="float">
            <text:p>1422.32693069307</text:p>
          </table:table-cell>
          <table:table-cell office:value-type="float" office:value="1431.00693069307" calcext:value-type="float">
            <text:p>1431.00693069307</text:p>
          </table:table-cell>
          <table:table-cell office:value-type="float" office:value="0.508672097284669" calcext:value-type="float">
            <text:p>0.508672097284669</text:p>
          </table:table-cell>
          <table:table-cell office:value-type="float" office:value="0.508759568725581" calcext:value-type="float">
            <text:p>0.508759568725581</text:p>
          </table:table-cell>
          <table:table-cell office:value-type="float" office:value="0.24118790068415" calcext:value-type="float">
            <text:p>0.24118790068415</text:p>
          </table:table-cell>
          <table:table-cell office:value-type="float" office:value="0.241233209355955" calcext:value-type="float">
            <text:p>0.241233209355955</text:p>
          </table:table-cell>
          <table:table-cell office:value-type="float" office:value="-182.818531677096" calcext:value-type="float">
            <text:p>-182.818531677096</text:p>
          </table:table-cell>
          <table:table-cell office:value-type="float" office:value="182.818531677096" calcext:value-type="float">
            <text:p>182.818531677096</text:p>
          </table:table-cell>
          <table:table-cell office:value-type="float" office:value="1239.54943241377" calcext:value-type="float">
            <text:p>1239.54943241377</text:p>
          </table:table-cell>
          <table:table-cell office:value-type="float" office:value="1613.82546237017" calcext:value-type="float">
            <text:p>1613.82546237017</text:p>
          </table:table-cell>
          <table:table-cell office:value-type="float" office:value="1520.25645488107" calcext:value-type="float">
            <text:p>1520.25645488107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061.11584158416" calcext:value-type="float">
            <text:p>1061.11584158416</text:p>
          </table:table-cell>
          <table:table-cell office:value-type="float" office:value="1079.11584158416" calcext:value-type="float">
            <text:p>1079.11584158416</text:p>
          </table:table-cell>
          <table:table-cell office:value-type="float" office:value="0.503378558933391" calcext:value-type="float">
            <text:p>0.503378558933391</text:p>
          </table:table-cell>
          <table:table-cell office:value-type="float" office:value="0.503787499804448" calcext:value-type="float">
            <text:p>0.503787499804448</text:p>
          </table:table-cell>
          <table:table-cell office:value-type="float" office:value="0.246248804435584" calcext:value-type="float">
            <text:p>0.246248804435584</text:p>
          </table:table-cell>
          <table:table-cell office:value-type="float" office:value="0.246449508310458" calcext:value-type="float">
            <text:p>0.246449508310458</text:p>
          </table:table-cell>
          <table:table-cell office:value-type="float" office:value="-187.574391690527" calcext:value-type="float">
            <text:p>-187.574391690527</text:p>
          </table:table-cell>
          <table:table-cell office:value-type="float" office:value="187.574391690527" calcext:value-type="float">
            <text:p>187.574391690527</text:p>
          </table:table-cell>
          <table:table-cell office:value-type="float" office:value="873.725621094593" calcext:value-type="float">
            <text:p>873.725621094593</text:p>
          </table:table-cell>
          <table:table-cell office:value-type="float" office:value="1266.69023327469" calcext:value-type="float">
            <text:p>1266.69023327469</text:p>
          </table:table-cell>
          <table:table-cell office:value-type="float" office:value="1168.44908022966" calcext:value-type="float">
            <text:p>1168.44908022966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6.26" calcext:value-type="float">
            <text:p>-6.26</text:p>
          </table:table-cell>
          <table:table-cell office:value-type="float" office:value="6.26" calcext:value-type="float">
            <text:p>6.26</text:p>
          </table:table-cell>
          <table:table-cell office:value-type="float" office:value="1565.11623762376" calcext:value-type="float">
            <text:p>1565.11623762376</text:p>
          </table:table-cell>
          <table:table-cell office:value-type="float" office:value="1577.63623762376" calcext:value-type="float">
            <text:p>1577.63623762376</text:p>
          </table:table-cell>
          <table:table-cell office:value-type="float" office:value="0.510179040383843" calcext:value-type="float">
            <text:p>0.510179040383843</text:p>
          </table:table-cell>
          <table:table-cell office:value-type="float" office:value="0.510327086896937" calcext:value-type="float">
            <text:p>0.510327086896937</text:p>
          </table:table-cell>
          <table:table-cell office:value-type="float" office:value="0.233717112785294" calcext:value-type="float">
            <text:p>0.233717112785294</text:p>
          </table:table-cell>
          <table:table-cell office:value-type="float" office:value="0.233785421965897" calcext:value-type="float">
            <text:p>0.233785421965897</text:p>
          </table:table-cell>
          <table:table-cell office:value-type="float" office:value="-176.134898186951" calcext:value-type="float">
            <text:p>-176.134898186951</text:p>
          </table:table-cell>
          <table:table-cell office:value-type="float" office:value="176.134898186951" calcext:value-type="float">
            <text:p>176.134898186951</text:p>
          </table:table-cell>
          <table:table-cell office:value-type="float" office:value="1389.0420811402" calcext:value-type="float">
            <text:p>1389.0420811402</text:p>
          </table:table-cell>
          <table:table-cell office:value-type="float" office:value="1753.77113581071" calcext:value-type="float">
            <text:p>1753.77113581071</text:p>
          </table:table-cell>
          <table:table-cell office:value-type="float" office:value="1662.58887214309" calcext:value-type="float">
            <text:p>1662.58887214309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-3.16" calcext:value-type="float">
            <text:p>-3.16</text:p>
          </table:table-cell>
          <table:table-cell office:value-type="float" office:value="3.16" calcext:value-type="float">
            <text:p>3.16</text:p>
          </table:table-cell>
          <table:table-cell office:value-type="float" office:value="1076.75405940594" calcext:value-type="float">
            <text:p>1076.75405940594</text:p>
          </table:table-cell>
          <table:table-cell office:value-type="float" office:value="1083.07405940594" calcext:value-type="float">
            <text:p>1083.07405940594</text:p>
          </table:table-cell>
          <table:table-cell office:value-type="float" office:value="0.503735113747701" calcext:value-type="float">
            <text:p>0.503735113747701</text:p>
          </table:table-cell>
          <table:table-cell office:value-type="float" office:value="0.503874452380739" calcext:value-type="float">
            <text:p>0.503874452380739</text:p>
          </table:table-cell>
          <table:table-cell office:value-type="float" office:value="0.21997513674087" calcext:value-type="float">
            <text:p>0.21997513674087</text:p>
          </table:table-cell>
          <table:table-cell office:value-type="float" office:value="0.22005220078309" calcext:value-type="float">
            <text:p>0.22005220078309</text:p>
          </table:table-cell>
          <table:table-cell office:value-type="float" office:value="-164.114769773072" calcext:value-type="float">
            <text:p>-164.114769773072</text:p>
          </table:table-cell>
          <table:table-cell office:value-type="float" office:value="164.114769773072" calcext:value-type="float">
            <text:p>164.114769773072</text:p>
          </table:table-cell>
          <table:table-cell office:value-type="float" office:value="912.705697345097" calcext:value-type="float">
            <text:p>912.705697345097</text:p>
          </table:table-cell>
          <table:table-cell office:value-type="float" office:value="1247.18882917901" calcext:value-type="float">
            <text:p>1247.18882917901</text:p>
          </table:table-cell>
          <table:table-cell office:value-type="float" office:value="1163.56804622053" calcext:value-type="float">
            <text:p>1163.56804622053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4.58" calcext:value-type="float">
            <text:p>-4.58</text:p>
          </table:table-cell>
          <table:table-cell office:value-type="float" office:value="4.58" calcext:value-type="float">
            <text:p>4.58</text:p>
          </table:table-cell>
          <table:table-cell office:value-type="float" office:value="1705.74257425743" calcext:value-type="float">
            <text:p>1705.74257425743</text:p>
          </table:table-cell>
          <table:table-cell office:value-type="float" office:value="1714.90257425743" calcext:value-type="float">
            <text:p>1714.90257425743</text:p>
          </table:table-cell>
          <table:table-cell office:value-type="float" office:value="0.512150717238662" calcext:value-type="float">
            <text:p>0.512150717238662</text:p>
          </table:table-cell>
          <table:table-cell office:value-type="float" office:value="0.512308616495522" calcext:value-type="float">
            <text:p>0.512308616495522</text:p>
          </table:table-cell>
          <table:table-cell office:value-type="float" office:value="0.203086874970691" calcext:value-type="float">
            <text:p>0.203086874970691</text:p>
          </table:table-cell>
          <table:table-cell office:value-type="float" office:value="0.203090891706173" calcext:value-type="float">
            <text:p>0.203090891706173</text:p>
          </table:table-cell>
          <table:table-cell office:value-type="float" office:value="-149.755180467594" calcext:value-type="float">
            <text:p>-149.755180467594</text:p>
          </table:table-cell>
          <table:table-cell office:value-type="float" office:value="149.755180467594" calcext:value-type="float">
            <text:p>149.755180467594</text:p>
          </table:table-cell>
          <table:table-cell office:value-type="float" office:value="1555.99073636241" calcext:value-type="float">
            <text:p>1555.99073636241</text:p>
          </table:table-cell>
          <table:table-cell office:value-type="float" office:value="1864.65775472502" calcext:value-type="float">
            <text:p>1864.65775472502</text:p>
          </table:table-cell>
          <table:table-cell office:value-type="float" office:value="1787.49100013437" calcext:value-type="float">
            <text:p>1787.49100013437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691.80198019802" calcext:value-type="float">
            <text:p>1691.80198019802</text:p>
          </table:table-cell>
          <table:table-cell office:value-type="float" office:value="1700.20198019802" calcext:value-type="float">
            <text:p>1700.20198019802</text:p>
          </table:table-cell>
          <table:table-cell office:value-type="float" office:value="0.511918616708967" calcext:value-type="float">
            <text:p>0.511918616708967</text:p>
          </table:table-cell>
          <table:table-cell office:value-type="float" office:value="0.512057306120649" calcext:value-type="float">
            <text:p>0.512057306120649</text:p>
          </table:table-cell>
          <table:table-cell office:value-type="float" office:value="0.215948764715691" calcext:value-type="float">
            <text:p>0.215948764715691</text:p>
          </table:table-cell>
          <table:table-cell office:value-type="float" office:value="0.215975286024241" calcext:value-type="float">
            <text:p>0.215975286024241</text:p>
          </table:table-cell>
          <table:table-cell office:value-type="float" office:value="-160.616760185879" calcext:value-type="float">
            <text:p>-160.616760185879</text:p>
          </table:table-cell>
          <table:table-cell office:value-type="float" office:value="160.616760185879" calcext:value-type="float">
            <text:p>160.616760185879</text:p>
          </table:table-cell>
          <table:table-cell office:value-type="float" office:value="1531.20787547064" calcext:value-type="float">
            <text:p>1531.20787547064</text:p>
          </table:table-cell>
          <table:table-cell office:value-type="float" office:value="1860.8187403839" calcext:value-type="float">
            <text:p>1860.8187403839</text:p>
          </table:table-cell>
          <table:table-cell office:value-type="float" office:value="1778.41602415559" calcext:value-type="float">
            <text:p>1778.41602415559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18.10871287129" calcext:value-type="float">
            <text:p>1718.10871287129</text:p>
          </table:table-cell>
          <table:table-cell office:value-type="float" office:value="1724.18871287129" calcext:value-type="float">
            <text:p>1724.18871287129</text:p>
          </table:table-cell>
          <table:table-cell office:value-type="float" office:value="0.512364926890404" calcext:value-type="float">
            <text:p>0.512364926890404</text:p>
          </table:table-cell>
          <table:table-cell office:value-type="float" office:value="0.51247323035697" calcext:value-type="float">
            <text:p>0.51247323035697</text:p>
          </table:table-cell>
          <table:table-cell office:value-type="float" office:value="0.270000850557962" calcext:value-type="float">
            <text:p>0.270000850557962</text:p>
          </table:table-cell>
          <table:table-cell office:value-type="float" office:value="0.270054384771479" calcext:value-type="float">
            <text:p>0.270054384771479</text:p>
          </table:table-cell>
          <table:table-cell office:value-type="float" office:value="-209.958506231855" calcext:value-type="float">
            <text:p>-209.958506231855</text:p>
          </table:table-cell>
          <table:table-cell office:value-type="float" office:value="209.958506231855" calcext:value-type="float">
            <text:p>209.958506231855</text:p>
          </table:table-cell>
          <table:table-cell office:value-type="float" office:value="1508.20272289401" calcext:value-type="float">
            <text:p>1508.20272289401</text:p>
          </table:table-cell>
          <table:table-cell office:value-type="float" office:value="1934.14721910314" calcext:value-type="float">
            <text:p>1934.14721910314</text:p>
          </table:table-cell>
          <table:table-cell office:value-type="float" office:value="1827.66109505086" calcext:value-type="float">
            <text:p>1827.66109505086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482.65346534653" calcext:value-type="float">
            <text:p>1482.65346534653</text:p>
          </table:table-cell>
          <table:table-cell office:value-type="float" office:value="1492.65346534653" calcext:value-type="float">
            <text:p>1492.65346534653</text:p>
          </table:table-cell>
          <table:table-cell office:value-type="float" office:value="0.509282974645761" calcext:value-type="float">
            <text:p>0.509282974645761</text:p>
          </table:table-cell>
          <table:table-cell office:value-type="float" office:value="0.509386271316076" calcext:value-type="float">
            <text:p>0.509386271316076</text:p>
          </table:table-cell>
          <table:table-cell office:value-type="float" office:value="0.254828213727632" calcext:value-type="float">
            <text:p>0.254828213727632</text:p>
          </table:table-cell>
          <table:table-cell office:value-type="float" office:value="0.254879499618333" calcext:value-type="float">
            <text:p>0.254879499618333</text:p>
          </table:table-cell>
          <table:table-cell office:value-type="float" office:value="-195.399198727468" calcext:value-type="float">
            <text:p>-195.399198727468</text:p>
          </table:table-cell>
          <table:table-cell office:value-type="float" office:value="195.399198727468" calcext:value-type="float">
            <text:p>195.399198727468</text:p>
          </table:table-cell>
          <table:table-cell office:value-type="float" office:value="1287.3024119596" calcext:value-type="float">
            <text:p>1287.3024119596</text:p>
          </table:table-cell>
          <table:table-cell office:value-type="float" office:value="1688.052664074" calcext:value-type="float">
            <text:p>1688.052664074</text:p>
          </table:table-cell>
          <table:table-cell office:value-type="float" office:value="1587.8651010454" calcext:value-type="float">
            <text:p>1587.8651010454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5.06" calcext:value-type="float">
            <text:p>-5.06</text:p>
          </table:table-cell>
          <table:table-cell office:value-type="float" office:value="5.06" calcext:value-type="float">
            <text:p>5.06</text:p>
          </table:table-cell>
          <table:table-cell office:value-type="float" office:value="1706.18178217822" calcext:value-type="float">
            <text:p>1706.18178217822</text:p>
          </table:table-cell>
          <table:table-cell office:value-type="float" office:value="1716.30178217822" calcext:value-type="float">
            <text:p>1716.30178217822</text:p>
          </table:table-cell>
          <table:table-cell office:value-type="float" office:value="0.512158188921944" calcext:value-type="float">
            <text:p>0.512158188921944</text:p>
          </table:table-cell>
          <table:table-cell office:value-type="float" office:value="0.512333123841682" calcext:value-type="float">
            <text:p>0.512333123841682</text:p>
          </table:table-cell>
          <table:table-cell office:value-type="float" office:value="0.248348546506016" calcext:value-type="float">
            <text:p>0.248348546506016</text:p>
          </table:table-cell>
          <table:table-cell office:value-type="float" office:value="0.248426806864846" calcext:value-type="float">
            <text:p>0.248426806864846</text:p>
          </table:table-cell>
          <table:table-cell office:value-type="float" office:value="-189.393988937674" calcext:value-type="float">
            <text:p>-189.393988937674</text:p>
          </table:table-cell>
          <table:table-cell office:value-type="float" office:value="189.393988937674" calcext:value-type="float">
            <text:p>189.393988937674</text:p>
          </table:table-cell>
          <table:table-cell office:value-type="float" office:value="1516.85999164578" calcext:value-type="float">
            <text:p>1516.85999164578</text:p>
          </table:table-cell>
          <table:table-cell office:value-type="float" office:value="1905.69577111589" calcext:value-type="float">
            <text:p>1905.69577111589</text:p>
          </table:table-cell>
          <table:table-cell office:value-type="float" office:value="1808.48682624836" calcext:value-type="float">
            <text:p>1808.48682624836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5.16" calcext:value-type="float">
            <text:p>-5.16</text:p>
          </table:table-cell>
          <table:table-cell office:value-type="float" office:value="5.16" calcext:value-type="float">
            <text:p>5.16</text:p>
          </table:table-cell>
          <table:table-cell office:value-type="float" office:value="1406.67821782178" calcext:value-type="float">
            <text:p>1406.67821782178</text:p>
          </table:table-cell>
          <table:table-cell office:value-type="float" office:value="1416.99821782178" calcext:value-type="float">
            <text:p>1416.99821782178</text:p>
          </table:table-cell>
          <table:table-cell office:value-type="float" office:value="0.508513845518951" calcext:value-type="float">
            <text:p>0.508513845518951</text:p>
          </table:table-cell>
          <table:table-cell office:value-type="float" office:value="0.508618313646564" calcext:value-type="float">
            <text:p>0.508618313646564</text:p>
          </table:table-cell>
          <table:table-cell office:value-type="float" office:value="0.23115490793667" calcext:value-type="float">
            <text:p>0.23115490793667</text:p>
          </table:table-cell>
          <table:table-cell office:value-type="float" office:value="0.231203522271493" calcext:value-type="float">
            <text:p>0.231203522271493</text:p>
          </table:table-cell>
          <table:table-cell office:value-type="float" office:value="-173.845880512226" calcext:value-type="float">
            <text:p>-173.845880512226</text:p>
          </table:table-cell>
          <table:table-cell office:value-type="float" office:value="173.845880512226" calcext:value-type="float">
            <text:p>173.845880512226</text:p>
          </table:table-cell>
          <table:table-cell office:value-type="float" office:value="1232.87530301721" calcext:value-type="float">
            <text:p>1232.87530301721</text:p>
          </table:table-cell>
          <table:table-cell office:value-type="float" office:value="1590.84409833401" calcext:value-type="float">
            <text:p>1590.84409833401</text:p>
          </table:table-cell>
          <table:table-cell office:value-type="float" office:value="1501.35189950481" calcext:value-type="float">
            <text:p>1501.35189950481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3.14" calcext:value-type="float">
            <text:p>-3.14</text:p>
          </table:table-cell>
          <table:table-cell office:value-type="float" office:value="3.14" calcext:value-type="float">
            <text:p>3.14</text:p>
          </table:table-cell>
          <table:table-cell office:value-type="float" office:value="1069.18059405941" calcext:value-type="float">
            <text:p>1069.18059405941</text:p>
          </table:table-cell>
          <table:table-cell office:value-type="float" office:value="1075.46059405941" calcext:value-type="float">
            <text:p>1075.46059405941</text:p>
          </table:table-cell>
          <table:table-cell office:value-type="float" office:value="0.503564558311682" calcext:value-type="float">
            <text:p>0.503564558311682</text:p>
          </table:table-cell>
          <table:table-cell office:value-type="float" office:value="0.503706263166275" calcext:value-type="float">
            <text:p>0.503706263166275</text:p>
          </table:table-cell>
          <table:table-cell office:value-type="float" office:value="0.227918235968023" calcext:value-type="float">
            <text:p>0.227918235968023</text:p>
          </table:table-cell>
          <table:table-cell office:value-type="float" office:value="0.227993563285464" calcext:value-type="float">
            <text:p>0.227993563285464</text:p>
          </table:table-cell>
          <table:table-cell office:value-type="float" office:value="-171.019343277165" calcext:value-type="float">
            <text:p>-171.019343277165</text:p>
          </table:table-cell>
          <table:table-cell office:value-type="float" office:value="171.019343277165" calcext:value-type="float">
            <text:p>171.019343277165</text:p>
          </table:table-cell>
          <table:table-cell office:value-type="float" office:value="898.227328102829" calcext:value-type="float">
            <text:p>898.227328102829</text:p>
          </table:table-cell>
          <table:table-cell office:value-type="float" office:value="1246.47993733657" calcext:value-type="float">
            <text:p>1246.47993733657</text:p>
          </table:table-cell>
          <table:table-cell office:value-type="float" office:value="1159.41678502814" calcext:value-type="float">
            <text:p>1159.4167850281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4.76" calcext:value-type="float">
            <text:p>-4.76</text:p>
          </table:table-cell>
          <table:table-cell office:value-type="float" office:value="4.76" calcext:value-type="float">
            <text:p>4.76</text:p>
          </table:table-cell>
          <table:table-cell office:value-type="float" office:value="1480.44871287129" calcext:value-type="float">
            <text:p>1480.44871287129</text:p>
          </table:table-cell>
          <table:table-cell office:value-type="float" office:value="1489.96871287129" calcext:value-type="float">
            <text:p>1489.96871287129</text:p>
          </table:table-cell>
          <table:table-cell office:value-type="float" office:value="0.509260327568009" calcext:value-type="float">
            <text:p>0.509260327568009</text:p>
          </table:table-cell>
          <table:table-cell office:value-type="float" office:value="0.509358439910047" calcext:value-type="float">
            <text:p>0.509358439910047</text:p>
          </table:table-cell>
          <table:table-cell office:value-type="float" office:value="0.285884322322373" calcext:value-type="float">
            <text:p>0.285884322322373</text:p>
          </table:table-cell>
          <table:table-cell office:value-type="float" office:value="0.285942329093016" calcext:value-type="float">
            <text:p>0.285942329093016</text:p>
          </table:table-cell>
          <table:table-cell office:value-type="float" office:value="-225.943953533627" calcext:value-type="float">
            <text:p>-225.943953533627</text:p>
          </table:table-cell>
          <table:table-cell office:value-type="float" office:value="225.943953533627" calcext:value-type="float">
            <text:p>225.943953533627</text:p>
          </table:table-cell>
          <table:table-cell office:value-type="float" office:value="1254.56464994325" calcext:value-type="float">
            <text:p>1254.56464994325</text:p>
          </table:table-cell>
          <table:table-cell office:value-type="float" office:value="1715.91266640491" calcext:value-type="float">
            <text:p>1715.91266640491</text:p>
          </table:table-cell>
          <table:table-cell office:value-type="float" office:value="1600.5756622895" calcext:value-type="float">
            <text:p>1600.5756622895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-19.1666666666667" calcext:value-type="float">
            <text:p>-19.1666666666667</text:p>
          </table:table-cell>
          <table:table-cell office:value-type="float" office:value="19.1666666666667" calcext:value-type="float">
            <text:p>19.1666666666667</text:p>
          </table:table-cell>
          <table:table-cell office:value-type="float" office:value="1183.69230769231" calcext:value-type="float">
            <text:p>1183.69230769231</text:p>
          </table:table-cell>
          <table:table-cell office:value-type="float" office:value="1222.02564102564" calcext:value-type="float">
            <text:p>1222.02564102564</text:p>
          </table:table-cell>
          <table:table-cell office:value-type="float" office:value="0.505765518458318" calcext:value-type="float">
            <text:p>0.505765518458318</text:p>
          </table:table-cell>
          <table:table-cell office:value-type="float" office:value="0.50634840742161" calcext:value-type="float">
            <text:p>0.50634840742161</text:p>
          </table:table-cell>
          <table:table-cell office:value-type="float" office:value="0.167490312160712" calcext:value-type="float">
            <text:p>0.167490312160712</text:p>
          </table:table-cell>
          <table:table-cell office:value-type="float" office:value="0.167573582012611" calcext:value-type="float">
            <text:p>0.167573582012611</text:p>
          </table:table-cell>
          <table:table-cell office:value-type="float" office:value="-121.121444801445" calcext:value-type="float">
            <text:p>-121.121444801445</text:p>
          </table:table-cell>
          <table:table-cell office:value-type="float" office:value="121.121444801445" calcext:value-type="float">
            <text:p>121.121444801445</text:p>
          </table:table-cell>
          <table:table-cell office:value-type="float" office:value="1062.6360422553" calcext:value-type="float">
            <text:p>1062.6360422553</text:p>
          </table:table-cell>
          <table:table-cell office:value-type="float" office:value="1343.14708582709" calcext:value-type="float">
            <text:p>1343.14708582709</text:p>
          </table:table-cell>
          <table:table-cell office:value-type="float" office:value="1273.01932493414" calcext:value-type="float">
            <text:p>1273.01932493414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592.89445544554" calcext:value-type="float">
            <text:p>1592.89445544554</text:p>
          </table:table-cell>
          <table:table-cell office:value-type="float" office:value="1600.01445544554" calcext:value-type="float">
            <text:p>1600.01445544554</text:p>
          </table:table-cell>
          <table:table-cell office:value-type="float" office:value="0.510513265986951" calcext:value-type="float">
            <text:p>0.510513265986951</text:p>
          </table:table-cell>
          <table:table-cell office:value-type="float" office:value="0.510602482094123" calcext:value-type="float">
            <text:p>0.510602482094123</text:p>
          </table:table-cell>
          <table:table-cell office:value-type="float" office:value="0.239099084821569" calcext:value-type="float">
            <text:p>0.239099084821569</text:p>
          </table:table-cell>
          <table:table-cell office:value-type="float" office:value="0.239145531979119" calcext:value-type="float">
            <text:p>0.239145531979119</text:p>
          </table:table-cell>
          <table:table-cell office:value-type="float" office:value="-180.932670443961" calcext:value-type="float">
            <text:p>-180.932670443961</text:p>
          </table:table-cell>
          <table:table-cell office:value-type="float" office:value="180.932670443961" calcext:value-type="float">
            <text:p>180.932670443961</text:p>
          </table:table-cell>
          <table:table-cell office:value-type="float" office:value="1412.00363063937" calcext:value-type="float">
            <text:p>1412.00363063937</text:p>
          </table:table-cell>
          <table:table-cell office:value-type="float" office:value="1780.94712588951" calcext:value-type="float">
            <text:p>1780.94712588951</text:p>
          </table:table-cell>
          <table:table-cell office:value-type="float" office:value="1688.71125207697" calcext:value-type="float">
            <text:p>1688.71125207697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1.92" calcext:value-type="float">
            <text:p>-1.92</text:p>
          </table:table-cell>
          <table:table-cell office:value-type="float" office:value="1.92" calcext:value-type="float">
            <text:p>1.92</text:p>
          </table:table-cell>
          <table:table-cell office:value-type="float" office:value="1583.2803960396" calcext:value-type="float">
            <text:p>1583.2803960396</text:p>
          </table:table-cell>
          <table:table-cell office:value-type="float" office:value="1587.1203960396" calcext:value-type="float">
            <text:p>1587.1203960396</text:p>
          </table:table-cell>
          <table:table-cell office:value-type="float" office:value="0.510395188525828" calcext:value-type="float">
            <text:p>0.510395188525828</text:p>
          </table:table-cell>
          <table:table-cell office:value-type="float" office:value="0.51044203007904" calcext:value-type="float">
            <text:p>0.51044203007904</text:p>
          </table:table-cell>
          <table:table-cell office:value-type="float" office:value="0.25381526165593" calcext:value-type="float">
            <text:p>0.25381526165593</text:p>
          </table:table-cell>
          <table:table-cell office:value-type="float" office:value="0.253844311636738" calcext:value-type="float">
            <text:p>0.253844311636738</text:p>
          </table:table-cell>
          <table:table-cell office:value-type="float" office:value="-194.428714331266" calcext:value-type="float">
            <text:p>-194.428714331266</text:p>
          </table:table-cell>
          <table:table-cell office:value-type="float" office:value="194.428714331266" calcext:value-type="float">
            <text:p>194.428714331266</text:p>
          </table:table-cell>
          <table:table-cell office:value-type="float" office:value="1388.87887622577" calcext:value-type="float">
            <text:p>1388.87887622577</text:p>
          </table:table-cell>
          <table:table-cell office:value-type="float" office:value="1781.54911037087" calcext:value-type="float">
            <text:p>1781.54911037087</text:p>
          </table:table-cell>
          <table:table-cell office:value-type="float" office:value="1683.3815518346" calcext:value-type="float">
            <text:p>1683.381551834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4.72" calcext:value-type="float">
            <text:p>-4.72</text:p>
          </table:table-cell>
          <table:table-cell office:value-type="float" office:value="4.72" calcext:value-type="float">
            <text:p>4.72</text:p>
          </table:table-cell>
          <table:table-cell office:value-type="float" office:value="2000.94217821782" calcext:value-type="float">
            <text:p>2000.94217821782</text:p>
          </table:table-cell>
          <table:table-cell office:value-type="float" office:value="2010.38217821782" calcext:value-type="float">
            <text:p>2010.38217821782</text:p>
          </table:table-cell>
          <table:table-cell office:value-type="float" office:value="0.520215915924044" calcext:value-type="float">
            <text:p>0.520215915924044</text:p>
          </table:table-cell>
          <table:table-cell office:value-type="float" office:value="0.520602055816806" calcext:value-type="float">
            <text:p>0.520602055816806</text:p>
          </table:table-cell>
          <table:table-cell office:value-type="float" office:value="0.244860308338198" calcext:value-type="float">
            <text:p>0.244860308338198</text:p>
          </table:table-cell>
          <table:table-cell office:value-type="float" office:value="0.245028821142275" calcext:value-type="float">
            <text:p>0.245028821142275</text:p>
          </table:table-cell>
          <table:table-cell office:value-type="float" office:value="-186.27279266377" calcext:value-type="float">
            <text:p>-186.27279266377</text:p>
          </table:table-cell>
          <table:table-cell office:value-type="float" office:value="186.27279266377" calcext:value-type="float">
            <text:p>186.27279266377</text:p>
          </table:table-cell>
          <table:table-cell office:value-type="float" office:value="1814.82345576657" calcext:value-type="float">
            <text:p>1814.82345576657</text:p>
          </table:table-cell>
          <table:table-cell office:value-type="float" office:value="2196.65497088159" calcext:value-type="float">
            <text:p>2196.65497088159</text:p>
          </table:table-cell>
          <table:table-cell office:value-type="float" office:value="2101.19709210284" calcext:value-type="float">
            <text:p>2101.19709210284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18.10871287129" calcext:value-type="float">
            <text:p>1718.10871287129</text:p>
          </table:table-cell>
          <table:table-cell office:value-type="float" office:value="1724.18871287129" calcext:value-type="float">
            <text:p>1724.18871287129</text:p>
          </table:table-cell>
          <table:table-cell office:value-type="float" office:value="0.512364926890404" calcext:value-type="float">
            <text:p>0.512364926890404</text:p>
          </table:table-cell>
          <table:table-cell office:value-type="float" office:value="0.51247323035697" calcext:value-type="float">
            <text:p>0.51247323035697</text:p>
          </table:table-cell>
          <table:table-cell office:value-type="float" office:value="0.270000850557962" calcext:value-type="float">
            <text:p>0.270000850557962</text:p>
          </table:table-cell>
          <table:table-cell office:value-type="float" office:value="0.270054384771479" calcext:value-type="float">
            <text:p>0.270054384771479</text:p>
          </table:table-cell>
          <table:table-cell office:value-type="float" office:value="-209.958506231855" calcext:value-type="float">
            <text:p>-209.958506231855</text:p>
          </table:table-cell>
          <table:table-cell office:value-type="float" office:value="209.958506231855" calcext:value-type="float">
            <text:p>209.958506231855</text:p>
          </table:table-cell>
          <table:table-cell office:value-type="float" office:value="1508.20272289401" calcext:value-type="float">
            <text:p>1508.20272289401</text:p>
          </table:table-cell>
          <table:table-cell office:value-type="float" office:value="1934.14721910314" calcext:value-type="float">
            <text:p>1934.14721910314</text:p>
          </table:table-cell>
          <table:table-cell office:value-type="float" office:value="1827.66109505086" calcext:value-type="float">
            <text:p>1827.6610950508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4.1" calcext:value-type="float">
            <text:p>-4.1</text:p>
          </table:table-cell>
          <table:table-cell office:value-type="float" office:value="4.1" calcext:value-type="float">
            <text:p>4.1</text:p>
          </table:table-cell>
          <table:table-cell office:value-type="float" office:value="1885.90693069307" calcext:value-type="float">
            <text:p>1885.90693069307</text:p>
          </table:table-cell>
          <table:table-cell office:value-type="float" office:value="1894.10693069307" calcext:value-type="float">
            <text:p>1894.10693069307</text:p>
          </table:table-cell>
          <table:table-cell office:value-type="float" office:value="0.516230429932613" calcext:value-type="float">
            <text:p>0.516230429932613</text:p>
          </table:table-cell>
          <table:table-cell office:value-type="float" office:value="0.516473694762539" calcext:value-type="float">
            <text:p>0.516473694762539</text:p>
          </table:table-cell>
          <table:table-cell office:value-type="float" office:value="0.201910937976091" calcext:value-type="float">
            <text:p>0.201910937976091</text:p>
          </table:table-cell>
          <table:table-cell office:value-type="float" office:value="0.201986691497691" calcext:value-type="float">
            <text:p>0.201986691497691</text:p>
          </table:table-cell>
          <table:table-cell office:value-type="float" office:value="-148.837287891866" calcext:value-type="float">
            <text:p>-148.837287891866</text:p>
          </table:table-cell>
          <table:table-cell office:value-type="float" office:value="148.837287891866" calcext:value-type="float">
            <text:p>148.837287891866</text:p>
          </table:table-cell>
          <table:table-cell office:value-type="float" office:value="1737.13254282838" calcext:value-type="float">
            <text:p>1737.13254282838</text:p>
          </table:table-cell>
          <table:table-cell office:value-type="float" office:value="2042.94421858494" calcext:value-type="float">
            <text:p>2042.94421858494</text:p>
          </table:table-cell>
          <table:table-cell office:value-type="float" office:value="1966.4912996458" calcext:value-type="float">
            <text:p>1966.4912996458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4.5" calcext:value-type="float">
            <text:p>-4.5</text:p>
          </table:table-cell>
          <table:table-cell office:value-type="float" office:value="4.5" calcext:value-type="float">
            <text:p>4.5</text:p>
          </table:table-cell>
          <table:table-cell office:value-type="float" office:value="1322.11782178218" calcext:value-type="float">
            <text:p>1322.11782178218</text:p>
          </table:table-cell>
          <table:table-cell office:value-type="float" office:value="1331.11782178218" calcext:value-type="float">
            <text:p>1331.11782178218</text:p>
          </table:table-cell>
          <table:table-cell office:value-type="float" office:value="0.50761721447015" calcext:value-type="float">
            <text:p>0.50761721447015</text:p>
          </table:table-cell>
          <table:table-cell office:value-type="float" office:value="0.507717935340317" calcext:value-type="float">
            <text:p>0.507717935340317</text:p>
          </table:table-cell>
          <table:table-cell office:value-type="float" office:value="0.264416585701929" calcext:value-type="float">
            <text:p>0.264416585701929</text:p>
          </table:table-cell>
          <table:table-cell office:value-type="float" office:value="0.264455460423748" calcext:value-type="float">
            <text:p>0.264455460423748</text:p>
          </table:table-cell>
          <table:table-cell office:value-type="float" office:value="-204.511658521716" calcext:value-type="float">
            <text:p>-204.511658521716</text:p>
          </table:table-cell>
          <table:table-cell office:value-type="float" office:value="204.511658521716" calcext:value-type="float">
            <text:p>204.511658521716</text:p>
          </table:table-cell>
          <table:table-cell office:value-type="float" office:value="1117.64366587754" calcext:value-type="float">
            <text:p>1117.64366587754</text:p>
          </table:table-cell>
          <table:table-cell office:value-type="float" office:value="1535.62948030389" calcext:value-type="float">
            <text:p>1535.62948030389</text:p>
          </table:table-cell>
          <table:table-cell office:value-type="float" office:value="1431.13302669731" calcext:value-type="float">
            <text:p>1431.13302669731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6.28" calcext:value-type="float">
            <text:p>-6.28</text:p>
          </table:table-cell>
          <table:table-cell office:value-type="float" office:value="6.28" calcext:value-type="float">
            <text:p>6.28</text:p>
          </table:table-cell>
          <table:table-cell office:value-type="float" office:value="1389.62574257426" calcext:value-type="float">
            <text:p>1389.62574257426</text:p>
          </table:table-cell>
          <table:table-cell office:value-type="float" office:value="1402.18574257426" calcext:value-type="float">
            <text:p>1402.18574257426</text:p>
          </table:table-cell>
          <table:table-cell office:value-type="float" office:value="0.508339856977688" calcext:value-type="float">
            <text:p>0.508339856977688</text:p>
          </table:table-cell>
          <table:table-cell office:value-type="float" office:value="0.508468200059261" calcext:value-type="float">
            <text:p>0.508468200059261</text:p>
          </table:table-cell>
          <table:table-cell office:value-type="float" office:value="0.241242248268688" calcext:value-type="float">
            <text:p>0.241242248268688</text:p>
          </table:table-cell>
          <table:table-cell office:value-type="float" office:value="0.241305462865446" calcext:value-type="float">
            <text:p>0.241305462865446</text:p>
          </table:table-cell>
          <table:table-cell office:value-type="float" office:value="-182.883977105242" calcext:value-type="float">
            <text:p>-182.883977105242</text:p>
          </table:table-cell>
          <table:table-cell office:value-type="float" office:value="182.883977105242" calcext:value-type="float">
            <text:p>182.883977105242</text:p>
          </table:table-cell>
          <table:table-cell office:value-type="float" office:value="1206.7990243263" calcext:value-type="float">
            <text:p>1206.7990243263</text:p>
          </table:table-cell>
          <table:table-cell office:value-type="float" office:value="1585.0697196795" calcext:value-type="float">
            <text:p>1585.0697196795</text:p>
          </table:table-cell>
          <table:table-cell office:value-type="float" office:value="1490.5020458412" calcext:value-type="float">
            <text:p>1490.5020458412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213.01168316832" calcext:value-type="float">
            <text:p>1213.01168316832</text:p>
          </table:table-cell>
          <table:table-cell office:value-type="float" office:value="1219.01168316832" calcext:value-type="float">
            <text:p>1219.01168316832</text:p>
          </table:table-cell>
          <table:table-cell office:value-type="float" office:value="0.506217083386093" calcext:value-type="float">
            <text:p>0.506217083386093</text:p>
          </table:table-cell>
          <table:table-cell office:value-type="float" office:value="0.506304869781403" calcext:value-type="float">
            <text:p>0.506304869781403</text:p>
          </table:table-cell>
          <table:table-cell office:value-type="float" office:value="0.225902246544739" calcext:value-type="float">
            <text:p>0.225902246544739</text:p>
          </table:table-cell>
          <table:table-cell office:value-type="float" office:value="0.225930469100775" calcext:value-type="float">
            <text:p>0.225930469100775</text:p>
          </table:table-cell>
          <table:table-cell office:value-type="float" office:value="-169.213707499773" calcext:value-type="float">
            <text:p>-169.213707499773</text:p>
          </table:table-cell>
          <table:table-cell office:value-type="float" office:value="169.213707499773" calcext:value-type="float">
            <text:p>169.213707499773</text:p>
          </table:table-cell>
          <table:table-cell office:value-type="float" office:value="1043.8226173845" calcext:value-type="float">
            <text:p>1043.8226173845</text:p>
          </table:table-cell>
          <table:table-cell office:value-type="float" office:value="1388.22539066809" calcext:value-type="float">
            <text:p>1388.22539066809</text:p>
          </table:table-cell>
          <table:table-cell office:value-type="float" office:value="1302.12469734719" calcext:value-type="float">
            <text:p>1302.12469734719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3.12" calcext:value-type="float">
            <text:p>-3.12</text:p>
          </table:table-cell>
          <table:table-cell office:value-type="float" office:value="3.12" calcext:value-type="float">
            <text:p>3.12</text:p>
          </table:table-cell>
          <table:table-cell office:value-type="float" office:value="2250.99881188119" calcext:value-type="float">
            <text:p>2250.99881188119</text:p>
          </table:table-cell>
          <table:table-cell office:value-type="float" office:value="2257.23881188119" calcext:value-type="float">
            <text:p>2257.23881188119</text:p>
          </table:table-cell>
          <table:table-cell office:value-type="float" office:value="0.534163922521249" calcext:value-type="float">
            <text:p>0.534163922521249</text:p>
          </table:table-cell>
          <table:table-cell office:value-type="float" office:value="0.534623328776001" calcext:value-type="float">
            <text:p>0.534623328776001</text:p>
          </table:table-cell>
          <table:table-cell office:value-type="float" office:value="0.26217942019766" calcext:value-type="float">
            <text:p>0.26217942019766</text:p>
          </table:table-cell>
          <table:table-cell office:value-type="float" office:value="0.262430683179974" calcext:value-type="float">
            <text:p>0.262430683179974</text:p>
          </table:table-cell>
          <table:table-cell office:value-type="float" office:value="-202.564006760153" calcext:value-type="float">
            <text:p>-202.564006760153</text:p>
          </table:table-cell>
          <table:table-cell office:value-type="float" office:value="202.564006760153" calcext:value-type="float">
            <text:p>202.564006760153</text:p>
          </table:table-cell>
          <table:table-cell office:value-type="float" office:value="2048.67569807377" calcext:value-type="float">
            <text:p>2048.67569807377</text:p>
          </table:table-cell>
          <table:table-cell office:value-type="float" office:value="2459.80281864134" calcext:value-type="float">
            <text:p>2459.80281864134</text:p>
          </table:table-cell>
          <table:table-cell office:value-type="float" office:value="2357.02103849945" calcext:value-type="float">
            <text:p>2357.02103849945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2.28" calcext:value-type="float">
            <text:p>-2.28</text:p>
          </table:table-cell>
          <table:table-cell office:value-type="float" office:value="2.28" calcext:value-type="float">
            <text:p>2.28</text:p>
          </table:table-cell>
          <table:table-cell office:value-type="float" office:value="2279.92158415842" calcext:value-type="float">
            <text:p>2279.92158415842</text:p>
          </table:table-cell>
          <table:table-cell office:value-type="float" office:value="2284.48158415842" calcext:value-type="float">
            <text:p>2284.48158415842</text:p>
          </table:table-cell>
          <table:table-cell office:value-type="float" office:value="0.536344755836579" calcext:value-type="float">
            <text:p>0.536344755836579</text:p>
          </table:table-cell>
          <table:table-cell office:value-type="float" office:value="0.536700695894458" calcext:value-type="float">
            <text:p>0.536700695894458</text:p>
          </table:table-cell>
          <table:table-cell office:value-type="float" office:value="0.277250596564614" calcext:value-type="float">
            <text:p>0.277250596564614</text:p>
          </table:table-cell>
          <table:table-cell office:value-type="float" office:value="0.277442304630875" calcext:value-type="float">
            <text:p>0.277442304630875</text:p>
          </table:table-cell>
          <table:table-cell office:value-type="float" office:value="-217.290221468194" calcext:value-type="float">
            <text:p>-217.290221468194</text:p>
          </table:table-cell>
          <table:table-cell office:value-type="float" office:value="217.290221468194" calcext:value-type="float">
            <text:p>217.290221468194</text:p>
          </table:table-cell>
          <table:table-cell office:value-type="float" office:value="2062.82377837374" calcext:value-type="float">
            <text:p>2062.82377837374</text:p>
          </table:table-cell>
          <table:table-cell office:value-type="float" office:value="2501.77180562661" calcext:value-type="float">
            <text:p>2501.77180562661</text:p>
          </table:table-cell>
          <table:table-cell office:value-type="float" office:value="2392.03479881339" calcext:value-type="float">
            <text:p>2392.03479881339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3.28" calcext:value-type="float">
            <text:p>-3.28</text:p>
          </table:table-cell>
          <table:table-cell office:value-type="float" office:value="3.28" calcext:value-type="float">
            <text:p>3.28</text:p>
          </table:table-cell>
          <table:table-cell office:value-type="float" office:value="1504.44693069307" calcext:value-type="float">
            <text:p>1504.44693069307</text:p>
          </table:table-cell>
          <table:table-cell office:value-type="float" office:value="1511.00693069307" calcext:value-type="float">
            <text:p>1511.00693069307</text:p>
          </table:table-cell>
          <table:table-cell office:value-type="float" office:value="0.509509504548395" calcext:value-type="float">
            <text:p>0.509509504548395</text:p>
          </table:table-cell>
          <table:table-cell office:value-type="float" office:value="0.509578820518621" calcext:value-type="float">
            <text:p>0.509578820518621</text:p>
          </table:table-cell>
          <table:table-cell office:value-type="float" office:value="0.23255799497637" calcext:value-type="float">
            <text:p>0.23255799497637</text:p>
          </table:table-cell>
          <table:table-cell office:value-type="float" office:value="0.232580583470176" calcext:value-type="float">
            <text:p>0.232580583470176</text:p>
          </table:table-cell>
          <table:table-cell office:value-type="float" office:value="-175.064986763845" calcext:value-type="float">
            <text:p>-175.064986763845</text:p>
          </table:table-cell>
          <table:table-cell office:value-type="float" office:value="175.064986763845" calcext:value-type="float">
            <text:p>175.064986763845</text:p>
          </table:table-cell>
          <table:table-cell office:value-type="float" office:value="1329.40197349754" calcext:value-type="float">
            <text:p>1329.40197349754</text:p>
          </table:table-cell>
          <table:table-cell office:value-type="float" office:value="1686.07191745691" calcext:value-type="float">
            <text:p>1686.07191745691</text:p>
          </table:table-cell>
          <table:table-cell office:value-type="float" office:value="1596.90443146707" calcext:value-type="float">
            <text:p>1596.90443146707</text:p>
          </table:table-cell>
        </table:table-row>
      </table:table>
      <table:table table:name="Ranked_Full" table:style-name="ta1"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ure Average Elo Fluctuation</text:p>
          </table:table-cell>
          <table:table-cell/>
          <table:table-cell office:value-type="string" calcext:value-type="string">
            <text:p>Pure Average Elo</text:p>
          </table:table-cell>
          <table:table-cell/>
          <table:table-cell office:value-type="string" calcext:value-type="string">
            <text:p>Target Win Rate For That Elo</text:p>
          </table:table-cell>
          <table:table-cell/>
          <table:table-cell office:value-type="string" calcext:value-type="string">
            <text:p>Win Rate Deviation</text:p>
          </table:table-cell>
          <table:table-cell/>
          <table:table-cell office:value-type="string" calcext:value-type="string">
            <text:p>Elo Drift From Win <text:s/>Rate</text:p>
          </table:table-cell>
          <table:table-cell/>
          <table:table-cell office:value-type="string" calcext:value-type="string">
            <text:p>Ranked Elo Window</text:p>
          </table:table-cell>
          <table:table-cell/>
          <table:table-cell office:value-type="string" calcext:value-type="string">
            <text:p>Ranked Elo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Point 3/4</text:p>
          </table:table-cell>
        </table:table-row>
        <table:table-row table:style-name="ro1">
          <table:table-cell office:value-type="string" calcext:value-type="string">
            <text:p>PlushWerewolf</text:p>
          </table:table-cell>
          <table:table-cell office:value-type="float" office:value="-4.06" calcext:value-type="float">
            <text:p>-4.06</text:p>
          </table:table-cell>
          <table:table-cell office:value-type="float" office:value="4.06" calcext:value-type="float">
            <text:p>4.06</text:p>
          </table:table-cell>
          <table:table-cell office:value-type="float" office:value="1235.8601980198" calcext:value-type="float">
            <text:p>1235.8601980198</text:p>
          </table:table-cell>
          <table:table-cell office:value-type="float" office:value="1243.9801980198" calcext:value-type="float">
            <text:p>1243.9801980198</text:p>
          </table:table-cell>
          <table:table-cell office:value-type="float" office:value="0.506543617843217" calcext:value-type="float">
            <text:p>0.506543617843217</text:p>
          </table:table-cell>
          <table:table-cell office:value-type="float" office:value="0.506654790072616" calcext:value-type="float">
            <text:p>0.506654790072616</text:p>
          </table:table-cell>
          <table:table-cell office:value-type="float" office:value="0.294433549109786" calcext:value-type="float">
            <text:p>0.294433549109786</text:p>
          </table:table-cell>
          <table:table-cell office:value-type="float" office:value="0.294504153227404" calcext:value-type="float">
            <text:p>0.294504153227404</text:p>
          </table:table-cell>
          <table:table-cell office:value-type="float" office:value="-234.917249168522" calcext:value-type="float">
            <text:p>-234.917249168522</text:p>
          </table:table-cell>
          <table:table-cell office:value-type="float" office:value="234.917249168522" calcext:value-type="float">
            <text:p>234.917249168522</text:p>
          </table:table-cell>
          <table:table-cell office:value-type="float" office:value="1001.0180626648" calcext:value-type="float">
            <text:p>1001.0180626648</text:p>
          </table:table-cell>
          <table:table-cell office:value-type="float" office:value="1478.89744718832" calcext:value-type="float">
            <text:p>1478.89744718832</text:p>
          </table:table-cell>
          <table:table-cell office:value-type="float" office:value="1359.42760105744" calcext:value-type="float">
            <text:p>1359.42760105744</text:p>
          </table:table-cell>
        </table:table-row>
        <table:table-row table:style-name="ro1">
          <table:table-cell office:value-type="string" calcext:value-type="string">
            <text:p>maxymczech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16.11564356436" calcext:value-type="float">
            <text:p>1716.11564356436</text:p>
          </table:table-cell>
          <table:table-cell office:value-type="float" office:value="1722.19564356436" calcext:value-type="float">
            <text:p>1722.19564356436</text:p>
          </table:table-cell>
          <table:table-cell office:value-type="float" office:value="0.512329857591986" calcext:value-type="float">
            <text:p>0.512329857591986</text:p>
          </table:table-cell>
          <table:table-cell office:value-type="float" office:value="0.512437506710657" calcext:value-type="float">
            <text:p>0.512437506710657</text:p>
          </table:table-cell>
          <table:table-cell office:value-type="float" office:value="0.247883250907681" calcext:value-type="float">
            <text:p>0.247883250907681</text:p>
          </table:table-cell>
          <table:table-cell office:value-type="float" office:value="0.247935611816719" calcext:value-type="float">
            <text:p>0.247935611816719</text:p>
          </table:table-cell>
          <table:table-cell office:value-type="float" office:value="-188.941087750673" calcext:value-type="float">
            <text:p>-188.941087750673</text:p>
          </table:table-cell>
          <table:table-cell office:value-type="float" office:value="188.941087750673" calcext:value-type="float">
            <text:p>188.941087750673</text:p>
          </table:table-cell>
          <table:table-cell office:value-type="float" office:value="1527.22280009862" calcext:value-type="float">
            <text:p>1527.22280009862</text:p>
          </table:table-cell>
          <table:table-cell office:value-type="float" office:value="1911.13673131503" calcext:value-type="float">
            <text:p>1911.13673131503</text:p>
          </table:table-cell>
          <table:table-cell office:value-type="float" office:value="1815.15824851093" calcext:value-type="float">
            <text:p>1815.15824851093</text:p>
          </table:table-cell>
        </table:table-row>
        <table:table-row table:style-name="ro1">
          <table:table-cell office:value-type="string" calcext:value-type="string">
            <text:p>chanchilaru</text:p>
          </table:table-cell>
          <table:table-cell office:value-type="float" office:value="-4.1" calcext:value-type="float">
            <text:p>-4.1</text:p>
          </table:table-cell>
          <table:table-cell office:value-type="float" office:value="4.1" calcext:value-type="float">
            <text:p>4.1</text:p>
          </table:table-cell>
          <table:table-cell office:value-type="float" office:value="2121.29603960396" calcext:value-type="float">
            <text:p>2121.29603960396</text:p>
          </table:table-cell>
          <table:table-cell office:value-type="float" office:value="2129.49603960396" calcext:value-type="float">
            <text:p>2129.49603960396</text:p>
          </table:table-cell>
          <table:table-cell office:value-type="float" office:value="0.5259094547588" calcext:value-type="float">
            <text:p>0.5259094547588</text:p>
          </table:table-cell>
          <table:table-cell office:value-type="float" office:value="0.526362182861453" calcext:value-type="float">
            <text:p>0.526362182861453</text:p>
          </table:table-cell>
          <table:table-cell office:value-type="float" office:value="0.255816218064609" calcext:value-type="float">
            <text:p>0.255816218064609</text:p>
          </table:table-cell>
          <table:table-cell office:value-type="float" office:value="0.256018754321059" calcext:value-type="float">
            <text:p>0.256018754321059</text:p>
          </table:table-cell>
          <table:table-cell office:value-type="float" office:value="-196.470449886672" calcext:value-type="float">
            <text:p>-196.470449886672</text:p>
          </table:table-cell>
          <table:table-cell office:value-type="float" office:value="196.470449886672" calcext:value-type="float">
            <text:p>196.470449886672</text:p>
          </table:table-cell>
          <table:table-cell office:value-type="float" office:value="1925.01628328382" calcext:value-type="float">
            <text:p>1925.01628328382</text:p>
          </table:table-cell>
          <table:table-cell office:value-type="float" office:value="2325.96648949063" calcext:value-type="float">
            <text:p>2325.96648949063</text:p>
          </table:table-cell>
          <table:table-cell office:value-type="float" office:value="2225.72893793893" calcext:value-type="float">
            <text:p>2225.72893793893</text:p>
          </table:table-cell>
        </table:table-row>
        <table:table-row table:style-name="ro1">
          <table:table-cell office:value-type="string" calcext:value-type="string">
            <text:p>forteraiger</text:p>
          </table:table-cell>
          <table:table-cell office:value-type="float" office:value="-2.78" calcext:value-type="float">
            <text:p>-2.78</text:p>
          </table:table-cell>
          <table:table-cell office:value-type="float" office:value="2.78" calcext:value-type="float">
            <text:p>2.78</text:p>
          </table:table-cell>
          <table:table-cell office:value-type="float" office:value="1165.74772277228" calcext:value-type="float">
            <text:p>1165.74772277228</text:p>
          </table:table-cell>
          <table:table-cell office:value-type="float" office:value="1171.30772277228" calcext:value-type="float">
            <text:p>1171.30772277228</text:p>
          </table:table-cell>
          <table:table-cell office:value-type="float" office:value="0.505469213087149" calcext:value-type="float">
            <text:p>0.505469213087149</text:p>
          </table:table-cell>
          <table:table-cell office:value-type="float" office:value="0.505562730015352" calcext:value-type="float">
            <text:p>0.505562730015352</text:p>
          </table:table-cell>
          <table:table-cell office:value-type="float" office:value="0.215298234073622" calcext:value-type="float">
            <text:p>0.215298234073622</text:p>
          </table:table-cell>
          <table:table-cell office:value-type="float" office:value="0.215323582083109" calcext:value-type="float">
            <text:p>0.215323582083109</text:p>
          </table:table-cell>
          <table:table-cell office:value-type="float" office:value="-160.060420084339" calcext:value-type="float">
            <text:p>-160.060420084339</text:p>
          </table:table-cell>
          <table:table-cell office:value-type="float" office:value="160.060420084339" calcext:value-type="float">
            <text:p>160.060420084339</text:p>
          </table:table-cell>
          <table:table-cell office:value-type="float" office:value="1005.70892601359" calcext:value-type="float">
            <text:p>1005.70892601359</text:p>
          </table:table-cell>
          <table:table-cell office:value-type="float" office:value="1331.36814285662" calcext:value-type="float">
            <text:p>1331.36814285662</text:p>
          </table:table-cell>
          <table:table-cell office:value-type="float" office:value="1249.95333864586" calcext:value-type="float">
            <text:p>1249.95333864586</text:p>
          </table:table-cell>
        </table:table-row>
        <table:table-row table:style-name="ro1">
          <table:table-cell office:value-type="string" calcext:value-type="string">
            <text:p>LoreDek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653.39544554455" calcext:value-type="float">
            <text:p>1653.39544554455</text:p>
          </table:table-cell>
          <table:table-cell office:value-type="float" office:value="1660.11544554455" calcext:value-type="float">
            <text:p>1660.11544554455</text:p>
          </table:table-cell>
          <table:table-cell office:value-type="float" office:value="0.51132649993738" calcext:value-type="float">
            <text:p>0.51132649993738</text:p>
          </table:table-cell>
          <table:table-cell office:value-type="float" office:value="0.511425397626767" calcext:value-type="float">
            <text:p>0.511425397626767</text:p>
          </table:table-cell>
          <table:table-cell office:value-type="float" office:value="0.238824096016213" calcext:value-type="float">
            <text:p>0.238824096016213</text:p>
          </table:table-cell>
          <table:table-cell office:value-type="float" office:value="0.238881612830304" calcext:value-type="float">
            <text:p>0.238881612830304</text:p>
          </table:table-cell>
          <table:table-cell office:value-type="float" office:value="-180.694961843137" calcext:value-type="float">
            <text:p>-180.694961843137</text:p>
          </table:table-cell>
          <table:table-cell office:value-type="float" office:value="180.694961843137" calcext:value-type="float">
            <text:p>180.694961843137</text:p>
          </table:table-cell>
          <table:table-cell office:value-type="float" office:value="1472.7522677364" calcext:value-type="float">
            <text:p>1472.7522677364</text:p>
          </table:table-cell>
          <table:table-cell office:value-type="float" office:value="1840.81040738769" calcext:value-type="float">
            <text:p>1840.81040738769</text:p>
          </table:table-cell>
          <table:table-cell office:value-type="float" office:value="1748.79587247487" calcext:value-type="float">
            <text:p>1748.79587247487</text:p>
          </table:table-cell>
        </table:table-row>
        <table:table-row table:style-name="ro1">
          <table:table-cell office:value-type="string" calcext:value-type="string">
            <text:p>kiritastrich </text:p>
          </table:table-cell>
          <table:table-cell office:value-type="float" office:value="-3.4" calcext:value-type="float">
            <text:p>-3.4</text:p>
          </table:table-cell>
          <table:table-cell office:value-type="float" office:value="3.4" calcext:value-type="float">
            <text:p>3.4</text:p>
          </table:table-cell>
          <table:table-cell office:value-type="float" office:value="1768.32079207921" calcext:value-type="float">
            <text:p>1768.32079207921</text:p>
          </table:table-cell>
          <table:table-cell office:value-type="float" office:value="1775.12079207921" calcext:value-type="float">
            <text:p>1775.12079207921</text:p>
          </table:table-cell>
          <table:table-cell office:value-type="float" office:value="0.513322700314175" calcext:value-type="float">
            <text:p>0.513322700314175</text:p>
          </table:table-cell>
          <table:table-cell office:value-type="float" office:value="0.513464112997354" calcext:value-type="float">
            <text:p>0.513464112997354</text:p>
          </table:table-cell>
          <table:table-cell office:value-type="float" office:value="0.247886724976218" calcext:value-type="float">
            <text:p>0.247886724976218</text:p>
          </table:table-cell>
          <table:table-cell office:value-type="float" office:value="0.247915503697707" calcext:value-type="float">
            <text:p>0.247915503697707</text:p>
          </table:table-cell>
          <table:table-cell office:value-type="float" office:value="-188.92255974987" calcext:value-type="float">
            <text:p>-188.92255974987</text:p>
          </table:table-cell>
          <table:table-cell office:value-type="float" office:value="188.92255974987" calcext:value-type="float">
            <text:p>188.92255974987</text:p>
          </table:table-cell>
          <table:table-cell office:value-type="float" office:value="1579.42474788258" calcext:value-type="float">
            <text:p>1579.42474788258</text:p>
          </table:table-cell>
          <table:table-cell office:value-type="float" office:value="1964.04335182908" calcext:value-type="float">
            <text:p>1964.04335182908</text:p>
          </table:table-cell>
          <table:table-cell office:value-type="float" office:value="1867.88870084245" calcext:value-type="float">
            <text:p>1867.88870084245</text:p>
          </table:table-cell>
        </table:table-row>
        <table:table-row table:style-name="ro1">
          <table:table-cell office:value-type="string" calcext:value-type="string">
            <text:p>__oladushek</text:p>
          </table:table-cell>
          <table:table-cell office:value-type="float" office:value="-4.42" calcext:value-type="float">
            <text:p>-4.42</text:p>
          </table:table-cell>
          <table:table-cell office:value-type="float" office:value="4.42" calcext:value-type="float">
            <text:p>4.42</text:p>
          </table:table-cell>
          <table:table-cell office:value-type="float" office:value="1993.70475247525" calcext:value-type="float">
            <text:p>1993.70475247525</text:p>
          </table:table-cell>
          <table:table-cell office:value-type="float" office:value="2002.54475247525" calcext:value-type="float">
            <text:p>2002.54475247525</text:p>
          </table:table-cell>
          <table:table-cell office:value-type="float" office:value="0.519926351853797" calcext:value-type="float">
            <text:p>0.519926351853797</text:p>
          </table:table-cell>
          <table:table-cell office:value-type="float" office:value="0.520280790822826" calcext:value-type="float">
            <text:p>0.520280790822826</text:p>
          </table:table-cell>
          <table:table-cell office:value-type="float" office:value="0.257426117796671" calcext:value-type="float">
            <text:p>0.257426117796671</text:p>
          </table:table-cell>
          <table:table-cell office:value-type="float" office:value="0.257612820078164" calcext:value-type="float">
            <text:p>0.257612820078164</text:p>
          </table:table-cell>
          <table:table-cell office:value-type="float" office:value="-197.97506767026" calcext:value-type="float">
            <text:p>-197.97506767026</text:p>
          </table:table-cell>
          <table:table-cell office:value-type="float" office:value="197.97506767026" calcext:value-type="float">
            <text:p>197.97506767026</text:p>
          </table:table-cell>
          <table:table-cell office:value-type="float" office:value="1795.90625738827" calcext:value-type="float">
            <text:p>1795.90625738827</text:p>
          </table:table-cell>
          <table:table-cell office:value-type="float" office:value="2200.51982014551" calcext:value-type="float">
            <text:p>2200.51982014551</text:p>
          </table:table-cell>
          <table:table-cell office:value-type="float" office:value="2099.3664294562" calcext:value-type="float">
            <text:p>2099.3664294562</text:p>
          </table:table-cell>
        </table:table-row>
        <table:table-row table:style-name="ro1">
          <table:table-cell office:value-type="string" calcext:value-type="string">
            <text:p>PL_Hitorek</text:p>
          </table:table-cell>
          <table:table-cell office:value-type="float" office:value="-4.18" calcext:value-type="float">
            <text:p>-4.18</text:p>
          </table:table-cell>
          <table:table-cell office:value-type="float" office:value="4.18" calcext:value-type="float">
            <text:p>4.18</text:p>
          </table:table-cell>
          <table:table-cell office:value-type="float" office:value="1860.71306930693" calcext:value-type="float">
            <text:p>1860.71306930693</text:p>
          </table:table-cell>
          <table:table-cell office:value-type="float" office:value="1869.07306930693" calcext:value-type="float">
            <text:p>1869.07306930693</text:p>
          </table:table-cell>
          <table:table-cell office:value-type="float" office:value="0.51551850144469" calcext:value-type="float">
            <text:p>0.51551850144469</text:p>
          </table:table-cell>
          <table:table-cell office:value-type="float" office:value="0.515748914260248" calcext:value-type="float">
            <text:p>0.515748914260248</text:p>
          </table:table-cell>
          <table:table-cell office:value-type="float" office:value="0.244880923708168" calcext:value-type="float">
            <text:p>0.244880923708168</text:p>
          </table:table-cell>
          <table:table-cell office:value-type="float" office:value="0.244954696232448" calcext:value-type="float">
            <text:p>0.244954696232448</text:p>
          </table:table-cell>
          <table:table-cell office:value-type="float" office:value="-186.205012471188" calcext:value-type="float">
            <text:p>-186.205012471188</text:p>
          </table:table-cell>
          <table:table-cell office:value-type="float" office:value="186.205012471188" calcext:value-type="float">
            <text:p>186.205012471188</text:p>
          </table:table-cell>
          <table:table-cell office:value-type="float" office:value="1674.5755019437" calcext:value-type="float">
            <text:p>1674.5755019437</text:p>
          </table:table-cell>
          <table:table-cell office:value-type="float" office:value="2055.27808177812" calcext:value-type="float">
            <text:p>2055.27808177812</text:p>
          </table:table-cell>
          <table:table-cell office:value-type="float" office:value="1960.10243681951" calcext:value-type="float">
            <text:p>1960.10243681951</text:p>
          </table:table-cell>
        </table:table-row>
        <table:table-row table:style-name="ro1">
          <table:table-cell office:value-type="string" calcext:value-type="string">
            <text:p>Bo-FORCE</text:p>
          </table:table-cell>
          <table:table-cell office:value-type="float" office:value="-3.32" calcext:value-type="float">
            <text:p>-3.32</text:p>
          </table:table-cell>
          <table:table-cell office:value-type="float" office:value="3.32" calcext:value-type="float">
            <text:p>3.32</text:p>
          </table:table-cell>
          <table:table-cell office:value-type="float" office:value="1758.4998019802" calcext:value-type="float">
            <text:p>1758.4998019802</text:p>
          </table:table-cell>
          <table:table-cell office:value-type="float" office:value="1765.1398019802" calcext:value-type="float">
            <text:p>1765.1398019802</text:p>
          </table:table-cell>
          <table:table-cell office:value-type="float" office:value="0.513123600223452" calcext:value-type="float">
            <text:p>0.513123600223452</text:p>
          </table:table-cell>
          <table:table-cell office:value-type="float" office:value="0.513257554326652" calcext:value-type="float">
            <text:p>0.513257554326652</text:p>
          </table:table-cell>
          <table:table-cell office:value-type="float" office:value="0.305823308460481" calcext:value-type="float">
            <text:p>0.305823308460481</text:p>
          </table:table-cell>
          <table:table-cell office:value-type="float" office:value="0.30588200150833" calcext:value-type="float">
            <text:p>0.30588200150833</text:p>
          </table:table-cell>
          <table:table-cell office:value-type="float" office:value="-247.282260655317" calcext:value-type="float">
            <text:p>-247.282260655317</text:p>
          </table:table-cell>
          <table:table-cell office:value-type="float" office:value="247.282260655317" calcext:value-type="float">
            <text:p>247.282260655317</text:p>
          </table:table-cell>
          <table:table-cell office:value-type="float" office:value="1511.28271074712" calcext:value-type="float">
            <text:p>1511.28271074712</text:p>
          </table:table-cell>
          <table:table-cell office:value-type="float" office:value="2012.42206263551" calcext:value-type="float">
            <text:p>2012.42206263551</text:p>
          </table:table-cell>
          <table:table-cell office:value-type="float" office:value="1887.13722466342" calcext:value-type="float">
            <text:p>1887.13722466342</text:p>
          </table:table-cell>
        </table:table-row>
        <table:table-row table:style-name="ro1">
          <table:table-cell office:value-type="string" calcext:value-type="string">
            <text:p>ANDÃO</text:p>
          </table:table-cell>
          <table:table-cell office:value-type="float" office:value="-4.12" calcext:value-type="float">
            <text:p>-4.12</text:p>
          </table:table-cell>
          <table:table-cell office:value-type="float" office:value="4.12" calcext:value-type="float">
            <text:p>4.12</text:p>
          </table:table-cell>
          <table:table-cell office:value-type="float" office:value="1622.16336633663" calcext:value-type="float">
            <text:p>1622.16336633663</text:p>
          </table:table-cell>
          <table:table-cell office:value-type="float" office:value="1630.40336633663" calcext:value-type="float">
            <text:p>1630.40336633663</text:p>
          </table:table-cell>
          <table:table-cell office:value-type="float" office:value="0.510890443159683" calcext:value-type="float">
            <text:p>0.510890443159683</text:p>
          </table:table-cell>
          <table:table-cell office:value-type="float" office:value="0.511001897078337" calcext:value-type="float">
            <text:p>0.511001897078337</text:p>
          </table:table-cell>
          <table:table-cell office:value-type="float" office:value="0.230040060659718" calcext:value-type="float">
            <text:p>0.230040060659718</text:p>
          </table:table-cell>
          <table:table-cell office:value-type="float" office:value="0.230096129802128" calcext:value-type="float">
            <text:p>0.230096129802128</text:p>
          </table:table-cell>
          <table:table-cell office:value-type="float" office:value="-172.86837370098" calcext:value-type="float">
            <text:p>-172.86837370098</text:p>
          </table:table-cell>
          <table:table-cell office:value-type="float" office:value="172.86837370098" calcext:value-type="float">
            <text:p>172.86837370098</text:p>
          </table:table-cell>
          <table:table-cell office:value-type="float" office:value="1449.34441808523" calcext:value-type="float">
            <text:p>1449.34441808523</text:p>
          </table:table-cell>
          <table:table-cell office:value-type="float" office:value="1803.27174003761" calcext:value-type="float">
            <text:p>1803.27174003761</text:p>
          </table:table-cell>
          <table:table-cell office:value-type="float" office:value="1714.78990954952" calcext:value-type="float">
            <text:p>1714.78990954952</text:p>
          </table:table-cell>
        </table:table-row>
        <table:table-row table:style-name="ro1">
          <table:table-cell office:value-type="string" calcext:value-type="string">
            <text:p>Midzumi</text:p>
          </table:table-cell>
          <table:table-cell office:value-type="float" office:value="-3.36" calcext:value-type="float">
            <text:p>-3.36</text:p>
          </table:table-cell>
          <table:table-cell office:value-type="float" office:value="3.36" calcext:value-type="float">
            <text:p>3.36</text:p>
          </table:table-cell>
          <table:table-cell office:value-type="float" office:value="1425.32376237624" calcext:value-type="float">
            <text:p>1425.32376237624</text:p>
          </table:table-cell>
          <table:table-cell office:value-type="float" office:value="1432.04376237624" calcext:value-type="float">
            <text:p>1432.04376237624</text:p>
          </table:table-cell>
          <table:table-cell office:value-type="float" office:value="0.508702312175546" calcext:value-type="float">
            <text:p>0.508702312175546</text:p>
          </table:table-cell>
          <table:table-cell office:value-type="float" office:value="0.508770010658237" calcext:value-type="float">
            <text:p>0.508770010658237</text:p>
          </table:table-cell>
          <table:table-cell office:value-type="float" office:value="0.242673417604743" calcext:value-type="float">
            <text:p>0.242673417604743</text:p>
          </table:table-cell>
          <table:table-cell office:value-type="float" office:value="0.242704564845245" calcext:value-type="float">
            <text:p>0.242704564845245</text:p>
          </table:table-cell>
          <table:table-cell office:value-type="float" office:value="-184.153604810464" calcext:value-type="float">
            <text:p>-184.153604810464</text:p>
          </table:table-cell>
          <table:table-cell office:value-type="float" office:value="184.153604810464" calcext:value-type="float">
            <text:p>184.153604810464</text:p>
          </table:table-cell>
          <table:table-cell office:value-type="float" office:value="1241.19847138959" calcext:value-type="float">
            <text:p>1241.19847138959</text:p>
          </table:table-cell>
          <table:table-cell office:value-type="float" office:value="1616.1973671867" calcext:value-type="float">
            <text:p>1616.1973671867</text:p>
          </table:table-cell>
          <table:table-cell office:value-type="float" office:value="1522.44764323742" calcext:value-type="float">
            <text:p>1522.44764323742</text:p>
          </table:table-cell>
        </table:table-row>
        <table:table-row table:style-name="ro1">
          <table:table-cell office:value-type="string" calcext:value-type="string">
            <text:p>thenagraj</text:p>
          </table:table-cell>
          <table:table-cell office:value-type="float" office:value="-16.8095238095238" calcext:value-type="float">
            <text:p>-16.8095238095238</text:p>
          </table:table-cell>
          <table:table-cell office:value-type="float" office:value="16.8095238095238" calcext:value-type="float">
            <text:p>16.8095238095238</text:p>
          </table:table-cell>
          <table:table-cell office:value-type="float" office:value="957.761904761905" calcext:value-type="float">
            <text:p>957.761904761905</text:p>
          </table:table-cell>
          <table:table-cell office:value-type="float" office:value="991.380952380952" calcext:value-type="float">
            <text:p>991.380952380952</text:p>
          </table:table-cell>
          <table:table-cell office:value-type="float" office:value="0.500551644620733" calcext:value-type="float">
            <text:p>0.500551644620733</text:p>
          </table:table-cell>
          <table:table-cell office:value-type="float" office:value="0.501567186676925" calcext:value-type="float">
            <text:p>0.501567186676925</text:p>
          </table:table-cell>
          <table:table-cell office:value-type="float" office:value="0.185645697996031" calcext:value-type="float">
            <text:p>0.185645697996031</text:p>
          </table:table-cell>
          <table:table-cell office:value-type="float" office:value="0.185944726738039" calcext:value-type="float">
            <text:p>0.185944726738039</text:p>
          </table:table-cell>
          <table:table-cell office:value-type="float" office:value="-135.713212714692" calcext:value-type="float">
            <text:p>-135.713212714692</text:p>
          </table:table-cell>
          <table:table-cell office:value-type="float" office:value="135.713212714692" calcext:value-type="float">
            <text:p>135.713212714692</text:p>
          </table:table-cell>
          <table:table-cell office:value-type="float" office:value="822.048692047212" calcext:value-type="float">
            <text:p>822.048692047212</text:p>
          </table:table-cell>
          <table:table-cell office:value-type="float" office:value="1126.85309129549" calcext:value-type="float">
            <text:p>1126.85309129549</text:p>
          </table:table-cell>
          <table:table-cell office:value-type="float" office:value="1050.65199148342" calcext:value-type="float">
            <text:p>1050.65199148342</text:p>
          </table:table-cell>
        </table:table-row>
        <table:table-row table:style-name="ro1">
          <table:table-cell office:value-type="string" calcext:value-type="string">
            <text:p>Johnny Walrus</text:p>
          </table:table-cell>
          <table:table-cell office:value-type="float" office:value="-4.34" calcext:value-type="float">
            <text:p>-4.34</text:p>
          </table:table-cell>
          <table:table-cell office:value-type="float" office:value="4.34" calcext:value-type="float">
            <text:p>4.34</text:p>
          </table:table-cell>
          <table:table-cell office:value-type="float" office:value="1422.32693069307" calcext:value-type="float">
            <text:p>1422.32693069307</text:p>
          </table:table-cell>
          <table:table-cell office:value-type="float" office:value="1431.00693069307" calcext:value-type="float">
            <text:p>1431.00693069307</text:p>
          </table:table-cell>
          <table:table-cell office:value-type="float" office:value="0.508672097284669" calcext:value-type="float">
            <text:p>0.508672097284669</text:p>
          </table:table-cell>
          <table:table-cell office:value-type="float" office:value="0.508759568725581" calcext:value-type="float">
            <text:p>0.508759568725581</text:p>
          </table:table-cell>
          <table:table-cell office:value-type="float" office:value="0.24118790068415" calcext:value-type="float">
            <text:p>0.24118790068415</text:p>
          </table:table-cell>
          <table:table-cell office:value-type="float" office:value="0.241233209355955" calcext:value-type="float">
            <text:p>0.241233209355955</text:p>
          </table:table-cell>
          <table:table-cell office:value-type="float" office:value="-182.818531677096" calcext:value-type="float">
            <text:p>-182.818531677096</text:p>
          </table:table-cell>
          <table:table-cell office:value-type="float" office:value="182.818531677096" calcext:value-type="float">
            <text:p>182.818531677096</text:p>
          </table:table-cell>
          <table:table-cell office:value-type="float" office:value="1239.54943241377" calcext:value-type="float">
            <text:p>1239.54943241377</text:p>
          </table:table-cell>
          <table:table-cell office:value-type="float" office:value="1613.82546237017" calcext:value-type="float">
            <text:p>1613.82546237017</text:p>
          </table:table-cell>
          <table:table-cell office:value-type="float" office:value="1520.25645488107" calcext:value-type="float">
            <text:p>1520.25645488107</text:p>
          </table:table-cell>
        </table:table-row>
        <table:table-row table:style-name="ro1">
          <table:table-cell office:value-type="string" calcext:value-type="string">
            <text:p>Ezioauditore0109</text:p>
          </table:table-cell>
          <table:table-cell office:value-type="float" office:value="-9" calcext:value-type="float">
            <text:p>-9</text:p>
          </table:table-cell>
          <table:table-cell office:value-type="float" office:value="9" calcext:value-type="float">
            <text:p>9</text:p>
          </table:table-cell>
          <table:table-cell office:value-type="float" office:value="1061.11584158416" calcext:value-type="float">
            <text:p>1061.11584158416</text:p>
          </table:table-cell>
          <table:table-cell office:value-type="float" office:value="1079.11584158416" calcext:value-type="float">
            <text:p>1079.11584158416</text:p>
          </table:table-cell>
          <table:table-cell office:value-type="float" office:value="0.503378558933391" calcext:value-type="float">
            <text:p>0.503378558933391</text:p>
          </table:table-cell>
          <table:table-cell office:value-type="float" office:value="0.503787499804448" calcext:value-type="float">
            <text:p>0.503787499804448</text:p>
          </table:table-cell>
          <table:table-cell office:value-type="float" office:value="0.246248804435584" calcext:value-type="float">
            <text:p>0.246248804435584</text:p>
          </table:table-cell>
          <table:table-cell office:value-type="float" office:value="0.246449508310458" calcext:value-type="float">
            <text:p>0.246449508310458</text:p>
          </table:table-cell>
          <table:table-cell office:value-type="float" office:value="-187.574391690527" calcext:value-type="float">
            <text:p>-187.574391690527</text:p>
          </table:table-cell>
          <table:table-cell office:value-type="float" office:value="187.574391690527" calcext:value-type="float">
            <text:p>187.574391690527</text:p>
          </table:table-cell>
          <table:table-cell office:value-type="float" office:value="873.725621094593" calcext:value-type="float">
            <text:p>873.725621094593</text:p>
          </table:table-cell>
          <table:table-cell office:value-type="float" office:value="1266.69023327469" calcext:value-type="float">
            <text:p>1266.69023327469</text:p>
          </table:table-cell>
          <table:table-cell office:value-type="float" office:value="1168.44908022966" calcext:value-type="float">
            <text:p>1168.44908022966</text:p>
          </table:table-cell>
        </table:table-row>
        <table:table-row table:style-name="ro1">
          <table:table-cell office:value-type="string" calcext:value-type="string">
            <text:p>JagWarrior</text:p>
          </table:table-cell>
          <table:table-cell office:value-type="float" office:value="-6.26" calcext:value-type="float">
            <text:p>-6.26</text:p>
          </table:table-cell>
          <table:table-cell office:value-type="float" office:value="6.26" calcext:value-type="float">
            <text:p>6.26</text:p>
          </table:table-cell>
          <table:table-cell office:value-type="float" office:value="1565.11623762376" calcext:value-type="float">
            <text:p>1565.11623762376</text:p>
          </table:table-cell>
          <table:table-cell office:value-type="float" office:value="1577.63623762376" calcext:value-type="float">
            <text:p>1577.63623762376</text:p>
          </table:table-cell>
          <table:table-cell office:value-type="float" office:value="0.510179040383843" calcext:value-type="float">
            <text:p>0.510179040383843</text:p>
          </table:table-cell>
          <table:table-cell office:value-type="float" office:value="0.510327086896937" calcext:value-type="float">
            <text:p>0.510327086896937</text:p>
          </table:table-cell>
          <table:table-cell office:value-type="float" office:value="0.233717112785294" calcext:value-type="float">
            <text:p>0.233717112785294</text:p>
          </table:table-cell>
          <table:table-cell office:value-type="float" office:value="0.233785421965897" calcext:value-type="float">
            <text:p>0.233785421965897</text:p>
          </table:table-cell>
          <table:table-cell office:value-type="float" office:value="-176.134898186951" calcext:value-type="float">
            <text:p>-176.134898186951</text:p>
          </table:table-cell>
          <table:table-cell office:value-type="float" office:value="176.134898186951" calcext:value-type="float">
            <text:p>176.134898186951</text:p>
          </table:table-cell>
          <table:table-cell office:value-type="float" office:value="1389.0420811402" calcext:value-type="float">
            <text:p>1389.0420811402</text:p>
          </table:table-cell>
          <table:table-cell office:value-type="float" office:value="1753.77113581071" calcext:value-type="float">
            <text:p>1753.77113581071</text:p>
          </table:table-cell>
          <table:table-cell office:value-type="float" office:value="1662.58887214309" calcext:value-type="float">
            <text:p>1662.58887214309</text:p>
          </table:table-cell>
        </table:table-row>
        <table:table-row table:style-name="ro1">
          <table:table-cell office:value-type="string" calcext:value-type="string">
            <text:p>Mokoto</text:p>
          </table:table-cell>
          <table:table-cell office:value-type="float" office:value="-3.16" calcext:value-type="float">
            <text:p>-3.16</text:p>
          </table:table-cell>
          <table:table-cell office:value-type="float" office:value="3.16" calcext:value-type="float">
            <text:p>3.16</text:p>
          </table:table-cell>
          <table:table-cell office:value-type="float" office:value="1076.75405940594" calcext:value-type="float">
            <text:p>1076.75405940594</text:p>
          </table:table-cell>
          <table:table-cell office:value-type="float" office:value="1083.07405940594" calcext:value-type="float">
            <text:p>1083.07405940594</text:p>
          </table:table-cell>
          <table:table-cell office:value-type="float" office:value="0.503735113747701" calcext:value-type="float">
            <text:p>0.503735113747701</text:p>
          </table:table-cell>
          <table:table-cell office:value-type="float" office:value="0.503874452380739" calcext:value-type="float">
            <text:p>0.503874452380739</text:p>
          </table:table-cell>
          <table:table-cell office:value-type="float" office:value="0.21997513674087" calcext:value-type="float">
            <text:p>0.21997513674087</text:p>
          </table:table-cell>
          <table:table-cell office:value-type="float" office:value="0.22005220078309" calcext:value-type="float">
            <text:p>0.22005220078309</text:p>
          </table:table-cell>
          <table:table-cell office:value-type="float" office:value="-164.114769773072" calcext:value-type="float">
            <text:p>-164.114769773072</text:p>
          </table:table-cell>
          <table:table-cell office:value-type="float" office:value="164.114769773072" calcext:value-type="float">
            <text:p>164.114769773072</text:p>
          </table:table-cell>
          <table:table-cell office:value-type="float" office:value="912.705697345097" calcext:value-type="float">
            <text:p>912.705697345097</text:p>
          </table:table-cell>
          <table:table-cell office:value-type="float" office:value="1247.18882917901" calcext:value-type="float">
            <text:p>1247.18882917901</text:p>
          </table:table-cell>
          <table:table-cell office:value-type="float" office:value="1163.56804622053" calcext:value-type="float">
            <text:p>1163.56804622053</text:p>
          </table:table-cell>
        </table:table-row>
        <table:table-row table:style-name="ro1">
          <table:table-cell office:value-type="string" calcext:value-type="string">
            <text:p>Hydur</text:p>
          </table:table-cell>
          <table:table-cell office:value-type="float" office:value="-4.58" calcext:value-type="float">
            <text:p>-4.58</text:p>
          </table:table-cell>
          <table:table-cell office:value-type="float" office:value="4.58" calcext:value-type="float">
            <text:p>4.58</text:p>
          </table:table-cell>
          <table:table-cell office:value-type="float" office:value="1705.74257425743" calcext:value-type="float">
            <text:p>1705.74257425743</text:p>
          </table:table-cell>
          <table:table-cell office:value-type="float" office:value="1714.90257425743" calcext:value-type="float">
            <text:p>1714.90257425743</text:p>
          </table:table-cell>
          <table:table-cell office:value-type="float" office:value="0.512150717238662" calcext:value-type="float">
            <text:p>0.512150717238662</text:p>
          </table:table-cell>
          <table:table-cell office:value-type="float" office:value="0.512308616495522" calcext:value-type="float">
            <text:p>0.512308616495522</text:p>
          </table:table-cell>
          <table:table-cell office:value-type="float" office:value="0.203086874970691" calcext:value-type="float">
            <text:p>0.203086874970691</text:p>
          </table:table-cell>
          <table:table-cell office:value-type="float" office:value="0.203090891706173" calcext:value-type="float">
            <text:p>0.203090891706173</text:p>
          </table:table-cell>
          <table:table-cell office:value-type="float" office:value="-149.755180467594" calcext:value-type="float">
            <text:p>-149.755180467594</text:p>
          </table:table-cell>
          <table:table-cell office:value-type="float" office:value="149.755180467594" calcext:value-type="float">
            <text:p>149.755180467594</text:p>
          </table:table-cell>
          <table:table-cell office:value-type="float" office:value="1555.99073636241" calcext:value-type="float">
            <text:p>1555.99073636241</text:p>
          </table:table-cell>
          <table:table-cell office:value-type="float" office:value="1864.65775472502" calcext:value-type="float">
            <text:p>1864.65775472502</text:p>
          </table:table-cell>
          <table:table-cell office:value-type="float" office:value="1787.49100013437" calcext:value-type="float">
            <text:p>1787.49100013437</text:p>
          </table:table-cell>
        </table:table-row>
        <table:table-row table:style-name="ro1">
          <table:table-cell office:value-type="string" calcext:value-type="string">
            <text:p>Jskillz</text:p>
          </table:table-cell>
          <table:table-cell office:value-type="float" office:value="-4.2" calcext:value-type="float">
            <text:p>-4.2</text:p>
          </table:table-cell>
          <table:table-cell office:value-type="float" office:value="4.2" calcext:value-type="float">
            <text:p>4.2</text:p>
          </table:table-cell>
          <table:table-cell office:value-type="float" office:value="1691.80198019802" calcext:value-type="float">
            <text:p>1691.80198019802</text:p>
          </table:table-cell>
          <table:table-cell office:value-type="float" office:value="1700.20198019802" calcext:value-type="float">
            <text:p>1700.20198019802</text:p>
          </table:table-cell>
          <table:table-cell office:value-type="float" office:value="0.511918616708967" calcext:value-type="float">
            <text:p>0.511918616708967</text:p>
          </table:table-cell>
          <table:table-cell office:value-type="float" office:value="0.512057306120649" calcext:value-type="float">
            <text:p>0.512057306120649</text:p>
          </table:table-cell>
          <table:table-cell office:value-type="float" office:value="0.215948764715691" calcext:value-type="float">
            <text:p>0.215948764715691</text:p>
          </table:table-cell>
          <table:table-cell office:value-type="float" office:value="0.215975286024241" calcext:value-type="float">
            <text:p>0.215975286024241</text:p>
          </table:table-cell>
          <table:table-cell office:value-type="float" office:value="-160.616760185879" calcext:value-type="float">
            <text:p>-160.616760185879</text:p>
          </table:table-cell>
          <table:table-cell office:value-type="float" office:value="160.616760185879" calcext:value-type="float">
            <text:p>160.616760185879</text:p>
          </table:table-cell>
          <table:table-cell office:value-type="float" office:value="1531.20787547064" calcext:value-type="float">
            <text:p>1531.20787547064</text:p>
          </table:table-cell>
          <table:table-cell office:value-type="float" office:value="1860.8187403839" calcext:value-type="float">
            <text:p>1860.8187403839</text:p>
          </table:table-cell>
          <table:table-cell office:value-type="float" office:value="1778.41602415559" calcext:value-type="float">
            <text:p>1778.41602415559</text:p>
          </table:table-cell>
        </table:table-row>
        <table:table-row table:style-name="ro1">
          <table:table-cell office:value-type="string" calcext:value-type="string">
            <text:p>Metalmania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18.10871287129" calcext:value-type="float">
            <text:p>1718.10871287129</text:p>
          </table:table-cell>
          <table:table-cell office:value-type="float" office:value="1724.18871287129" calcext:value-type="float">
            <text:p>1724.18871287129</text:p>
          </table:table-cell>
          <table:table-cell office:value-type="float" office:value="0.512364926890404" calcext:value-type="float">
            <text:p>0.512364926890404</text:p>
          </table:table-cell>
          <table:table-cell office:value-type="float" office:value="0.51247323035697" calcext:value-type="float">
            <text:p>0.51247323035697</text:p>
          </table:table-cell>
          <table:table-cell office:value-type="float" office:value="0.270000850557962" calcext:value-type="float">
            <text:p>0.270000850557962</text:p>
          </table:table-cell>
          <table:table-cell office:value-type="float" office:value="0.270054384771479" calcext:value-type="float">
            <text:p>0.270054384771479</text:p>
          </table:table-cell>
          <table:table-cell office:value-type="float" office:value="-209.958506231855" calcext:value-type="float">
            <text:p>-209.958506231855</text:p>
          </table:table-cell>
          <table:table-cell office:value-type="float" office:value="209.958506231855" calcext:value-type="float">
            <text:p>209.958506231855</text:p>
          </table:table-cell>
          <table:table-cell office:value-type="float" office:value="1508.20272289401" calcext:value-type="float">
            <text:p>1508.20272289401</text:p>
          </table:table-cell>
          <table:table-cell office:value-type="float" office:value="1934.14721910314" calcext:value-type="float">
            <text:p>1934.14721910314</text:p>
          </table:table-cell>
          <table:table-cell office:value-type="float" office:value="1827.66109505086" calcext:value-type="float">
            <text:p>1827.66109505086</text:p>
          </table:table-cell>
        </table:table-row>
        <table:table-row table:style-name="ro1">
          <table:table-cell office:value-type="string" calcext:value-type="string">
            <text:p>Flying Mouse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1482.65346534653" calcext:value-type="float">
            <text:p>1482.65346534653</text:p>
          </table:table-cell>
          <table:table-cell office:value-type="float" office:value="1492.65346534653" calcext:value-type="float">
            <text:p>1492.65346534653</text:p>
          </table:table-cell>
          <table:table-cell office:value-type="float" office:value="0.509282974645761" calcext:value-type="float">
            <text:p>0.509282974645761</text:p>
          </table:table-cell>
          <table:table-cell office:value-type="float" office:value="0.509386271316076" calcext:value-type="float">
            <text:p>0.509386271316076</text:p>
          </table:table-cell>
          <table:table-cell office:value-type="float" office:value="0.254828213727632" calcext:value-type="float">
            <text:p>0.254828213727632</text:p>
          </table:table-cell>
          <table:table-cell office:value-type="float" office:value="0.254879499618333" calcext:value-type="float">
            <text:p>0.254879499618333</text:p>
          </table:table-cell>
          <table:table-cell office:value-type="float" office:value="-195.399198727468" calcext:value-type="float">
            <text:p>-195.399198727468</text:p>
          </table:table-cell>
          <table:table-cell office:value-type="float" office:value="195.399198727468" calcext:value-type="float">
            <text:p>195.399198727468</text:p>
          </table:table-cell>
          <table:table-cell office:value-type="float" office:value="1287.3024119596" calcext:value-type="float">
            <text:p>1287.3024119596</text:p>
          </table:table-cell>
          <table:table-cell office:value-type="float" office:value="1688.052664074" calcext:value-type="float">
            <text:p>1688.052664074</text:p>
          </table:table-cell>
          <table:table-cell office:value-type="float" office:value="1587.8651010454" calcext:value-type="float">
            <text:p>1587.8651010454</text:p>
          </table:table-cell>
        </table:table-row>
        <table:table-row table:style-name="ro1">
          <table:table-cell office:value-type="string" calcext:value-type="string">
            <text:p>Qeetsa</text:p>
          </table:table-cell>
          <table:table-cell office:value-type="float" office:value="-5.06" calcext:value-type="float">
            <text:p>-5.06</text:p>
          </table:table-cell>
          <table:table-cell office:value-type="float" office:value="5.06" calcext:value-type="float">
            <text:p>5.06</text:p>
          </table:table-cell>
          <table:table-cell office:value-type="float" office:value="1706.18178217822" calcext:value-type="float">
            <text:p>1706.18178217822</text:p>
          </table:table-cell>
          <table:table-cell office:value-type="float" office:value="1716.30178217822" calcext:value-type="float">
            <text:p>1716.30178217822</text:p>
          </table:table-cell>
          <table:table-cell office:value-type="float" office:value="0.512158188921944" calcext:value-type="float">
            <text:p>0.512158188921944</text:p>
          </table:table-cell>
          <table:table-cell office:value-type="float" office:value="0.512333123841682" calcext:value-type="float">
            <text:p>0.512333123841682</text:p>
          </table:table-cell>
          <table:table-cell office:value-type="float" office:value="0.248348546506016" calcext:value-type="float">
            <text:p>0.248348546506016</text:p>
          </table:table-cell>
          <table:table-cell office:value-type="float" office:value="0.248426806864846" calcext:value-type="float">
            <text:p>0.248426806864846</text:p>
          </table:table-cell>
          <table:table-cell office:value-type="float" office:value="-189.393988937674" calcext:value-type="float">
            <text:p>-189.393988937674</text:p>
          </table:table-cell>
          <table:table-cell office:value-type="float" office:value="189.393988937674" calcext:value-type="float">
            <text:p>189.393988937674</text:p>
          </table:table-cell>
          <table:table-cell office:value-type="float" office:value="1516.85999164578" calcext:value-type="float">
            <text:p>1516.85999164578</text:p>
          </table:table-cell>
          <table:table-cell office:value-type="float" office:value="1905.69577111589" calcext:value-type="float">
            <text:p>1905.69577111589</text:p>
          </table:table-cell>
          <table:table-cell office:value-type="float" office:value="1808.48682624836" calcext:value-type="float">
            <text:p>1808.48682624836</text:p>
          </table:table-cell>
        </table:table-row>
        <table:table-row table:style-name="ro1">
          <table:table-cell office:value-type="string" calcext:value-type="string">
            <text:p>benderandchill</text:p>
          </table:table-cell>
          <table:table-cell office:value-type="float" office:value="-5.16" calcext:value-type="float">
            <text:p>-5.16</text:p>
          </table:table-cell>
          <table:table-cell office:value-type="float" office:value="5.16" calcext:value-type="float">
            <text:p>5.16</text:p>
          </table:table-cell>
          <table:table-cell office:value-type="float" office:value="1406.67821782178" calcext:value-type="float">
            <text:p>1406.67821782178</text:p>
          </table:table-cell>
          <table:table-cell office:value-type="float" office:value="1416.99821782178" calcext:value-type="float">
            <text:p>1416.99821782178</text:p>
          </table:table-cell>
          <table:table-cell office:value-type="float" office:value="0.508513845518951" calcext:value-type="float">
            <text:p>0.508513845518951</text:p>
          </table:table-cell>
          <table:table-cell office:value-type="float" office:value="0.508618313646564" calcext:value-type="float">
            <text:p>0.508618313646564</text:p>
          </table:table-cell>
          <table:table-cell office:value-type="float" office:value="0.23115490793667" calcext:value-type="float">
            <text:p>0.23115490793667</text:p>
          </table:table-cell>
          <table:table-cell office:value-type="float" office:value="0.231203522271493" calcext:value-type="float">
            <text:p>0.231203522271493</text:p>
          </table:table-cell>
          <table:table-cell office:value-type="float" office:value="-173.845880512226" calcext:value-type="float">
            <text:p>-173.845880512226</text:p>
          </table:table-cell>
          <table:table-cell office:value-type="float" office:value="173.845880512226" calcext:value-type="float">
            <text:p>173.845880512226</text:p>
          </table:table-cell>
          <table:table-cell office:value-type="float" office:value="1232.87530301721" calcext:value-type="float">
            <text:p>1232.87530301721</text:p>
          </table:table-cell>
          <table:table-cell office:value-type="float" office:value="1590.84409833401" calcext:value-type="float">
            <text:p>1590.84409833401</text:p>
          </table:table-cell>
          <table:table-cell office:value-type="float" office:value="1501.35189950481" calcext:value-type="float">
            <text:p>1501.35189950481</text:p>
          </table:table-cell>
        </table:table-row>
        <table:table-row table:style-name="ro1">
          <table:table-cell office:value-type="string" calcext:value-type="string">
            <text:p>KorDimon</text:p>
          </table:table-cell>
          <table:table-cell office:value-type="float" office:value="-3.14" calcext:value-type="float">
            <text:p>-3.14</text:p>
          </table:table-cell>
          <table:table-cell office:value-type="float" office:value="3.14" calcext:value-type="float">
            <text:p>3.14</text:p>
          </table:table-cell>
          <table:table-cell office:value-type="float" office:value="1069.18059405941" calcext:value-type="float">
            <text:p>1069.18059405941</text:p>
          </table:table-cell>
          <table:table-cell office:value-type="float" office:value="1075.46059405941" calcext:value-type="float">
            <text:p>1075.46059405941</text:p>
          </table:table-cell>
          <table:table-cell office:value-type="float" office:value="0.503564558311682" calcext:value-type="float">
            <text:p>0.503564558311682</text:p>
          </table:table-cell>
          <table:table-cell office:value-type="float" office:value="0.503706263166275" calcext:value-type="float">
            <text:p>0.503706263166275</text:p>
          </table:table-cell>
          <table:table-cell office:value-type="float" office:value="0.227918235968023" calcext:value-type="float">
            <text:p>0.227918235968023</text:p>
          </table:table-cell>
          <table:table-cell office:value-type="float" office:value="0.227993563285464" calcext:value-type="float">
            <text:p>0.227993563285464</text:p>
          </table:table-cell>
          <table:table-cell office:value-type="float" office:value="-171.019343277165" calcext:value-type="float">
            <text:p>-171.019343277165</text:p>
          </table:table-cell>
          <table:table-cell office:value-type="float" office:value="171.019343277165" calcext:value-type="float">
            <text:p>171.019343277165</text:p>
          </table:table-cell>
          <table:table-cell office:value-type="float" office:value="898.227328102829" calcext:value-type="float">
            <text:p>898.227328102829</text:p>
          </table:table-cell>
          <table:table-cell office:value-type="float" office:value="1246.47993733657" calcext:value-type="float">
            <text:p>1246.47993733657</text:p>
          </table:table-cell>
          <table:table-cell office:value-type="float" office:value="1159.41678502814" calcext:value-type="float">
            <text:p>1159.41678502814</text:p>
          </table:table-cell>
        </table:table-row>
        <table:table-row table:style-name="ro1">
          <table:table-cell office:value-type="string" calcext:value-type="string">
            <text:p>Alexander</text:p>
          </table:table-cell>
          <table:table-cell office:value-type="float" office:value="-4.76" calcext:value-type="float">
            <text:p>-4.76</text:p>
          </table:table-cell>
          <table:table-cell office:value-type="float" office:value="4.76" calcext:value-type="float">
            <text:p>4.76</text:p>
          </table:table-cell>
          <table:table-cell office:value-type="float" office:value="1480.44871287129" calcext:value-type="float">
            <text:p>1480.44871287129</text:p>
          </table:table-cell>
          <table:table-cell office:value-type="float" office:value="1489.96871287129" calcext:value-type="float">
            <text:p>1489.96871287129</text:p>
          </table:table-cell>
          <table:table-cell office:value-type="float" office:value="0.509260327568009" calcext:value-type="float">
            <text:p>0.509260327568009</text:p>
          </table:table-cell>
          <table:table-cell office:value-type="float" office:value="0.509358439910047" calcext:value-type="float">
            <text:p>0.509358439910047</text:p>
          </table:table-cell>
          <table:table-cell office:value-type="float" office:value="0.285884322322373" calcext:value-type="float">
            <text:p>0.285884322322373</text:p>
          </table:table-cell>
          <table:table-cell office:value-type="float" office:value="0.285942329093016" calcext:value-type="float">
            <text:p>0.285942329093016</text:p>
          </table:table-cell>
          <table:table-cell office:value-type="float" office:value="-225.943953533627" calcext:value-type="float">
            <text:p>-225.943953533627</text:p>
          </table:table-cell>
          <table:table-cell office:value-type="float" office:value="225.943953533627" calcext:value-type="float">
            <text:p>225.943953533627</text:p>
          </table:table-cell>
          <table:table-cell office:value-type="float" office:value="1254.56464994325" calcext:value-type="float">
            <text:p>1254.56464994325</text:p>
          </table:table-cell>
          <table:table-cell office:value-type="float" office:value="1715.91266640491" calcext:value-type="float">
            <text:p>1715.91266640491</text:p>
          </table:table-cell>
          <table:table-cell office:value-type="float" office:value="1600.5756622895" calcext:value-type="float">
            <text:p>1600.5756622895</text:p>
          </table:table-cell>
        </table:table-row>
        <table:table-row table:style-name="ro1">
          <table:table-cell office:value-type="string" calcext:value-type="string">
            <text:p>Belkross</text:p>
          </table:table-cell>
          <table:table-cell office:value-type="float" office:value="-19.1666666666667" calcext:value-type="float">
            <text:p>-19.1666666666667</text:p>
          </table:table-cell>
          <table:table-cell office:value-type="float" office:value="19.1666666666667" calcext:value-type="float">
            <text:p>19.1666666666667</text:p>
          </table:table-cell>
          <table:table-cell office:value-type="float" office:value="1183.69230769231" calcext:value-type="float">
            <text:p>1183.69230769231</text:p>
          </table:table-cell>
          <table:table-cell office:value-type="float" office:value="1222.02564102564" calcext:value-type="float">
            <text:p>1222.02564102564</text:p>
          </table:table-cell>
          <table:table-cell office:value-type="float" office:value="0.505765518458318" calcext:value-type="float">
            <text:p>0.505765518458318</text:p>
          </table:table-cell>
          <table:table-cell office:value-type="float" office:value="0.50634840742161" calcext:value-type="float">
            <text:p>0.50634840742161</text:p>
          </table:table-cell>
          <table:table-cell office:value-type="float" office:value="0.167490312160712" calcext:value-type="float">
            <text:p>0.167490312160712</text:p>
          </table:table-cell>
          <table:table-cell office:value-type="float" office:value="0.167573582012611" calcext:value-type="float">
            <text:p>0.167573582012611</text:p>
          </table:table-cell>
          <table:table-cell office:value-type="float" office:value="-121.121444801445" calcext:value-type="float">
            <text:p>-121.121444801445</text:p>
          </table:table-cell>
          <table:table-cell office:value-type="float" office:value="121.121444801445" calcext:value-type="float">
            <text:p>121.121444801445</text:p>
          </table:table-cell>
          <table:table-cell office:value-type="float" office:value="1062.6360422553" calcext:value-type="float">
            <text:p>1062.6360422553</text:p>
          </table:table-cell>
          <table:table-cell office:value-type="float" office:value="1343.14708582709" calcext:value-type="float">
            <text:p>1343.14708582709</text:p>
          </table:table-cell>
          <table:table-cell office:value-type="float" office:value="1273.01932493414" calcext:value-type="float">
            <text:p>1273.01932493414</text:p>
          </table:table-cell>
        </table:table-row>
        <table:table-row table:style-name="ro1">
          <table:table-cell office:value-type="string" calcext:value-type="string">
            <text:p>The Otter One</text:p>
          </table:table-cell>
          <table:table-cell office:value-type="float" office:value="-3.56" calcext:value-type="float">
            <text:p>-3.56</text:p>
          </table:table-cell>
          <table:table-cell office:value-type="float" office:value="3.56" calcext:value-type="float">
            <text:p>3.56</text:p>
          </table:table-cell>
          <table:table-cell office:value-type="float" office:value="1592.89445544554" calcext:value-type="float">
            <text:p>1592.89445544554</text:p>
          </table:table-cell>
          <table:table-cell office:value-type="float" office:value="1600.01445544554" calcext:value-type="float">
            <text:p>1600.01445544554</text:p>
          </table:table-cell>
          <table:table-cell office:value-type="float" office:value="0.510513265986951" calcext:value-type="float">
            <text:p>0.510513265986951</text:p>
          </table:table-cell>
          <table:table-cell office:value-type="float" office:value="0.510602482094123" calcext:value-type="float">
            <text:p>0.510602482094123</text:p>
          </table:table-cell>
          <table:table-cell office:value-type="float" office:value="0.239099084821569" calcext:value-type="float">
            <text:p>0.239099084821569</text:p>
          </table:table-cell>
          <table:table-cell office:value-type="float" office:value="0.239145531979119" calcext:value-type="float">
            <text:p>0.239145531979119</text:p>
          </table:table-cell>
          <table:table-cell office:value-type="float" office:value="-180.932670443961" calcext:value-type="float">
            <text:p>-180.932670443961</text:p>
          </table:table-cell>
          <table:table-cell office:value-type="float" office:value="180.932670443961" calcext:value-type="float">
            <text:p>180.932670443961</text:p>
          </table:table-cell>
          <table:table-cell office:value-type="float" office:value="1412.00363063937" calcext:value-type="float">
            <text:p>1412.00363063937</text:p>
          </table:table-cell>
          <table:table-cell office:value-type="float" office:value="1780.94712588951" calcext:value-type="float">
            <text:p>1780.94712588951</text:p>
          </table:table-cell>
          <table:table-cell office:value-type="float" office:value="1688.71125207697" calcext:value-type="float">
            <text:p>1688.71125207697</text:p>
          </table:table-cell>
        </table:table-row>
        <table:table-row table:style-name="ro1">
          <table:table-cell office:value-type="string" calcext:value-type="string">
            <text:p>xRavyn</text:p>
          </table:table-cell>
          <table:table-cell office:value-type="float" office:value="-1.92" calcext:value-type="float">
            <text:p>-1.92</text:p>
          </table:table-cell>
          <table:table-cell office:value-type="float" office:value="1.92" calcext:value-type="float">
            <text:p>1.92</text:p>
          </table:table-cell>
          <table:table-cell office:value-type="float" office:value="1583.2803960396" calcext:value-type="float">
            <text:p>1583.2803960396</text:p>
          </table:table-cell>
          <table:table-cell office:value-type="float" office:value="1587.1203960396" calcext:value-type="float">
            <text:p>1587.1203960396</text:p>
          </table:table-cell>
          <table:table-cell office:value-type="float" office:value="0.510395188525828" calcext:value-type="float">
            <text:p>0.510395188525828</text:p>
          </table:table-cell>
          <table:table-cell office:value-type="float" office:value="0.51044203007904" calcext:value-type="float">
            <text:p>0.51044203007904</text:p>
          </table:table-cell>
          <table:table-cell office:value-type="float" office:value="0.25381526165593" calcext:value-type="float">
            <text:p>0.25381526165593</text:p>
          </table:table-cell>
          <table:table-cell office:value-type="float" office:value="0.253844311636738" calcext:value-type="float">
            <text:p>0.253844311636738</text:p>
          </table:table-cell>
          <table:table-cell office:value-type="float" office:value="-194.428714331266" calcext:value-type="float">
            <text:p>-194.428714331266</text:p>
          </table:table-cell>
          <table:table-cell office:value-type="float" office:value="194.428714331266" calcext:value-type="float">
            <text:p>194.428714331266</text:p>
          </table:table-cell>
          <table:table-cell office:value-type="float" office:value="1388.87887622577" calcext:value-type="float">
            <text:p>1388.87887622577</text:p>
          </table:table-cell>
          <table:table-cell office:value-type="float" office:value="1781.54911037087" calcext:value-type="float">
            <text:p>1781.54911037087</text:p>
          </table:table-cell>
          <table:table-cell office:value-type="float" office:value="1683.3815518346" calcext:value-type="float">
            <text:p>1683.3815518346</text:p>
          </table:table-cell>
        </table:table-row>
        <table:table-row table:style-name="ro1">
          <table:table-cell office:value-type="string" calcext:value-type="string">
            <text:p>e1sTea</text:p>
          </table:table-cell>
          <table:table-cell office:value-type="float" office:value="-4.72" calcext:value-type="float">
            <text:p>-4.72</text:p>
          </table:table-cell>
          <table:table-cell office:value-type="float" office:value="4.72" calcext:value-type="float">
            <text:p>4.72</text:p>
          </table:table-cell>
          <table:table-cell office:value-type="float" office:value="2000.94217821782" calcext:value-type="float">
            <text:p>2000.94217821782</text:p>
          </table:table-cell>
          <table:table-cell office:value-type="float" office:value="2010.38217821782" calcext:value-type="float">
            <text:p>2010.38217821782</text:p>
          </table:table-cell>
          <table:table-cell office:value-type="float" office:value="0.520215915924044" calcext:value-type="float">
            <text:p>0.520215915924044</text:p>
          </table:table-cell>
          <table:table-cell office:value-type="float" office:value="0.520602055816806" calcext:value-type="float">
            <text:p>0.520602055816806</text:p>
          </table:table-cell>
          <table:table-cell office:value-type="float" office:value="0.244860308338198" calcext:value-type="float">
            <text:p>0.244860308338198</text:p>
          </table:table-cell>
          <table:table-cell office:value-type="float" office:value="0.245028821142275" calcext:value-type="float">
            <text:p>0.245028821142275</text:p>
          </table:table-cell>
          <table:table-cell office:value-type="float" office:value="-186.27279266377" calcext:value-type="float">
            <text:p>-186.27279266377</text:p>
          </table:table-cell>
          <table:table-cell office:value-type="float" office:value="186.27279266377" calcext:value-type="float">
            <text:p>186.27279266377</text:p>
          </table:table-cell>
          <table:table-cell office:value-type="float" office:value="1814.82345576657" calcext:value-type="float">
            <text:p>1814.82345576657</text:p>
          </table:table-cell>
          <table:table-cell office:value-type="float" office:value="2196.65497088159" calcext:value-type="float">
            <text:p>2196.65497088159</text:p>
          </table:table-cell>
          <table:table-cell office:value-type="float" office:value="2101.19709210284" calcext:value-type="float">
            <text:p>2101.19709210284</text:p>
          </table:table-cell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-3.04" calcext:value-type="float">
            <text:p>-3.04</text:p>
          </table:table-cell>
          <table:table-cell office:value-type="float" office:value="3.04" calcext:value-type="float">
            <text:p>3.04</text:p>
          </table:table-cell>
          <table:table-cell office:value-type="float" office:value="1718.10871287129" calcext:value-type="float">
            <text:p>1718.10871287129</text:p>
          </table:table-cell>
          <table:table-cell office:value-type="float" office:value="1724.18871287129" calcext:value-type="float">
            <text:p>1724.18871287129</text:p>
          </table:table-cell>
          <table:table-cell office:value-type="float" office:value="0.512364926890404" calcext:value-type="float">
            <text:p>0.512364926890404</text:p>
          </table:table-cell>
          <table:table-cell office:value-type="float" office:value="0.51247323035697" calcext:value-type="float">
            <text:p>0.51247323035697</text:p>
          </table:table-cell>
          <table:table-cell office:value-type="float" office:value="0.270000850557962" calcext:value-type="float">
            <text:p>0.270000850557962</text:p>
          </table:table-cell>
          <table:table-cell office:value-type="float" office:value="0.270054384771479" calcext:value-type="float">
            <text:p>0.270054384771479</text:p>
          </table:table-cell>
          <table:table-cell office:value-type="float" office:value="-209.958506231855" calcext:value-type="float">
            <text:p>-209.958506231855</text:p>
          </table:table-cell>
          <table:table-cell office:value-type="float" office:value="209.958506231855" calcext:value-type="float">
            <text:p>209.958506231855</text:p>
          </table:table-cell>
          <table:table-cell office:value-type="float" office:value="1508.20272289401" calcext:value-type="float">
            <text:p>1508.20272289401</text:p>
          </table:table-cell>
          <table:table-cell office:value-type="float" office:value="1934.14721910314" calcext:value-type="float">
            <text:p>1934.14721910314</text:p>
          </table:table-cell>
          <table:table-cell office:value-type="float" office:value="1827.66109505086" calcext:value-type="float">
            <text:p>1827.66109505086</text:p>
          </table:table-cell>
        </table:table-row>
        <table:table-row table:style-name="ro1">
          <table:table-cell office:value-type="string" calcext:value-type="string">
            <text:p>leonovoo</text:p>
          </table:table-cell>
          <table:table-cell office:value-type="float" office:value="-4.1" calcext:value-type="float">
            <text:p>-4.1</text:p>
          </table:table-cell>
          <table:table-cell office:value-type="float" office:value="4.1" calcext:value-type="float">
            <text:p>4.1</text:p>
          </table:table-cell>
          <table:table-cell office:value-type="float" office:value="1885.90693069307" calcext:value-type="float">
            <text:p>1885.90693069307</text:p>
          </table:table-cell>
          <table:table-cell office:value-type="float" office:value="1894.10693069307" calcext:value-type="float">
            <text:p>1894.10693069307</text:p>
          </table:table-cell>
          <table:table-cell office:value-type="float" office:value="0.516230429932613" calcext:value-type="float">
            <text:p>0.516230429932613</text:p>
          </table:table-cell>
          <table:table-cell office:value-type="float" office:value="0.516473694762539" calcext:value-type="float">
            <text:p>0.516473694762539</text:p>
          </table:table-cell>
          <table:table-cell office:value-type="float" office:value="0.201910937976091" calcext:value-type="float">
            <text:p>0.201910937976091</text:p>
          </table:table-cell>
          <table:table-cell office:value-type="float" office:value="0.201986691497691" calcext:value-type="float">
            <text:p>0.201986691497691</text:p>
          </table:table-cell>
          <table:table-cell office:value-type="float" office:value="-148.837287891866" calcext:value-type="float">
            <text:p>-148.837287891866</text:p>
          </table:table-cell>
          <table:table-cell office:value-type="float" office:value="148.837287891866" calcext:value-type="float">
            <text:p>148.837287891866</text:p>
          </table:table-cell>
          <table:table-cell office:value-type="float" office:value="1737.13254282838" calcext:value-type="float">
            <text:p>1737.13254282838</text:p>
          </table:table-cell>
          <table:table-cell office:value-type="float" office:value="2042.94421858494" calcext:value-type="float">
            <text:p>2042.94421858494</text:p>
          </table:table-cell>
          <table:table-cell office:value-type="float" office:value="1966.4912996458" calcext:value-type="float">
            <text:p>1966.4912996458</text:p>
          </table:table-cell>
        </table:table-row>
        <table:table-row table:style-name="ro1">
          <table:table-cell office:value-type="string" calcext:value-type="string">
            <text:p>ajeomar</text:p>
          </table:table-cell>
          <table:table-cell office:value-type="float" office:value="-4.5" calcext:value-type="float">
            <text:p>-4.5</text:p>
          </table:table-cell>
          <table:table-cell office:value-type="float" office:value="4.5" calcext:value-type="float">
            <text:p>4.5</text:p>
          </table:table-cell>
          <table:table-cell office:value-type="float" office:value="1322.11782178218" calcext:value-type="float">
            <text:p>1322.11782178218</text:p>
          </table:table-cell>
          <table:table-cell office:value-type="float" office:value="1331.11782178218" calcext:value-type="float">
            <text:p>1331.11782178218</text:p>
          </table:table-cell>
          <table:table-cell office:value-type="float" office:value="0.50761721447015" calcext:value-type="float">
            <text:p>0.50761721447015</text:p>
          </table:table-cell>
          <table:table-cell office:value-type="float" office:value="0.507717935340317" calcext:value-type="float">
            <text:p>0.507717935340317</text:p>
          </table:table-cell>
          <table:table-cell office:value-type="float" office:value="0.264416585701929" calcext:value-type="float">
            <text:p>0.264416585701929</text:p>
          </table:table-cell>
          <table:table-cell office:value-type="float" office:value="0.264455460423748" calcext:value-type="float">
            <text:p>0.264455460423748</text:p>
          </table:table-cell>
          <table:table-cell office:value-type="float" office:value="-204.511658521716" calcext:value-type="float">
            <text:p>-204.511658521716</text:p>
          </table:table-cell>
          <table:table-cell office:value-type="float" office:value="204.511658521716" calcext:value-type="float">
            <text:p>204.511658521716</text:p>
          </table:table-cell>
          <table:table-cell office:value-type="float" office:value="1117.64366587754" calcext:value-type="float">
            <text:p>1117.64366587754</text:p>
          </table:table-cell>
          <table:table-cell office:value-type="float" office:value="1535.62948030389" calcext:value-type="float">
            <text:p>1535.62948030389</text:p>
          </table:table-cell>
          <table:table-cell office:value-type="float" office:value="1431.13302669731" calcext:value-type="float">
            <text:p>1431.13302669731</text:p>
          </table:table-cell>
        </table:table-row>
        <table:table-row table:style-name="ro1">
          <table:table-cell office:value-type="string" calcext:value-type="string">
            <text:p>Chipmunk</text:p>
          </table:table-cell>
          <table:table-cell office:value-type="float" office:value="-6.28" calcext:value-type="float">
            <text:p>-6.28</text:p>
          </table:table-cell>
          <table:table-cell office:value-type="float" office:value="6.28" calcext:value-type="float">
            <text:p>6.28</text:p>
          </table:table-cell>
          <table:table-cell office:value-type="float" office:value="1389.62574257426" calcext:value-type="float">
            <text:p>1389.62574257426</text:p>
          </table:table-cell>
          <table:table-cell office:value-type="float" office:value="1402.18574257426" calcext:value-type="float">
            <text:p>1402.18574257426</text:p>
          </table:table-cell>
          <table:table-cell office:value-type="float" office:value="0.508339856977688" calcext:value-type="float">
            <text:p>0.508339856977688</text:p>
          </table:table-cell>
          <table:table-cell office:value-type="float" office:value="0.508468200059261" calcext:value-type="float">
            <text:p>0.508468200059261</text:p>
          </table:table-cell>
          <table:table-cell office:value-type="float" office:value="0.241242248268688" calcext:value-type="float">
            <text:p>0.241242248268688</text:p>
          </table:table-cell>
          <table:table-cell office:value-type="float" office:value="0.241305462865446" calcext:value-type="float">
            <text:p>0.241305462865446</text:p>
          </table:table-cell>
          <table:table-cell office:value-type="float" office:value="-182.883977105242" calcext:value-type="float">
            <text:p>-182.883977105242</text:p>
          </table:table-cell>
          <table:table-cell office:value-type="float" office:value="182.883977105242" calcext:value-type="float">
            <text:p>182.883977105242</text:p>
          </table:table-cell>
          <table:table-cell office:value-type="float" office:value="1206.7990243263" calcext:value-type="float">
            <text:p>1206.7990243263</text:p>
          </table:table-cell>
          <table:table-cell office:value-type="float" office:value="1585.0697196795" calcext:value-type="float">
            <text:p>1585.0697196795</text:p>
          </table:table-cell>
          <table:table-cell office:value-type="float" office:value="1490.5020458412" calcext:value-type="float">
            <text:p>1490.5020458412</text:p>
          </table:table-cell>
        </table:table-row>
        <table:table-row table:style-name="ro1">
          <table:table-cell office:value-type="string" calcext:value-type="string">
            <text:p>Banana Philosopher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float" office:value="1213.01168316832" calcext:value-type="float">
            <text:p>1213.01168316832</text:p>
          </table:table-cell>
          <table:table-cell office:value-type="float" office:value="1219.01168316832" calcext:value-type="float">
            <text:p>1219.01168316832</text:p>
          </table:table-cell>
          <table:table-cell office:value-type="float" office:value="0.506217083386093" calcext:value-type="float">
            <text:p>0.506217083386093</text:p>
          </table:table-cell>
          <table:table-cell office:value-type="float" office:value="0.506304869781403" calcext:value-type="float">
            <text:p>0.506304869781403</text:p>
          </table:table-cell>
          <table:table-cell office:value-type="float" office:value="0.225902246544739" calcext:value-type="float">
            <text:p>0.225902246544739</text:p>
          </table:table-cell>
          <table:table-cell office:value-type="float" office:value="0.225930469100775" calcext:value-type="float">
            <text:p>0.225930469100775</text:p>
          </table:table-cell>
          <table:table-cell office:value-type="float" office:value="-169.213707499773" calcext:value-type="float">
            <text:p>-169.213707499773</text:p>
          </table:table-cell>
          <table:table-cell office:value-type="float" office:value="169.213707499773" calcext:value-type="float">
            <text:p>169.213707499773</text:p>
          </table:table-cell>
          <table:table-cell office:value-type="float" office:value="1043.8226173845" calcext:value-type="float">
            <text:p>1043.8226173845</text:p>
          </table:table-cell>
          <table:table-cell office:value-type="float" office:value="1388.22539066809" calcext:value-type="float">
            <text:p>1388.22539066809</text:p>
          </table:table-cell>
          <table:table-cell office:value-type="float" office:value="1302.12469734719" calcext:value-type="float">
            <text:p>1302.12469734719</text:p>
          </table:table-cell>
        </table:table-row>
        <table:table-row table:style-name="ro1">
          <table:table-cell office:value-type="string" calcext:value-type="string">
            <text:p>wisenatic</text:p>
          </table:table-cell>
          <table:table-cell office:value-type="float" office:value="-3.12" calcext:value-type="float">
            <text:p>-3.12</text:p>
          </table:table-cell>
          <table:table-cell office:value-type="float" office:value="3.12" calcext:value-type="float">
            <text:p>3.12</text:p>
          </table:table-cell>
          <table:table-cell office:value-type="float" office:value="2250.99881188119" calcext:value-type="float">
            <text:p>2250.99881188119</text:p>
          </table:table-cell>
          <table:table-cell office:value-type="float" office:value="2257.23881188119" calcext:value-type="float">
            <text:p>2257.23881188119</text:p>
          </table:table-cell>
          <table:table-cell office:value-type="float" office:value="0.534163922521249" calcext:value-type="float">
            <text:p>0.534163922521249</text:p>
          </table:table-cell>
          <table:table-cell office:value-type="float" office:value="0.534623328776001" calcext:value-type="float">
            <text:p>0.534623328776001</text:p>
          </table:table-cell>
          <table:table-cell office:value-type="float" office:value="0.26217942019766" calcext:value-type="float">
            <text:p>0.26217942019766</text:p>
          </table:table-cell>
          <table:table-cell office:value-type="float" office:value="0.262430683179974" calcext:value-type="float">
            <text:p>0.262430683179974</text:p>
          </table:table-cell>
          <table:table-cell office:value-type="float" office:value="-202.564006760153" calcext:value-type="float">
            <text:p>-202.564006760153</text:p>
          </table:table-cell>
          <table:table-cell office:value-type="float" office:value="202.564006760153" calcext:value-type="float">
            <text:p>202.564006760153</text:p>
          </table:table-cell>
          <table:table-cell office:value-type="float" office:value="2048.67569807377" calcext:value-type="float">
            <text:p>2048.67569807377</text:p>
          </table:table-cell>
          <table:table-cell office:value-type="float" office:value="2459.80281864134" calcext:value-type="float">
            <text:p>2459.80281864134</text:p>
          </table:table-cell>
          <table:table-cell office:value-type="float" office:value="2357.02103849945" calcext:value-type="float">
            <text:p>2357.02103849945</text:p>
          </table:table-cell>
        </table:table-row>
        <table:table-row table:style-name="ro1">
          <table:table-cell office:value-type="string" calcext:value-type="string">
            <text:p>AngelR</text:p>
          </table:table-cell>
          <table:table-cell office:value-type="float" office:value="-2.28" calcext:value-type="float">
            <text:p>-2.28</text:p>
          </table:table-cell>
          <table:table-cell office:value-type="float" office:value="2.28" calcext:value-type="float">
            <text:p>2.28</text:p>
          </table:table-cell>
          <table:table-cell office:value-type="float" office:value="2279.92158415842" calcext:value-type="float">
            <text:p>2279.92158415842</text:p>
          </table:table-cell>
          <table:table-cell office:value-type="float" office:value="2284.48158415842" calcext:value-type="float">
            <text:p>2284.48158415842</text:p>
          </table:table-cell>
          <table:table-cell office:value-type="float" office:value="0.536344755836579" calcext:value-type="float">
            <text:p>0.536344755836579</text:p>
          </table:table-cell>
          <table:table-cell office:value-type="float" office:value="0.536700695894458" calcext:value-type="float">
            <text:p>0.536700695894458</text:p>
          </table:table-cell>
          <table:table-cell office:value-type="float" office:value="0.277250596564614" calcext:value-type="float">
            <text:p>0.277250596564614</text:p>
          </table:table-cell>
          <table:table-cell office:value-type="float" office:value="0.277442304630875" calcext:value-type="float">
            <text:p>0.277442304630875</text:p>
          </table:table-cell>
          <table:table-cell office:value-type="float" office:value="-217.290221468194" calcext:value-type="float">
            <text:p>-217.290221468194</text:p>
          </table:table-cell>
          <table:table-cell office:value-type="float" office:value="217.290221468194" calcext:value-type="float">
            <text:p>217.290221468194</text:p>
          </table:table-cell>
          <table:table-cell office:value-type="float" office:value="2062.82377837374" calcext:value-type="float">
            <text:p>2062.82377837374</text:p>
          </table:table-cell>
          <table:table-cell office:value-type="float" office:value="2501.77180562661" calcext:value-type="float">
            <text:p>2501.77180562661</text:p>
          </table:table-cell>
          <table:table-cell office:value-type="float" office:value="2392.03479881339" calcext:value-type="float">
            <text:p>2392.03479881339</text:p>
          </table:table-cell>
        </table:table-row>
        <table:table-row table:style-name="ro1">
          <table:table-cell office:value-type="string" calcext:value-type="string">
            <text:p>Pl0tterGhost</text:p>
          </table:table-cell>
          <table:table-cell office:value-type="float" office:value="-3.28" calcext:value-type="float">
            <text:p>-3.28</text:p>
          </table:table-cell>
          <table:table-cell office:value-type="float" office:value="3.28" calcext:value-type="float">
            <text:p>3.28</text:p>
          </table:table-cell>
          <table:table-cell office:value-type="float" office:value="1504.44693069307" calcext:value-type="float">
            <text:p>1504.44693069307</text:p>
          </table:table-cell>
          <table:table-cell office:value-type="float" office:value="1511.00693069307" calcext:value-type="float">
            <text:p>1511.00693069307</text:p>
          </table:table-cell>
          <table:table-cell office:value-type="float" office:value="0.509509504548395" calcext:value-type="float">
            <text:p>0.509509504548395</text:p>
          </table:table-cell>
          <table:table-cell office:value-type="float" office:value="0.509578820518621" calcext:value-type="float">
            <text:p>0.509578820518621</text:p>
          </table:table-cell>
          <table:table-cell office:value-type="float" office:value="0.23255799497637" calcext:value-type="float">
            <text:p>0.23255799497637</text:p>
          </table:table-cell>
          <table:table-cell office:value-type="float" office:value="0.232580583470176" calcext:value-type="float">
            <text:p>0.232580583470176</text:p>
          </table:table-cell>
          <table:table-cell office:value-type="float" office:value="-175.064986763845" calcext:value-type="float">
            <text:p>-175.064986763845</text:p>
          </table:table-cell>
          <table:table-cell office:value-type="float" office:value="175.064986763845" calcext:value-type="float">
            <text:p>175.064986763845</text:p>
          </table:table-cell>
          <table:table-cell office:value-type="float" office:value="1329.40197349754" calcext:value-type="float">
            <text:p>1329.40197349754</text:p>
          </table:table-cell>
          <table:table-cell office:value-type="float" office:value="1686.07191745691" calcext:value-type="float">
            <text:p>1686.07191745691</text:p>
          </table:table-cell>
          <table:table-cell office:value-type="float" office:value="1596.90443146707" calcext:value-type="float">
            <text:p>1596.904431467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3" number:min-decimal-places="13" number:min-integer-digits="1"/>
    </number:number-style>
    <number:number-style style:name="N132">
      <number:number number:decimal-places="12" number:min-decimal-places="12" number:min-integer-digits="1"/>
    </number:number-style>
    <number:number-style style:name="N133">
      <number:number number:decimal-places="11" number:min-decimal-places="11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number-style style:name="N143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4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4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4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4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4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5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5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5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5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54">
      <number:scientific-number number:decimal-places="1" number:min-decimal-places="1" number:min-integer-digits="1" number:min-exponent-digits="2" number:exponent-interval="1" number:forced-exponent-sign="true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09:43:38.8264616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6-01-06T10:03:53.573041229</dc:date>
    <meta:editing-duration>PT20M23S</meta:editing-duration>
    <meta:editing-cycles>10</meta:editing-cycles>
    <meta:document-statistic meta:table-count="5" meta:cell-count="1686" meta:object-count="0"/>
  </office:meta>
</office:document-meta>
</file>